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925in"/>
    </style:style>
    <style:style style:name="co14" style:family="table-column">
      <style:table-column-properties fo:break-before="auto" style:column-width="1.1744in"/>
    </style:style>
    <style:style style:name="co15" style:family="table-column">
      <style:table-column-properties fo:break-before="auto" style:column-width="0.6563in"/>
    </style:style>
    <style:style style:name="co16" style:family="table-column">
      <style:table-column-properties fo:break-before="auto" style:column-width="1.0472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1043in"/>
    </style:style>
    <style:style style:name="co19" style:family="table-column">
      <style:table-column-properties fo:break-before="auto" style:column-width="1.6791in"/>
    </style:style>
    <style:style style:name="co20" style:family="table-column">
      <style:table-column-properties fo:break-before="auto" style:column-width="1.7984in"/>
    </style:style>
    <style:style style:name="co21" style:family="table-column">
      <style:table-column-properties fo:break-before="auto" style:column-width="0.6854in"/>
    </style:style>
    <style:style style:name="co22" style:family="table-column">
      <style:table-column-properties fo:break-before="auto" style:column-width="1.3898in"/>
    </style:style>
    <style:style style:name="co23" style:family="table-column">
      <style:table-column-properties fo:break-before="auto" style:column-width="1.2484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2563in"/>
    </style:style>
    <style:style style:name="co26" style:family="table-column">
      <style:table-column-properties fo:break-before="auto" style:column-width="1.4299in"/>
    </style:style>
    <style:style style:name="co27" style:family="table-column">
      <style:table-column-properties fo:break-before="auto" style:column-width="1.7827in"/>
    </style:style>
    <style:style style:name="co28" style:family="table-column">
      <style:table-column-properties fo:break-before="auto" style:column-width="1.5909in"/>
    </style:style>
    <style:style style:name="co29" style:family="table-column">
      <style:table-column-properties fo:break-before="auto" style:column-width="1.9744in"/>
    </style:style>
    <style:style style:name="co30" style:family="table-column">
      <style:table-column-properties fo:break-before="auto" style:column-width="2.1252in"/>
    </style:style>
    <style:style style:name="co31" style:family="table-column">
      <style:table-column-properties fo:break-before="auto" style:column-width="2.5382in"/>
    </style:style>
    <style:style style:name="co32" style:family="table-column">
      <style:table-column-properties fo:break-before="auto" style:column-width="2.0547in"/>
    </style:style>
    <style:style style:name="co33" style:family="table-column">
      <style:table-column-properties fo:break-before="auto" style:column-width="0.7909in"/>
    </style:style>
    <style:style style:name="co34" style:family="table-column">
      <style:table-column-properties fo:break-before="auto" style:column-width="0.8909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2.3528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5075in" fo:break-before="auto" style:use-optimal-row-height="true"/>
    </style:style>
    <style:style style:name="ro19" style:family="table-row">
      <style:table-row-properties style:row-height="4.684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8862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0.9437in" fo:break-before="auto" style:use-optimal-row-height="false"/>
    </style:style>
    <style:style style:name="ro24" style:family="table-row">
      <style:table-row-properties style:row-height="0.7252in" fo:break-before="auto" style:use-optimal-row-height="false"/>
    </style:style>
    <style:style style:name="ro25" style:family="table-row">
      <style:table-row-properties style:row-height="1.278in" fo:break-before="auto" style:use-optimal-row-height="false"/>
    </style:style>
    <style:style style:name="ro26" style:family="table-row">
      <style:table-row-properties style:row-height="2.1972in" fo:break-before="auto" style:use-optimal-row-height="true"/>
    </style:style>
    <style:style style:name="ro27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4.8402in" fo:break-before="auto" style:use-optimal-row-height="true"/>
    </style:style>
    <style:style style:name="ro30" style:family="table-row">
      <style:table-row-properties style:row-height="0.3102in" fo:break-before="auto" style:use-optimal-row-height="true"/>
    </style:style>
    <style:style style:name="ro31" style:family="table-row">
      <style:table-row-properties style:row-height="2.6634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6" style:family="table-row">
      <style:table-row-properties style:row-height="0.4555in" fo:break-before="auto" style:use-optimal-row-height="true"/>
    </style:style>
    <style:style style:name="ro37" style:family="table-row">
      <style:table-row-properties style:row-height="0.4346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1" style:font-size-complex="9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ffff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ff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51" style:family="table-cell" style:parent-style-name="Default">
      <style:table-cell-properties fo:wrap-option="wrap"/>
      <style:text-properties style:font-name="Arial" fo:font-size="10pt" style:font-name-asian="ＭＳ Ｐゴシック" style:font-size-asian="11pt" style:language-asian="en" style:country-asian="US" style:font-name-complex="Tahoma2" style:font-size-complex="11pt" style:language-complex="en" style:country-complex="US"/>
    </style:style>
    <style:style style:name="ce52" style:family="table-cell" style:parent-style-name="Default">
      <style:table-cell-properties fo:wrap-option="wrap" style:vertical-align="middle"/>
      <style:text-properties style:font-name="Arial" fo:font-size="10pt"/>
    </style:style>
    <style:style style:name="ce53" style:family="table-cell" style:parent-style-name="Default">
      <style:table-cell-properties style:vertical-align="middle"/>
      <style:text-properties style:font-name="Arial" fo:font-size="10pt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wrap-option="wrap"/>
      <style:text-properties fo:color="#000000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>
      <style:table-cell-properties style:vertical-align="top"/>
      <style:text-properties style:font-name="Arial" fo:font-size="10pt"/>
    </style:style>
    <style:style style:name="ce6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wrap-option="wrap" style:vertical-align="top"/>
      <style:text-properties fo:color="#000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ext-properties style:font-name="Arial" fo:font-size="9pt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8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name-complex="Tahoma2" style:font-size-complex="11pt"/>
    </style:style>
    <style:style style:name="ce12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" style:font-size-asian="10pt" style:font-size-complex="11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 style:font-name-complex="Tahoma2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58" style:family="table-cell" style:parent-style-name="Default">
      <style:text-properties fo:color="#ff0000" fo:font-size="9pt"/>
    </style:style>
    <style:style style:name="ce159" style:family="table-cell" style:parent-style-name="Default">
      <style:text-properties style:use-window-font-color="true" fo:font-size="9pt"/>
    </style:style>
    <style:style style:name="ce160" style:family="table-cell" style:parent-style-name="Default">
      <style:table-cell-properties fo:border="0.0008in solid #000000"/>
      <style:text-properties style:use-window-font-color="true" fo:font-size="9pt"/>
    </style:style>
    <style:style style:name="ce161" style:family="table-cell" style:parent-style-name="Default">
      <style:table-cell-properties fo:border="0.0008in solid #000000"/>
      <style:text-properties fo:font-size="9pt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7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8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" style:font-size-asian="10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ff0000" fo:font-size="9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>
      <style:text-properties style:font-name="Arial" fo:font-size="10pt"/>
    </style:style>
    <style:style style:name="ce183" style:family="table-cell" style:parent-style-name="Default">
      <style:text-properties fo:color="#000000" style:font-name="Arial" fo:font-size="10pt"/>
    </style:style>
    <style:style style:name="ce184" style:family="table-cell" style:parent-style-name="Default">
      <style:table-cell-properties style:vertical-align="top"/>
    </style:style>
    <style:style style:name="ce185" style:family="table-cell" style:parent-style-name="Default">
      <style:text-properties fo:color="#000000"/>
    </style:style>
    <style:style style:name="ce1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88" style:family="table-cell" style:parent-style-name="Default">
      <style:text-properties style:font-name="Arial1" fo:font-size="10pt"/>
    </style:style>
    <style:style style:name="ce1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en" style:country-asian="US" style:font-style-asian="normal" style:font-weight-asian="normal" style:font-name-complex="Tahoma2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06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07" style:family="table-cell" style:parent-style-name="Default">
      <style:table-cell-properties fo:wrap-option="wrap" style:vertical-align="top"/>
      <style:text-properties style:font-name="Arial1" fo:font-size="10pt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13" style:family="table-cell" style:parent-style-name="Default">
      <style:table-cell-properties fo:wrap-option="wrap"/>
      <style:text-properties style:font-name="Arial1" fo:font-size="10pt"/>
    </style:style>
    <style:style style:name="ce21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22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5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>
      <style:table-cell-properties fo:background-color="#e6e6ff" fo:wrap-option="wrap"/>
      <style:text-properties style:font-name="Liberation Serif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2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3" style:family="table-cell" style:parent-style-name="Default">
      <style:table-cell-properties fo:background-color="#000080"/>
      <style:text-properties fo:color="#ffffff" fo:font-size="12pt" fo:font-weight="bold"/>
    </style:style>
    <style:style style:name="ce234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7" style:family="table-cell" style:parent-style-name="Default">
      <style:table-cell-properties fo:background-color="#e6e6ff" style:text-align-source="fix" style:repeat-content="false" fo:wrap-option="wrap"/>
      <style:paragraph-properties fo:text-align="center" fo:margin-left="0in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38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ackground-color="#e6e6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fo:background-color="#e6e6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Arial" fo:language="en" fo:country="US" style:font-name-asian="Tahoma" style:font-name-complex="Tahoma2" style:font-size-complex="11pt"/>
    </style:style>
    <style:style style:name="T3" style:family="text">
      <style:text-properties style:font-name="Arial" style:font-name-asian="ＭＳ Ｐゴシック" style:font-name-complex="Tahoma1"/>
    </style:style>
    <style:style style:name="T4" style:family="text">
      <style:text-properties fo:language="en" fo:country="US" style:font-name-asian="Tahoma" style:font-name-complex="Tahoma2" style:font-size-complex="11pt"/>
    </style:style>
    <style:style style:name="T5" style:family="text">
      <style:text-properties fo:color="#000000" fo:language="en" fo:country="GB" style:font-name-asian="Tahoma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" style:font-name-complex="Tahoma2"/>
    </style:style>
    <style:style style:name="T8" style:family="text">
      <style:text-properties style:font-name-asian="ＭＳ Ｐゴシック" style:font-name-complex="Tahoma1"/>
    </style:style>
    <style:style style:name="T9" style:family="text">
      <style:text-properties fo:font-weight="bold" style:font-name-asian="ＭＳ Ｐゴシック" style:font-name-complex="Tahoma1"/>
    </style:style>
    <style:style style:name="T10" style:family="text">
      <style:text-properties style:font-name="Liberation Sans" style:font-name-asian="DejaVu Sans" style:font-name-complex="Lohit Hindi"/>
    </style:style>
    <style:style style:name="T11" style:family="text">
      <style:text-properties style:font-name-asian="DejaVu Sans" style:font-name-complex="DejaVu Sans"/>
    </style:style>
    <style:style style:name="T12" style:family="text">
      <style:text-properties style:font-name="Liberation Sans" style:font-name-asian="DejaVu Sans" style:font-name-complex="DejaVu San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WCM 1.2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#REF!]" office:value-type="float" office:value="0">
            <text:p>#REF!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9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AIO split to products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0/Oct/10</text:p>
          </table:table-cell>
          <table:table-cell table:style-name="ce21"/>
          <table:table-cell table:style-name="ce26" office:value-type="string">
            <text:p>ALL-411</text:p>
            <text:p>CCP-496</text:p>
          </table:table-cell>
          <table:table-cell table:style-name="ce35" office:value-type="string">
            <text:p>minh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3"/>
          <table:table-cell table:style-name="ce11"/>
          <table:table-cell table:style-name="ce21"/>
          <table:table-cell table:style-name="ce27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</table:table-cell>
          <table:table-cell table:style-name="ce28"/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9/Nov/2010</text:p>
          </table:table-cell>
          <table:table-cell table:style-name="ce22"/>
          <table:table-cell table:style-name="ce28" office:value-type="string">
            <text:p>Remove:</text:p>
            <text:p>- CCP-483 (Do not allow to add document with name contain special characters)</text:p>
          </table:table-cell>
          <table:table-cell table:style-name="ce28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string">
            <text:p>27/Dec/2010</text:p>
          </table:table-cell>
          <table:table-cell table:style-name="ce22"/>
          <table:table-cell table:style-name="ce29" office:value-type="string">
            <text:p>remove:</text:p>
            <text:p>- REG_WCM_WCM-006 (There is no tab Illustration in Content Detail anymore )</text:p>
          </table:table-cell>
          <table:table-cell table:style-name="ce36" office:value-type="string">
            <text:p>an_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6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6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6" table:number-columns-repeated="2"/>
          <table:table-cell table:style-name="ce42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6"/>
          <table:table-cell table:style-name="ce37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2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8" table:number-columns-repeated="2"/>
          <table:table-cell table:style-name="ce44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7" office:value-type="string" table:number-columns-spanned="1" table:number-rows-spanned="2">
            <text:p>BugID</text:p>
          </table:table-cell>
          <table:table-cell table:style-name="ce57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7"/>
          <table:covered-table-cell table:style-name="ce57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WCM_CCP-147</text:p>
          </table:table-cell>
          <table:table-cell table:style-name="ce54" office:value-type="string">
            <text:p>Can not download an uploaded document in PCV portlet </text:p>
          </table:table-cell>
          <table:table-cell table:style-name="ce58" office:value-type="string">
            <text:p>WCM-2157, SST-186, CCP-184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54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54" office:value-type="string">
            <text:p>Cache &amp; Categories with publication errors </text:p>
          </table:table-cell>
          <table:table-cell table:style-name="ce58" office:value-type="string">
            <text:p>WCM-2725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86</text:p>
          </table:table-cell>
          <table:table-cell table:style-name="ce54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0">
          <table:table-cell table:style-name="ce48" office:value-type="string">
            <text:p>REG_WCM_CCP-329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8" office:value-type="string">
            <text:p>REG_WCM_CCP-384</text:p>
          </table:table-cell>
          <table:table-cell table:style-name="ce54" office:value-type="string">
            <text:p>Label categories are not traduced in clv edition </text:p>
          </table:table-cell>
          <table:table-cell table:style-name="ce58" office:value-type="string">
            <text:p>WCM-2787, WCM-2781, WCM-2786 </text:p>
          </table:table-cell>
          <table:table-cell table:style-name="ce58" office:value-type="string">
            <text:p>High </text:p>
          </table:table-cell>
          <table:table-cell table:style-name="ce61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54" office:value-type="string">
            <text:p>Check viewing localised content</text:p>
          </table:table-cell>
          <table:table-cell table:style-name="ce58" office:value-type="string">
            <text:p>WCM-2628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77</text:p>
          </table:table-cell>
          <table:table-cell table:style-name="ce54" office:value-type="string">
            <text:p>Check translation of results' number after search </text:p>
          </table:table-cell>
          <table:table-cell table:style-name="ce58" office:value-type="string">
            <text:p>ALL-328, WCM-2757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73</text:p>
          </table:table-cell>
          <table:table-cell table:style-name="ce54" office:value-type="string">
            <text:p>Search result - wrong traduction when there's no result </text:p>
          </table:table-cell>
          <table:table-cell table:style-name="ce58" office:value-type="string">
            <text:p>ALL-327, WCM-2754 </text:p>
          </table:table-cell>
          <table:table-cell table:style-name="ce58" office:value-type="string">
            <text:p>Low</text:p>
          </table:table-cell>
          <table:table-cell table:style-name="ce62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54" office:value-type="string">
            <text:p>Check translation of label in the “Form Generator” portlet</text:p>
          </table:table-cell>
          <table:table-cell table:style-name="ce58" office:value-type="string">
            <text:p>WCM-2755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54" office:value-type="string">
            <text:p>Check <text:s/>Sorting Mechanism </text:p>
          </table:table-cell>
          <table:table-cell table:style-name="ce58" office:value-type="string">
            <text:p>WCM-2728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1">
          <table:table-cell table:style-name="ce48" office:value-type="string">
            <text:p>REG_WCM_CCP-302</text:p>
          </table:table-cell>
          <table:table-cell table:style-name="ce54" office:value-type="string">
            <text:p>Check encoding when display Taxonomy in the CLV categories</text:p>
          </table:table-cell>
          <table:table-cell table:style-name="ce58" office:value-type="string">
            <text:p>WCM-2688, WCM-2627, PORTAL-3744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54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54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54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58" office:value-type="string">
            <text:p>WCM-2746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58" office:value-type="string">
            <text:p>WCM-2717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58" office:value-type="string">
            <text:p>WCM-2723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58" office:value-type="string">
            <text:p>WCM-2788 </text:p>
          </table:table-cell>
          <table:table-cell table:style-name="ce58" office:value-type="string">
            <text:p>Low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54" office:value-type="string">
            <text:p>Check display a link in a content</text:p>
          </table:table-cell>
          <table:table-cell table:style-name="ce58" office:value-type="string">
            <text:p>WCM-222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58" office:value-type="string">
            <text:p>WCM-2751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58" office:value-type="string">
            <text:p>WCM-2721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2">
          <table:table-cell table:style-name="ce48" office:value-type="string">
            <text:p>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58" office:value-type="string">
            <text:p>WCM-2689, ECM-5237 </text:p>
          </table:table-cell>
          <table:table-cell table:style-name="ce58" office:value-type="string">
            <text:p>High</text:p>
          </table:table-cell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58" office:value-type="string">
            <text:p>WCM-2822</text:p>
          </table:table-cell>
          <table:table-cell table:style-name="ce58"/>
          <table:table-cell table:style-name="ce60"/>
          <table:table-cell table:style-name="ce59" table:number-columns-repeated="251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55" office:value-type="string">
            <text:p>Check Homepage button on Start bar</text:p>
          </table:table-cell>
          <table:table-cell table:style-name="ce52" office:value-type="string">
            <text:p>WCM-2807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55" office:value-type="string">
            <text:p>A problem with clv when browsing directories with special characters (using IE7)</text:p>
          </table:table-cell>
          <table:table-cell table:style-name="ce55" office:value-type="string">
            <text:p>WCM-281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WCM-279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2" office:value-type="string">
            <text:p>WCM-281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52" office:value-type="string">
            <text:p>Check when search result exceeds 250</text:p>
          </table:table-cell>
          <table:table-cell table:style-name="ce52" office:value-type="string">
            <text:p>WCM-282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WCM-285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2" office:value-type="string">
            <text:p>WCM-285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2" office:value-type="string">
            <text:p>WCM-2844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2" office:value-type="string">
            <text:p>WCM-284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WCM-2856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55" office:value-type="string">
            <text:p>Check when move document contain illegal jcr character</text:p>
          </table:table-cell>
          <table:table-cell table:style-name="ce55" office:value-type="string">
            <text:p>WCM-2858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2" office:value-type="string">
            <text:p>WCM-284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4</text:p>
          </table:table-cell>
          <table:table-cell table:style-name="ce52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2" office:value-type="string">
            <text:p>WCM-286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52" office:value-type="string">
            <text:p>Check removing container from page</text:p>
          </table:table-cell>
          <table:table-cell table:style-name="ce52" office:value-type="string">
            <text:p>WCM-282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55" office:value-type="string">
            <text:p>Check Edit CLV in manual mode</text:p>
          </table:table-cell>
          <table:table-cell table:style-name="ce52" office:value-type="string">
            <text:p>WCM-2863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2" office:value-type="string">
            <text:p>WCM-279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CCP-403</text:p>
          </table:table-cell>
          <table:table-cell table:style-name="ce55" office:value-type="string">
            <text:p>Check showing uploaded file with illegal JCR characters in Name in Manage Publication form</text:p>
          </table:table-cell>
          <table:table-cell table:style-name="ce52" office:value-type="string">
            <text:p>WCM-279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55" office:value-type="string">
            <text:p>Check when click Edit icon of Content Detail portlet while adding new page</text:p>
          </table:table-cell>
          <table:table-cell table:style-name="ce48" office:value-type="string">
            <text:p>WCM-288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55" office:value-type="string">
            <text:p>Check add new Category in Newsletter Manager</text:p>
          </table:table-cell>
          <table:table-cell table:style-name="ce55" office:value-type="string">
            <text:p>WCM-2840</text:p>
          </table:table-cell>
          <table:table-cell table:style-name="ce59" office:value-type="string">
            <text:p>Low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WCM-288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7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48" office:value-type="string">
            <text:p>REG_WCM_WCM-007</text:p>
          </table:table-cell>
          <table:table-cell table:style-name="ce55" office:value-type="string">
            <text:p>Check mini calendar when add newsletter</text:p>
          </table:table-cell>
          <table:table-cell table:style-name="ce52" office:value-type="string">
            <text:p>ALL-41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52"/>
          <table:covered-table-cell table:style-name="ce52"/>
          <table:covered-table-cell table:style-name="ce59"/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0" office:value-type="string">
            <text:p>REG_WCM_CCP-404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55" office:value-type="string">
            <text:p>WCM-283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0" office:value-type="string">
            <text:p>REG_WCM_CCP-465</text:p>
          </table:table-cell>
          <table:table-cell table:style-name="ce56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368</text:p>
          </table:table-cell>
          <table:table-cell table:style-name="ce56" office:value-type="string">
            <text:p>Error while setting a page with PCLV portlet</text:p>
          </table:table-cell>
          <table:table-cell table:style-name="ce55" office:value-type="string">
            <text:p>WCM-275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24</text:p>
          </table:table-cell>
          <table:table-cell table:style-name="ce56" office:value-type="string">
            <text:p>Link still be referenced after being inserted</text:p>
          </table:table-cell>
          <table:table-cell table:style-name="ce55" office:value-type="string">
            <text:p>WCM-287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68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55" office:value-type="string">
            <text:p>WCM-2936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07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5" office:value-type="string">
            <text:p>WCM-295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68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55" office:value-type="string">
            <text:p>WCM-293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7">
          <table:table-cell table:style-name="ce51" office:value-type="string">
            <text:p>REG_WCM_WCM-2929</text:p>
          </table:table-cell>
          <table:table-cell table:style-name="ce56" office:value-type="string">
            <text:p>Hard-coded labels in French</text:p>
          </table:table-cell>
          <table:table-cell table:style-name="ce55" office:value-type="string">
            <text:p>WCM-2929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04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55" office:value-type="string">
            <text:p>WCM-295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88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55" office:value-type="string">
            <text:p>WCM-2914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586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55" office:value-type="string">
            <text:p>WCM-2911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20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55" office:value-type="string">
            <text:p>WCM-2957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39</text:p>
          </table:table-cell>
          <table:table-cell table:style-name="ce56" office:value-type="string">
            <text:p>The selection of repository brings up some content</text:p>
          </table:table-cell>
          <table:table-cell table:style-name="ce55" office:value-type="string">
            <text:p>WCM-2952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731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55" office:value-type="string">
            <text:p>WCM-2960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3">
          <table:table-cell table:style-name="ce51" office:value-type="string">
            <text:p>REG_WCM_CCP-677</text:p>
          </table:table-cell>
          <table:table-cell table:style-name="ce56" office:value-type="string">
            <text:p>Error in displaying .rtf file</text:p>
          </table:table-cell>
          <table:table-cell table:style-name="ce55" office:value-type="string">
            <text:p>WCM-2943</text:p>
          </table:table-cell>
          <table:table-cell table:style-name="ce59" office:value-type="string">
            <text:p>High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" table:number-rows-repeated="8">
          <table:table-cell table:style-name="ce52" table:number-columns-repeated="3"/>
          <table:table-cell table:style-name="ce59" table:number-columns-repeated="253"/>
          <table:table-cell table:style-name="ce60" table:number-columns-repeated="768"/>
        </table:table-row>
        <table:table-row table:style-name="ro1" table:number-rows-repeated="11">
          <table:table-cell table:style-name="ce53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number-columns-repeated="245" table:default-cell-style-name="Default"/>
        <table:table-column table:style-name="co8" table:number-columns-repeated="768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952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952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952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70" office:value-type="string">
            <text:p>Total Main Cases:</text:p>
          </table:table-cell>
          <table:table-cell table:style-name="ce81" table:formula="of:=MAX([.A7:.A935])" office:value-type="float" office:value="25" table:number-columns-spanned="3" table:number-rows-spanned="1">
            <text:p>25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952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790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5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952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790"/>
        </table:table-row>
        <table:table-row table:style-name="ro1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  <table:table-cell table:number-columns-repeated="769"/>
        </table:table-row>
        <table:table-row table:style-name="ro10">
          <table:table-cell table:style-name="ce64" office:value-type="float" office:value="1">
            <text:p>001</text:p>
          </table:table-cell>
          <table:table-cell table:style-name="ce48" office:value-type="string">
            <text:p>REG_WCM_CCP-1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])" office:value-type="string" office:string-value="WCM/REG_WCM_CCP-147">
            <text:p>WCM/REG_WCM_CCP-147</text:p>
          </table:table-cell>
          <table:table-cell table:style-name="ce92" office:value-type="string">
            <text:p>Can not download an uploaded document in PCV portlet </text:p>
          </table:table-cell>
          <table:table-cell table:style-name="ce93" office:value-type="string">
            <text:p>Step 1: Upload file</text:p>
          </table:table-cell>
          <table:table-cell table:style-name="ce93" office:value-type="string">
            <text:p>- Go to Site Explorer, ACME drive</text:p>
            <text:p>- Upload a file (pdf for example) in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157, SST-186, CCP-184 </text:p>
          </table:table-cell>
          <table:table-cell table:style-name="ce93" office:value-type="string">
            <text:p>Upload a file (pdf for example) in a category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6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CCP-147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8" table:formula="of:=CONCATENATE(&quot;WCM&quot;;&quot;/&quot;;[.B8])" office:value-type="string" office:string-value="WCM/REG_WCM_CCP-147">
            <text:p>WCM/REG_WCM_CCP-147</text:p>
          </table:table-cell>
          <table:table-cell table:style-name="ce93" office:value-type="string">
            <text:p>Can not download an uploaded document in PCV portlet </text:p>
          </table:table-cell>
          <table:table-cell table:style-name="ce93" office:value-type="string">
            <text:p>Step 2: View uploaded file in News page</text:p>
          </table:table-cell>
          <table:table-cell table:style-name="ce93" office:value-type="string">
            <text:p>- Choose News page on ACME site</text:p>
            <text:p><text:span text:style-name="T2">- Select category to view the uploaded file before</text:span></text:p>
            <text:p><text:span text:style-name="T2">- Click to open the previously uploaded document</text:span></text:p>
            <text:p><text:span text:style-name="T2">- Click Download this file link</text:span></text:p>
          </table:table-cell>
          <table:table-cell table:style-name="ce124" office:value-type="string">
            <text:p>Download fil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157, SST-186, CCP-184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6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34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9])" office:value-type="string" office:string-value="WCM/REG_WCM_CCP-346">
            <text:p>WCM/REG_WCM_CCP-346</text:p>
          </table:table-cell>
          <table:table-cell table:style-name="ce92" office:value-type="string">
            <text:p>Check if the content edition is considered after publication </text:p>
          </table:table-cell>
          <table:table-cell table:style-name="ce93" office:value-type="string">
            <text:p>Step 1: Create a free layout web content</text:p>
          </table:table-cell>
          <table:table-cell table:style-name="ce93" office:value-type="string">
            <text:p>- Login by admin</text:p>
            <text:p>- Go to Contents Explorer → Site Management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93" office:value-type="string">
            <text:p>New Free layout web content is crea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 office:value-type="string">
            <text:p>After step 6: go to /classic/home ==&gt; old content is shown instead of new one (in edit mode you can see the new content)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8" table:formula="of:=CONCATENATE(&quot;WCM&quot;;&quot;/&quot;;[.B10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2: Edit content</text:p>
          </table:table-cell>
          <table:table-cell table:style-name="ce93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93" office:value-type="string">
            <text:p>Changes are sav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8" table:formula="of:=CONCATENATE(&quot;WCM&quot;;&quot;/&quot;;[.B11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3: Edit status to publish</text:p>
          </table:table-cell>
          <table:table-cell table:style-name="ce93" office:value-type="string">
            <text:p>- Click Manage Publication from Action bar</text:p>
            <text:p>- Click Live to change status</text:p>
          </table:table-cell>
          <table:table-cell table:style-name="ce93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8" table:formula="of:=CONCATENATE(&quot;WCM&quot;;&quot;/&quot;;[.B12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4: Add node to a page (/classic/home for example)</text:p>
          </table:table-cell>
          <table:table-cell table:style-name="ce93" office:value-type="string">
            <text:p>- Choose Publication Pages tab</text:p>
            <text:p>- Select page from left pane then click → button</text:p>
          </table:table-cell>
          <table:table-cell table:style-name="ce93" office:value-type="string">
            <text:p>Path of selected page is displayed in right pane &amp; the web content is displayed in selected p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8" table:formula="of:=CONCATENATE(&quot;WCM&quot;;&quot;/&quot;;[.B13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5: Edit content again</text:p>
          </table:table-cell>
          <table:table-cell table:style-name="ce93" office:value-type="string">
            <text:p>In Content Explorer: edit content of above web content</text:p>
          </table:table-cell>
          <table:table-cell table:style-name="ce93" office:value-type="string">
            <text:p>Changes is saved (status of current version is draft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346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8" table:formula="of:=CONCATENATE(&quot;WCM&quot;;&quot;/&quot;;[.B14])" office:value-type="string" office:string-value="WCM/REG_WCM_CCP-346">
            <text:p>WCM/REG_WCM_CCP-346</text:p>
          </table:table-cell>
          <table:table-cell table:style-name="ce93" office:value-type="string">
            <text:p>Check if the content edition is considered after publication </text:p>
          </table:table-cell>
          <table:table-cell table:style-name="ce93" office:value-type="string">
            <text:p>Step 6: Publish the node again</text:p>
          </table:table-cell>
          <table:table-cell table:style-name="ce93" office:value-type="string">
            <text:p>In Content Explorer:</text:p>
            <text:p>- Click Manage Publication</text:p>
            <text:p>- Click Live to change status</text:p>
          </table:table-cell>
          <table:table-cell table:style-name="ce93" office:value-type="string">
            <text:p>go to /classic/home: the content is updated with the new edited (both view/edit mode)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27 </text:p>
          </table:table-cell>
          <table:table-cell table:style-name="ce12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8" office:value-type="string">
            <text:p>REG_WCM_CCP-345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15])" office:value-type="string" office:string-value="WCM/REG_WCM_CCP-345">
            <text:p>WCM/REG_WCM_CCP-345</text:p>
          </table:table-cell>
          <table:table-cell table:style-name="ce92" office:value-type="string">
            <text:p>Cache &amp; Categories with publication errors </text:p>
          </table:table-cell>
          <table:table-cell table:style-name="ce93" office:value-type="string">
            <text:p>Step 1: Create web content</text:p>
          </table:table-cell>
          <table:table-cell table:style-name="ce93" office:value-type="string">
            <text:p>- Go to Content Explorer</text:p>
            <text:p>- Select 1 personal drive (e.g: public)</text:p>
            <text:p>- Create 1 free layout web content</text:p>
          </table:table-cell>
          <table:table-cell table:style-name="ce93" office:value-type="string">
            <text:p>Create new web conten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 office:value-type="string">
            <text:p>Currently at step 8 the change in the web content is not updated (display the old content)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8" table:formula="of:=CONCATENATE(&quot;WCM&quot;;&quot;/&quot;;[.B16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2: Edit content</text:p>
          </table:table-cell>
          <table:table-cell table:style-name="ce93" office:value-type="string">
            <text:p>- Select then change content of new added web content</text:p>
          </table:table-cell>
          <table:table-cell table:style-name="ce93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8" table:formula="of:=CONCATENATE(&quot;WCM&quot;;&quot;/&quot;;[.B17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3: Public node</text:p>
          </table:table-cell>
          <table:table-cell table:style-name="ce93" office:value-type="string">
            <text:p>go to manage publications and choose States and versions based publication: make the node published</text:p>
          </table:table-cell>
          <table:table-cell table:style-name="ce93" office:value-type="string">
            <text:p>Public node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8" table:formula="of:=CONCATENATE(&quot;WCM&quot;;&quot;/&quot;;[.B18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4: Add reference</text:p>
          </table:table-cell>
          <table:table-cell table:style-name="ce93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93" office:value-type="string">
            <text:p>Selected taxonomies are listed in Referenced categories tab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8" table:formula="of:=CONCATENATE(&quot;WCM&quot;;&quot;/&quot;;[.B19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5: View added content</text:p>
          </table:table-cell>
          <table:table-cell table:style-name="ce93" office:value-type="string">
            <text:p>- Choose News page in acme site</text:p>
            <text:p>- Click World </text:p>
            <text:p>(do not open other categories)</text:p>
          </table:table-cell>
          <table:table-cell table:style-name="ce137" office:value-type="string">
            <text:p>the node test exist: open it : content 0000 is shown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8" table:formula="of:=CONCATENATE(&quot;WCM&quot;;&quot;/&quot;;[.B20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6: Edit content of web content</text:p>
          </table:table-cell>
          <table:table-cell table:style-name="ce93" office:value-type="string">
            <text:p>- Go to Public drive</text:p>
            <text:p>- Edit added web content above (change the content) </text:p>
          </table:table-cell>
          <table:table-cell table:style-name="ce93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345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88" table:formula="of:=CONCATENATE(&quot;WCM&quot;;&quot;/&quot;;[.B21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7: Publish edited content</text:p>
          </table:table-cell>
          <table:table-cell table:style-name="ce93" office:value-type="string">
            <text:p>- Click Manage Publication &amp; Click State</text:p>
          </table:table-cell>
          <table:table-cell table:style-name="ce93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2" office:value-type="string">
            <text:p>REG_WCM_CCP-345</text:p>
          </table:table-cell>
          <table:table-cell table:style-name="ce83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8" table:formula="of:=CONCATENATE(&quot;WCM&quot;;&quot;/&quot;;[.B22])" office:value-type="string" office:string-value="WCM/REG_WCM_CCP-345">
            <text:p>WCM/REG_WCM_CCP-345</text:p>
          </table:table-cell>
          <table:table-cell table:style-name="ce93" office:value-type="string">
            <text:p>Cache &amp; Categories with publication errors </text:p>
          </table:table-cell>
          <table:table-cell table:style-name="ce93" office:value-type="string">
            <text:p>Step 8: Check displaying change of the web content</text:p>
          </table:table-cell>
          <table:table-cell table:style-name="ce93" office:value-type="string">
            <text:p>- Go to News page in acme site &amp; choose World category</text:p>
            <text:p>- Open the web content from right pane</text:p>
          </table:table-cell>
          <table:table-cell table:style-name="ce93" office:value-type="string">
            <text:p>The web content details is shown with new changes in content (new content is updated in other category)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25 </text:p>
          </table:table-cell>
          <table:table-cell table:style-name="ce165" table:number-columns-repeated="2"/>
          <table:table-cell table:style-name="ce176" table:number-columns-repeated="235"/>
          <table:table-cell table:style-name="ce183" table:number-columns-repeated="9"/>
          <table:table-cell table:style-name="ce185" table:number-columns-repeated="768"/>
        </table:table-row>
        <table:table-row table:style-name="ro11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48" office:value-type="string">
            <text:p>REG_WCM_CCP-38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3])" office:value-type="string" office:string-value="WCM/REG_WCM_CCP-386">
            <text:p>WCM/REG_WCM_CCP-386</text:p>
          </table:table-cell>
          <table:table-cell table:style-name="ce92" office:value-type="string">
            <text:p>Check if Newsletter mail's validator allows a multiple domain names in address mail </text:p>
          </table:table-cell>
          <table:table-cell table:style-name="ce93" office:value-type="string">
            <text:p>Step 1: Show Newsletters page</text:p>
          </table:table-cell>
          <table:table-cell table:style-name="ce123" office:value-type="string">
            <text:p>Go to Acme-&gt;newsletters</text:p>
          </table:table-cell>
          <table:table-cell table:style-name="ce138" office:value-type="string">
            <text:p>Newsletters page is shown correct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6" office:value-type="string">
            <text:p/>
            <text:p/>
            <text:p>A Popup appears with Email address is invalid! message.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7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WCM_CCP-386</text:p>
          </table:table-cell>
          <table:table-cell table:style-name="ce8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8" table:formula="of:=CONCATENATE(&quot;WCM&quot;;&quot;/&quot;;[.B24])" office:value-type="string" office:string-value="WCM/REG_WCM_CCP-386">
            <text:p>WCM/REG_WCM_CCP-386</text:p>
          </table:table-cell>
          <table:table-cell table:style-name="ce93" office:value-type="string">
            <text:p>Check if Newsletter mail's validator allows a multiple domain names in address mail </text:p>
          </table:table-cell>
          <table:table-cell table:style-name="ce93" office:value-type="string">
            <text:p>Step 2: Subscribe mail</text:p>
          </table:table-cell>
          <table:table-cell table:style-name="ce123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38" office:value-type="string">
            <text:p>Show popup alert subscribe mail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82 </text:p>
          </table:table-cell>
          <table:table-cell table:style-name="ce166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5">
            <text:p>005</text:p>
          </table:table-cell>
          <table:table-cell table:style-name="ce48" office:value-type="string">
            <text:p>REG_WCM_CCP-329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5])" office:value-type="string" office:string-value="WCM/REG_WCM_CCP-329">
            <text:p>WCM/REG_WCM_CCP-329</text:p>
          </table:table-cell>
          <table:table-cell table:style-name="ce92" office:value-type="string">
            <text:p>Check when publish content after image resize with Shift button pressed </text:p>
          </table:table-cell>
          <table:table-cell table:style-name="ce93" office:value-type="string">
            <text:p>Step 1: Create new content with image</text:p>
          </table:table-cell>
          <table:table-cell table:style-name="ce124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WCM Content Selector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24" office:value-type="string">
            <text:p>New web content added with im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3" office:value-type="string">
            <text:p>IE 7 crash when publishing content after image resize with Shift button pressed 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WCM_CCP-329</text:p>
          </table:table-cell>
          <table:table-cell table:style-name="ce8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8" table:formula="of:=CONCATENATE(&quot;WCM&quot;;&quot;/&quot;;[.B26])" office:value-type="string" office:string-value="WCM/REG_WCM_CCP-329">
            <text:p>WCM/REG_WCM_CCP-329</text:p>
          </table:table-cell>
          <table:table-cell table:style-name="ce54" office:value-type="string">
            <text:p>Check when publish content after image resize with Shift button pressed </text:p>
          </table:table-cell>
          <table:table-cell table:style-name="ce93" office:value-type="string">
            <text:p>Step 2: Resize the image</text:p>
          </table:table-cell>
          <table:table-cell table:style-name="ce124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24" office:value-type="string">
            <text:p>The image in the content is resiz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ALL-295, WCM-2715, PORTAL-3783 </text:p>
          </table:table-cell>
          <table:table-cell table:style-name="ce93"/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1">
          <table:table-cell table:style-name="ce65" table:formula="of:=IF(VALUE(MID([.F27];6;FIND(&quot;:&quot;;[.F27];1)-FIND(&quot; &quot;;[.F27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48" office:value-type="string">
            <text:p>REG_WCM_CCP-38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27])" office:value-type="string" office:string-value="WCM/REG_WCM_CCP-384">
            <text:p>WCM/REG_WCM_CCP-384</text:p>
          </table:table-cell>
          <table:table-cell table:style-name="ce92" office:value-type="string">
            <text:p>Label categories are not traduced in clv edition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Go to Language Setting &amp; select 1 language to display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 office:value-type="string">
            <text:p>Categories' labels are not translated in CLV edition: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CCP-384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88" table:formula="of:=CONCATENATE(&quot;WCM&quot;;&quot;/&quot;;[.B28])" office:value-type="string" office:string-value="WCM/REG_WCM_CCP-384">
            <text:p>WCM/REG_WCM_CCP-384</text:p>
          </table:table-cell>
          <table:table-cell table:style-name="ce93" office:value-type="string">
            <text:p>Label categories are not traduced in clv edition </text:p>
          </table:table-cell>
          <table:table-cell table:style-name="ce93" office:value-type="string">
            <text:p>Step 2: Show CLV config form</text:p>
          </table:table-cell>
          <table:table-cell table:style-name="ce93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93" office:value-type="string">
            <text:p>CLV config form is shown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WCM_CCP-384</text:p>
          </table:table-cell>
          <table:table-cell table:style-name="ce8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8" table:formula="of:=CONCATENATE(&quot;WCM&quot;;&quot;/&quot;;[.B29])" office:value-type="string" office:string-value="WCM/REG_WCM_CCP-384">
            <text:p>WCM/REG_WCM_CCP-384</text:p>
          </table:table-cell>
          <table:table-cell table:style-name="ce93" office:value-type="string">
            <text:p>Label categories are not traduced in clv edition </text:p>
          </table:table-cell>
          <table:table-cell table:style-name="ce93" office:value-type="string">
            <text:p>Step 3: Check displaying label in new selected language</text:p>
          </table:table-cell>
          <table:table-cell table:style-name="ce93" office:value-type="string">
            <text:p>- Choose Manual mode then click + icon to Select folder part</text:p>
          </table:table-cell>
          <table:table-cell table:style-name="ce93" office:value-type="string">
            <text:p>The every label is well translated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787, WCM-2781, WCM-2786 </text:p>
          </table:table-cell>
          <table:table-cell table:style-name="ce167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9">
          <table:table-cell table:style-name="ce65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48" office:value-type="string">
            <text:p>REG_WCM_CCP-2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0])" office:value-type="string" office:string-value="WCM/REG_WCM_CCP-247">
            <text:p>WCM/REG_WCM_CCP-247</text:p>
          </table:table-cell>
          <table:table-cell table:style-name="ce92" office:value-type="string">
            <text:p>Check viewing localised content</text:p>
          </table:table-cell>
          <table:table-cell table:style-name="ce93" office:value-type="string">
            <text:p>Step 1: Add view into Site Explorer</text:p>
          </table:table-cell>
          <table:table-cell table:style-name="ce124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24" office:value-type="string">
            <text:p>Edi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28 </text:p>
          </table:table-cell>
          <table:table-cell table:style-name="ce165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247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8" table:formula="of:=CONCATENATE(&quot;WCM&quot;;&quot;/&quot;;[.B31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2: Add content</text:p>
          </table:table-cell>
          <table:table-cell table:style-name="ce124" office:value-type="string">
            <text:p>Go to Content Explorer -&gt; Sites Management under /acme create new content</text:p>
          </table:table-cell>
          <table:table-cell table:style-name="ce124" office:value-type="string">
            <text:p>Add new content successfully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0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WCM_CCP-247</text:p>
          </table:table-cell>
          <table:table-cell table:style-name="ce8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88" table:formula="of:=CONCATENATE(&quot;WCM&quot;;&quot;/&quot;;[.B32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3: Set localize for added content</text:p>
          </table:table-cell>
          <table:table-cell table:style-name="ce124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24" office:value-type="string">
            <text:p>New added language is listed in Language drop down list in View Language tab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2" office:value-type="string">
            <text:p>REG_WCM_CCP-247</text:p>
          </table:table-cell>
          <table:table-cell table:style-name="ce83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8" table:formula="of:=CONCATENATE(&quot;WCM&quot;;&quot;/&quot;;[.B33])" office:value-type="string" office:string-value="WCM/REG_WCM_CCP-247">
            <text:p>WCM/REG_WCM_CCP-247</text:p>
          </table:table-cell>
          <table:table-cell table:style-name="ce93" office:value-type="string">
            <text:p>Check viewing localised content</text:p>
          </table:table-cell>
          <table:table-cell table:style-name="ce93" office:value-type="string">
            <text:p>Step 4: View content in new <text:s/>language</text:p>
          </table:table-cell>
          <table:table-cell table:style-name="ce124" office:value-type="string">
            <text:p>- Choose new added language from list then click View</text:p>
          </table:table-cell>
          <table:table-cell table:style-name="ce124" office:value-type="string">
            <text:p>The content is display well in selected language</text:p>
          </table:table-cell>
          <table:table-cell table:style-name="ce124" office:value-type="string">
            <text:p>High</text:p>
          </table:table-cell>
          <table:table-cell table:style-name="ce58" office:value-type="string">
            <text:p>WCM-2628 </text:p>
          </table:table-cell>
          <table:table-cell table:style-name="ce165" table:number-columns-repeated="2"/>
          <table:table-cell table:style-name="ce167"/>
          <table:table-cell table:style-name="ce176" table:number-columns-repeated="234"/>
          <table:table-cell table:style-name="ce183" table:number-columns-repeated="9"/>
          <table:table-cell table:style-name="ce185" table:number-columns-repeated="768"/>
        </table:table-row>
        <table:table-row table:style-name="ro21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48" office:value-type="string">
            <text:p>REG_WCM_CCP-37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4])" office:value-type="string" office:string-value="WCM/REG_WCM_CCP-377">
            <text:p>WCM/REG_WCM_CCP-377</text:p>
          </table:table-cell>
          <table:table-cell table:style-name="ce92" office:value-type="string">
            <text:p>Check translation of results' number after search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8, WCM-2757 </text:p>
          </table:table-cell>
          <table:table-cell table:style-name="ce165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377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88" table:formula="of:=CONCATENATE(&quot;WCM&quot;;&quot;/&quot;;[.B35])" office:value-type="string" office:string-value="WCM/REG_WCM_CCP-377">
            <text:p>WCM/REG_WCM_CCP-377</text:p>
          </table:table-cell>
          <table:table-cell table:style-name="ce93" office:value-type="string">
            <text:p>Check translation of results' number after search </text:p>
          </table:table-cell>
          <table:table-cell table:style-name="ce93" office:value-type="string">
            <text:p>Step 2: Search</text:p>
          </table:table-cell>
          <table:table-cell table:style-name="ce123" office:value-type="string">
            <text:p>Make a search which results take many pages by input text into quick search textbox &amp; enter</text:p>
          </table:table-cell>
          <table:table-cell table:style-name="ce93" office:value-type="string">
            <text:p>The message at right top is correctly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8, WCM-2757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2">
          <table:table-cell table:style-name="ce65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48" office:value-type="string">
            <text:p>REG_WCM_CCP-37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6])" office:value-type="string" office:string-value="WCM/REG_WCM_CCP-373">
            <text:p>WCM/REG_WCM_CCP-373</text:p>
          </table:table-cell>
          <table:table-cell table:style-name="ce92" office:value-type="string">
            <text:p>Search result - wrong traduction when there's no result 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7, WCM-2754 </text:p>
          </table:table-cell>
          <table:table-cell table:style-name="ce165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373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88" table:formula="of:=CONCATENATE(&quot;WCM&quot;;&quot;/&quot;;[.B37])" office:value-type="string" office:string-value="WCM/REG_WCM_CCP-373">
            <text:p>WCM/REG_WCM_CCP-373</text:p>
          </table:table-cell>
          <table:table-cell table:style-name="ce93" office:value-type="string">
            <text:p>Search result - wrong traduction when there's no result </text:p>
          </table:table-cell>
          <table:table-cell table:style-name="ce93" office:value-type="string">
            <text:p>Step 2: Search</text:p>
          </table:table-cell>
          <table:table-cell table:style-name="ce93" office:value-type="string">
            <text:p>Make a search that return no result</text:p>
          </table:table-cell>
          <table:table-cell table:style-name="ce93" office:value-type="string">
            <text:p>Message is display correctly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ALL-327, WCM-2754 </text:p>
          </table:table-cell>
          <table:table-cell table:style-name="ce165"/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38];6;FIND(&quot;:&quot;;[.F38];1)-FIND(&quot; &quot;;[.F38];1)-1))&gt;VALUE(MID([.F37];6;FIND(&quot;:&quot;;[.F37];1)-FIND(&quot; &quot;;[.F37];1)-1));&quot;&quot;;MAX([.A$7:.A37])+1)" office:value-type="float" office:value="10">
            <text:p>010</text:p>
          </table:table-cell>
          <table:table-cell table:style-name="ce48" office:value-type="string">
            <text:p>REG_WCM_CCP-37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38])" office:value-type="string" office:string-value="WCM/REG_WCM_CCP-374">
            <text:p>WCM/REG_WCM_CCP-374</text:p>
          </table:table-cell>
          <table:table-cell table:style-name="ce92" office:value-type="string">
            <text:p>Check translation of label in the “Form Generator” portlet</text:p>
          </table:table-cell>
          <table:table-cell table:style-name="ce93" office:value-type="string">
            <text:p>Step 1: Change language</text:p>
          </table:table-cell>
          <table:table-cell table:style-name="ce93" office:value-type="string">
            <text:p>- Go to Language Settings &amp; select a language to view</text:p>
          </table:table-cell>
          <table:table-cell table:style-name="ce93" office:value-type="string">
            <text:p>The site is displayed in new selected language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WCM-2755 </text:p>
          </table:table-cell>
          <table:table-cell table:style-name="ce165" office:value-type="string">
            <text:p>The title of the tab should be "Constructeur de formulaire" instead of "Formulaire de constructeur".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WCM_CCP-374</text:p>
          </table:table-cell>
          <table:table-cell table:style-name="ce8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8" table:formula="of:=CONCATENATE(&quot;WCM&quot;;&quot;/&quot;;[.B39])" office:value-type="string" office:string-value="WCM/REG_WCM_CCP-374">
            <text:p>WCM/REG_WCM_CCP-374</text:p>
          </table:table-cell>
          <table:table-cell table:style-name="ce93" office:value-type="string">
            <text:p>Check translation of label in the “Form Generator” portlet</text:p>
          </table:table-cell>
          <table:table-cell table:style-name="ce93" office:value-type="string">
            <text:p>Step 2: Show “Form Generator” portlet</text:p>
          </table:table-cell>
          <table:table-cell table:style-name="ce93" office:value-type="string">
            <text:p>Go to Groups → Form Generator</text:p>
          </table:table-cell>
          <table:table-cell table:style-name="ce138" office:value-type="string">
            <text:p>The labels are well translated</text:p>
          </table:table-cell>
          <table:table-cell table:style-name="ce124" office:value-type="string">
            <text:p>Low</text:p>
          </table:table-cell>
          <table:table-cell table:style-name="ce58" office:value-type="string">
            <text:p>WCM-2755 </text:p>
          </table:table-cell>
          <table:table-cell table:style-name="ce165"/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3">
          <table:table-cell table:style-name="ce65" table:formula="of:=IF(VALUE(MID([.F40];6;FIND(&quot;:&quot;;[.F40];1)-FIND(&quot; &quot;;[.F40];1)-1))&gt;VALUE(MID([.F39];6;FIND(&quot;:&quot;;[.F39];1)-FIND(&quot; &quot;;[.F39];1)-1));&quot;&quot;;MAX([.A$7:.A39])+1)" office:value-type="float" office:value="11">
            <text:p>011</text:p>
          </table:table-cell>
          <table:table-cell table:style-name="ce48" office:value-type="string">
            <text:p>REG_WCM_CCP-300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0])" office:value-type="string" office:string-value="WCM/REG_WCM_CCP-300">
            <text:p>WCM/REG_WCM_CCP-300</text:p>
          </table:table-cell>
          <table:table-cell table:style-name="ce92" office:value-type="string">
            <text:p>Mistakes in french internationalization</text:p>
          </table:table-cell>
          <table:table-cell table:style-name="ce93" office:value-type="string">
            <text:p>Step 1: Check translation of label in some forms when add new SCV</text:p>
          </table:table-cell>
          <table:table-cell table:style-name="ce124" office:value-type="string">
            <text:p>- Go to Language Setting then select a language to display</text:p>
            <text:p>- Go to Site Editor --&gt; Add content</text:p>
          </table:table-cell>
          <table:table-cell table:style-name="ce124" office:value-type="string">
            <text:p>Add new content form is shown. Do some next steps to complete adding new SCV to check if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table-cell table:style-name="ce168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4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CCP-300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8" table:formula="of:=CONCATENATE(&quot;WCM&quot;;&quot;/&quot;;[.B41])" office:value-type="string" office:string-value="WCM/REG_WCM_CCP-300">
            <text:p>WCM/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93" office:value-type="string">
            <text:p>Step 2: Check translation of label in Add new subscription form (Newsletter)</text:p>
          </table:table-cell>
          <table:table-cell table:style-name="ce124" office:value-type="string">
            <text:p>- Go to Newsletter Manager</text:p>
            <text:p>- Click New subscription</text:p>
          </table:table-cell>
          <table:table-cell table:style-name="ce124" office:value-type="string">
            <text:p>Add new subscription form is shown with all labels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5">
          <table:table-cell table:style-name="ce6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WCM_CCP-300</text:p>
          </table:table-cell>
          <table:table-cell table:style-name="ce8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8" table:formula="of:=CONCATENATE(&quot;WCM&quot;;&quot;/&quot;;[.B42])" office:value-type="string" office:string-value="WCM/REG_WCM_CCP-300">
            <text:p>WCM/REG_WCM_CCP-300</text:p>
          </table:table-cell>
          <table:table-cell table:style-name="ce54" office:value-type="string">
            <text:p>Mistakes in french internationalization</text:p>
          </table:table-cell>
          <table:table-cell table:style-name="ce93" office:value-type="string">
            <text:p>Step 3: Check translation of label in Add new letter form</text:p>
          </table:table-cell>
          <table:table-cell table:style-name="ce124" office:value-type="string">
            <text:p><text:span text:style-name="T3">- Go to Newsletter Manager</text:span></text:p>
            <text:p><text:span text:style-name="T3">- Click Newsletter</text:span></text:p>
          </table:table-cell>
          <table:table-cell table:style-name="ce124" office:value-type="string">
            <text:p>Add new letter form is shown with all label are well translated in selected languag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687 </text:p>
          </table:table-cell>
          <table:covered-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43];6;FIND(&quot;:&quot;;[.F43];1)-FIND(&quot; &quot;;[.F43];1)-1))&gt;VALUE(MID([.F42];6;FIND(&quot;:&quot;;[.F42];1)-FIND(&quot; &quot;;[.F42];1)-1));&quot;&quot;;MAX([.A$7:.A42])+1)" office:value-type="float" office:value="12">
            <text:p>012</text:p>
          </table:table-cell>
          <table:table-cell table:style-name="ce48" office:value-type="string">
            <text:p>REG_WCM_CCP-347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3])" office:value-type="string" office:string-value="WCM/REG_WCM_CCP-347">
            <text:p>WCM/REG_WCM_CCP-347</text:p>
          </table:table-cell>
          <table:table-cell table:style-name="ce92" office:value-type="string">
            <text:p>Check <text:s/>Sorting Mechanism </text:p>
          </table:table-cell>
          <table:table-cell table:style-name="ce93" office:value-type="string">
            <text:p>Step 1: Create node</text:p>
          </table:table-cell>
          <table:table-cell table:style-name="ce93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38" office:value-type="string">
            <text:p>Creat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</table:table-cell>
          <table:table-cell table:style-name="ce165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70"/>
          <table:table-cell table:style-name="ce175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7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347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88" table:formula="of:=CONCATENATE(&quot;WCM&quot;;&quot;/&quot;;[.B44])" office:value-type="string" office:string-value="WCM/REG_WCM_CCP-347">
            <text:p>WCM/REG_WCM_CCP-347</text:p>
          </table:table-cell>
          <table:table-cell table:style-name="ce93" office:value-type="string">
            <text:p>Check <text:s/>Sorting Mechanism </text:p>
          </table:table-cell>
          <table:table-cell table:style-name="ce93" office:value-type="string">
            <text:p>Step 2: Sort the list</text:p>
          </table:table-cell>
          <table:table-cell table:style-name="ce93" office:value-type="string">
            <text:p>- Sort the list <text:span text:style-name="T1">(</text:span>by title, date, author, status<text:span text:style-name="T1">)</text:span></text:p>
          </table:table-cell>
          <table:table-cell table:style-name="ce139" office:value-type="string">
            <text:p>Sor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8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7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30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5])" office:value-type="string" office:string-value="WCM/REG_WCM_CCP-302">
            <text:p>WCM/REG_WCM_CCP-302</text:p>
          </table:table-cell>
          <table:table-cell table:style-name="ce92" office:value-type="string">
            <text:p>Check encoding when display Taxonomy in the CLV categories</text:p>
          </table:table-cell>
          <table:table-cell table:style-name="ce93" office:value-type="string">
            <text:p>Step 1: Add new taxonomy tree</text:p>
          </table:table-cell>
          <table:table-cell table:style-name="ce125" office:value-type="string">
            <text:p><text:span text:style-name="T4">- Go to Site administration.</text:span></text:p>
            <text:p><text:span text:style-name="T4">- Go to Ontologies then Manage Taxonomy Trees.</text:span></text:p>
            <text:p><text:span text:style-name="T4">- Click Edit icon at the line of “acme” </text:span></text:p>
            <text:p><text:span text:style-name="T4">- Click Add to add new taxonomy under the acme with name contains accented character like </text:span><text:span text:style-name="T4">"prévention".</text:span></text:p>
          </table:table-cell>
          <table:table-cell table:style-name="ce93" office:value-type="string">
            <text:p>Create new taxonomy tre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</table:table-cell>
          <table:table-cell table:style-name="ce165" office:value-type="string">
            <text:p>Currently display error of the header at step 4</text:p>
          </table:table-cell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302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88" table:formula="of:=CONCATENATE(&quot;WCM&quot;;&quot;/&quot;;[.B46])" office:value-type="string" office:string-value="WCM/REG_WCM_CCP-302">
            <text:p>WCM/REG_WCM_CCP-302</text:p>
          </table:table-cell>
          <table:table-cell table:style-name="ce93" office:value-type="string">
            <text:p>Check encoding when display Taxonomy in the CLV categories</text:p>
          </table:table-cell>
          <table:table-cell table:style-name="ce93" office:value-type="string">
            <text:p>Step 2: Check the displaying the name of new added taxonomy</text:p>
          </table:table-cell>
          <table:table-cell table:style-name="ce93" office:value-type="string">
            <text:p>- Go to the News page in the acme site and click on the category just created</text:p>
          </table:table-cell>
          <table:table-cell table:style-name="ce93" office:value-type="string">
            <text:p>The name of the category is displayed OK in the header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8, WCM-2627, PORTAL-3744 </text:p>
          </table:table-cell>
          <table:table-cell table:style-name="ce165"/>
          <table:table-cell table:style-name="ce170"/>
          <table:table-cell table:style-name="ce175" table:number-columns-repeated="235"/>
          <table:table-cell table:style-name="ce182" table:number-columns-repeated="9"/>
          <table:table-cell table:number-columns-repeated="768"/>
        </table:table-row>
        <table:table-row table:style-name="ro26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359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47])" office:value-type="string" office:string-value="WCM/REG_WCM_CCP-359">
            <text:p>WCM/REG_WCM_CCP-359</text:p>
          </table:table-cell>
          <table:table-cell table:style-name="ce92" office:value-type="string">
            <text:p>Check showing webcontent by category (presentation portlet)</text:p>
          </table:table-cell>
          <table:table-cell table:style-name="ce93" office:value-type="string">
            <text:p>Step 1: Add new taxonomy tree</text:p>
          </table:table-cell>
          <table:table-cell table:style-name="ce93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93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 office:value-type="string">
            <text:p>After step 4: The content is not exist in this page and we got an exception 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88" table:formula="of:=CONCATENATE(&quot;WCM&quot;;&quot;/&quot;;[.B48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2: Add new content in Site Explorer</text:p>
          </table:table-cell>
          <table:table-cell table:style-name="ce9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93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6">
          <table:table-cell table:style-name="ce6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88" table:formula="of:=CONCATENATE(&quot;WCM&quot;;&quot;/&quot;;[.B49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3: Add referenced category to new added web content</text:p>
          </table:table-cell>
          <table:table-cell table:style-name="ce9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93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359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88" table:formula="of:=CONCATENATE(&quot;WCM&quot;;&quot;/&quot;;[.B50])" office:value-type="string" office:string-value="WCM/REG_WCM_CCP-359">
            <text:p>WCM/REG_WCM_CCP-359</text:p>
          </table:table-cell>
          <table:table-cell table:style-name="ce93" office:value-type="string">
            <text:p>Check showing webcontent by category (presentation portlet)</text:p>
          </table:table-cell>
          <table:table-cell table:style-name="ce93" office:value-type="string">
            <text:p>Step 4: View new added taxonomy at Step 1 in News page</text:p>
          </table:table-cell>
          <table:table-cell table:style-name="ce93" office:value-type="string">
            <text:p>Go to ACME site and select News page and then click on created category</text:p>
          </table:table-cell>
          <table:table-cell table:style-name="ce93" office:value-type="string">
            <text:p>The web content created above is displayed in right pane &amp; there's no error in consol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4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8">
          <table:table-cell table:style-name="ce65" table:formula="of:=IF(VALUE(MID([.F51];6;FIND(&quot;:&quot;;[.F51];1)-FIND(&quot; &quot;;[.F51];1)-1))&gt;VALUE(MID([.F50];6;FIND(&quot;:&quot;;[.F50];1)-FIND(&quot; &quot;;[.F50];1)-1));&quot;&quot;;MAX([.A$7:.A50])+1)" office:value-type="float" office:value="15">
            <text:p>015</text:p>
          </table:table-cell>
          <table:table-cell table:style-name="ce48" office:value-type="string">
            <text:p>REG_WCM_CCP-360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51])" office:value-type="string" office:string-value="WCM/REG_WCM_CCP-360">
            <text:p>WCM/REG_WCM_CCP-360</text:p>
          </table:table-cell>
          <table:table-cell table:style-name="ce92" office:value-type="string">
            <text:p>Check Manage taxonomy </text:p>
          </table:table-cell>
          <table:table-cell table:style-name="ce93" office:value-type="string">
            <text:p>Step 1: Add new taxonomy tree</text:p>
          </table:table-cell>
          <table:table-cell table:style-name="ce126" office:value-type="string">
            <text:p><text:span text:style-name="T5">- Login as admin (root)</text:span></text:p>
            <text:p><text:span text:style-name="T6">- Go to Sites Administration -&gt;Manage Taxonomy Trees</text:span></text:p>
            <text:p><text:span text:style-name="T6">- Click Edit icon at acme line</text:span></text:p>
            <text:p><text:span text:style-name="T6">- Click Add icon in Action column</text:span></text:p>
            <text:p><text:span text:style-name="T6">- Input Name for new taxonomy</text:span></text:p>
            <text:p><text:span text:style-name="T7">Must begin with "acme" for example put as name "acmetest".</text:span></text:p>
            <text:p><text:span text:style-name="T7">- Click Save</text:span></text:p>
            <text:p><text:span text:style-name="T5">- Click Close the Edit taxonomy tree form</text:span></text:p>
          </table:table-cell>
          <table:table-cell table:style-name="ce116" office:value-type="string">
            <text:p>New taxonomy tree is added successfully under the acme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8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360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88" table:formula="of:=CONCATENATE(&quot;WCM&quot;;&quot;/&quot;;[.B52])" office:value-type="string" office:string-value="WCM/REG_WCM_CCP-360">
            <text:p>WCM/REG_WCM_CCP-360</text:p>
          </table:table-cell>
          <table:table-cell table:style-name="ce93" office:value-type="string">
            <text:p>Check Manage taxonomy </text:p>
          </table:table-cell>
          <table:table-cell table:style-name="ce93" office:value-type="string">
            <text:p>Step 2: Add new content in Site Explorer</text:p>
          </table:table-cell>
          <table:table-cell table:style-name="ce93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16" office:value-type="string">
            <text:p>New content is add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22">
          <table:table-cell table:style-name="ce6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WCM_CCP-360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88" table:formula="of:=CONCATENATE(&quot;WCM&quot;;&quot;/&quot;;[.B53])" office:value-type="string" office:string-value="WCM/REG_WCM_CCP-360">
            <text:p>WCM/REG_WCM_CCP-360</text:p>
          </table:table-cell>
          <table:table-cell table:style-name="ce93" office:value-type="string">
            <text:p>Check Manage taxonomy </text:p>
          </table:table-cell>
          <table:table-cell table:style-name="ce93" office:value-type="string">
            <text:p>Step 3: Add referenced category to new added web content</text:p>
          </table:table-cell>
          <table:table-cell table:style-name="ce93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93" office:value-type="string">
            <text:p>- Selected taxonomy is listed in Referenced categories tab in Add category form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45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7">
          <table:table-cell table:style-name="ce65" table:formula="of:=IF(VALUE(MID([.F54];6;FIND(&quot;:&quot;;[.F54];1)-FIND(&quot; &quot;;[.F54];1)-1))&gt;VALUE(MID([.F53];6;FIND(&quot;:&quot;;[.F53];1)-FIND(&quot; &quot;;[.F53];1)-1));&quot;&quot;;MAX([.A$7:.A53])+1)" office:value-type="float" office:value="16">
            <text:p>016</text:p>
          </table:table-cell>
          <table:table-cell table:style-name="ce48" office:value-type="string">
            <text:p>REG_WCM_CCP-368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54])" office:value-type="string" office:string-value="WCM/REG_WCM_CCP-368">
            <text:p>WCM/REG_WCM_CCP-368</text:p>
          </table:table-cell>
          <table:table-cell table:style-name="ce92" office:value-type="string">
            <text:p>Error while setting a page with PCLV portlet </text:p>
          </table:table-cell>
          <table:table-cell table:style-name="ce116" office:value-type="string">
            <text:p>Step 1: View News page</text:p>
          </table:table-cell>
          <table:table-cell table:style-name="ce126" office:value-type="string">
            <text:p>- Login as admin</text:p>
            <text:p>- Go to ACME site -&gt; Select News page.</text:p>
          </table:table-cell>
          <table:table-cell table:style-name="ce140" office:value-type="string">
            <text:p>News page is display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 office:value-type="string">
            <text:p>Currently at step 6 the Edit mode tab is blank, we cannot setting a new taxonomy tree.</text:p>
            <text:p>And we got an exception</text:p>
          </table:table-cell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2">
          <table:table-cell table:style-name="ce6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88" table:formula="of:=CONCATENATE(&quot;WCM&quot;;&quot;/&quot;;[.B55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2: Show Edit page wizard</text:p>
          </table:table-cell>
          <table:table-cell table:style-name="ce116" office:value-type="string">
            <text:p>Go to Site Editor -&gt;Edit Page.</text:p>
          </table:table-cell>
          <table:table-cell table:style-name="ce140" office:value-type="string">
            <text:p>Edit page wizard is shown currently at step 3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88" table:formula="of:=CONCATENATE(&quot;WCM&quot;;&quot;/&quot;;[.B56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3: Edit page</text:p>
          </table:table-cell>
          <table:table-cell table:style-name="ce116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40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88" table:formula="of:=CONCATENATE(&quot;WCM&quot;;&quot;/&quot;;[.B57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4: Delete acme category</text:p>
          </table:table-cell>
          <table:table-cell table:style-name="ce126" office:value-type="string">
            <text:p>Go to Site Explorer -&gt; Sites Management under /acme/categories delete the acme category</text:p>
          </table:table-cell>
          <table:table-cell table:style-name="ce140" office:value-type="string">
            <text:p>acme category is deleted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0">
          <table:table-cell table:style-name="ce6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88" table:formula="of:=CONCATENATE(&quot;WCM&quot;;&quot;/&quot;;[.B58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5: Show Edit page wizard form again</text:p>
          </table:table-cell>
          <table:table-cell table:style-name="ce126" office:value-type="string">
            <text:p>- Select News page in acme site</text:p>
            <text:p>- Select News page -&gt; Site Editor -&gt; Edit Page Wizard.</text:p>
          </table:table-cell>
          <table:table-cell table:style-name="ce140" office:value-type="string">
            <text:p>Edit page wizard is shown currently at step 2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9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368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88" table:formula="of:=CONCATENATE(&quot;WCM&quot;;&quot;/&quot;;[.B59])" office:value-type="string" office:string-value="WCM/REG_WCM_CCP-368">
            <text:p>WCM/REG_WCM_CCP-368</text:p>
          </table:table-cell>
          <table:table-cell table:style-name="ce93" office:value-type="string">
            <text:p>Error while setting a page with PCLV portlet </text:p>
          </table:table-cell>
          <table:table-cell table:style-name="ce116" office:value-type="string">
            <text:p>Step 6: Add PCLV portlet into page &amp; config</text:p>
          </table:table-cell>
          <table:table-cell table:style-name="ce116" office:value-type="string">
            <text:p>- Drag &amp; drop Category content portlet</text:p>
            <text:p>- Click Edit portlet icon</text:p>
          </table:table-cell>
          <table:table-cell table:style-name="ce140" office:value-type="string">
            <text:p>Parameterized content list viewer configuration form is shown in Edit mode tab</text:p>
          </table:table-cell>
          <table:table-cell table:style-name="ce124" office:value-type="string">
            <text:p>High</text:p>
          </table:table-cell>
          <table:table-cell table:style-name="ce48" office:value-type="string">
            <text:p>WCM-2753 </text:p>
          </table:table-cell>
          <table:table-cell table:style-name="ce169"/>
          <table:table-cell table:style-name="ce170"/>
          <table:table-cell table:style-name="ce178" table:number-columns-repeated="235"/>
          <table:table-cell table:style-name="ce66" table:number-columns-repeated="9"/>
          <table:table-cell table:style-name="ce184" table:number-columns-repeated="768"/>
        </table:table-row>
        <table:table-row table:style-name="ro16">
          <table:table-cell table:style-name="ce65" table:formula="of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48" office:value-type="string">
            <text:p>REG_WCM_CCP-36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0])" office:value-type="string" office:string-value="WCM/REG_WCM_CCP-362">
            <text:p>WCM/REG_WCM_CCP-362</text:p>
          </table:table-cell>
          <table:table-cell table:style-name="ce92" office:value-type="string">
            <text:p>Check Problem in downloading binary from PCLV </text:p>
          </table:table-cell>
          <table:table-cell table:style-name="ce93" office:value-type="string">
            <text:p>Step 1: Upload a binary</text:p>
          </table:table-cell>
          <table:table-cell table:style-name="ce124" office:value-type="string">
            <text:p>- Go to Site Explorer --&gt; Site Management</text:p>
            <text:p>- Upload 1 binary (.pdf) in to a category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88" table:formula="of:=CONCATENATE(&quot;WCM&quot;;&quot;/&quot;;[.B61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2: Change status to public</text:p>
          </table:table-cell>
          <table:table-cell table:style-name="ce124" office:value-type="string">
            <text:p>- Select uploaded file</text:p>
            <text:p>- Click Manage Publication</text:p>
            <text:p>- Change to Live</text:p>
          </table:table-cell>
          <table:table-cell table:style-name="ce124" office:value-type="string">
            <text:p>Change status successfully (Enrolled is marked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88" table:formula="of:=CONCATENATE(&quot;WCM&quot;;&quot;/&quot;;[.B62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3: Add referenced category</text:p>
          </table:table-cell>
          <table:table-cell table:style-name="ce127" office:value-type="string">
            <text:p><text:span text:style-name="T8">- Choose Manage category from Action bar and add it into a category </text:span><text:span text:style-name="T9">(</text:span><text:span text:style-name="T8">e.g:acme/World</text:span><text:span text:style-name="T9">)</text:span></text:p>
          </table:table-cell>
          <table:table-cell table:style-name="ce124" office:value-type="string">
            <text:p>Add success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88" table:formula="of:=CONCATENATE(&quot;WCM&quot;;&quot;/&quot;;[.B63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4: View the uploaded content in page</text:p>
          </table:table-cell>
          <table:table-cell table:style-name="ce124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24" office:value-type="string">
            <text:p>The file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2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362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88" table:formula="of:=CONCATENATE(&quot;WCM&quot;;&quot;/&quot;;[.B64])" office:value-type="string" office:string-value="WCM/REG_WCM_CCP-362">
            <text:p>WCM/REG_WCM_CCP-362</text:p>
          </table:table-cell>
          <table:table-cell table:style-name="ce54" office:value-type="string">
            <text:p>Check Problem in downloading binary from PCLV </text:p>
          </table:table-cell>
          <table:table-cell table:style-name="ce93" office:value-type="string">
            <text:p>Step 5: Down load file</text:p>
          </table:table-cell>
          <table:table-cell table:style-name="ce124" office:value-type="string">
            <text:p>Click on Download this file link</text:p>
          </table:table-cell>
          <table:table-cell table:style-name="ce124" office:value-type="string">
            <text:p>The file is download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46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18">
            <text:p>018</text:p>
          </table:table-cell>
          <table:table-cell table:style-name="ce48" office:value-type="string">
            <text:p>REG_WCM_CCP-33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5])" office:value-type="string" office:string-value="WCM/REG_WCM_CCP-332">
            <text:p>WCM/REG_WCM_CCP-332</text:p>
          </table:table-cell>
          <table:table-cell table:style-name="ce92" office:value-type="string">
            <text:p>Check Problem with "Add a site page link " on FCKEDITOR </text:p>
          </table:table-cell>
          <table:table-cell table:style-name="ce93" office:value-type="string">
            <text:p>Step 1: Show form to edit SCV portlet</text:p>
          </table:table-cell>
          <table:table-cell table:style-name="ce124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</table:table-cell>
          <table:table-cell table:style-name="ce170" office:value-type="string">
            <text:p>With Firefox every thing works well but with Internet Explorer 8 the href area is very short and it's difficult to find where to click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332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88" table:formula="of:=CONCATENATE(&quot;WCM&quot;;&quot;/&quot;;[.B66])" office:value-type="string" office:string-value="WCM/REG_WCM_CCP-332">
            <text:p>WCM/REG_WCM_CCP-332</text:p>
          </table:table-cell>
          <table:table-cell table:style-name="ce54" office:value-type="string">
            <text:p>Check Problem with "Add a site page link " on FCKEDITOR </text:p>
          </table:table-cell>
          <table:table-cell table:style-name="ce93" office:value-type="string">
            <text:p>Step 2: Show form to Insert link to site page</text:p>
          </table:table-cell>
          <table:table-cell table:style-name="ce124" office:value-type="string">
            <text:p>In the FCKEDITOR: click the icon Insert link to site page</text:p>
          </table:table-cell>
          <table:table-cell table:style-name="ce124" office:value-type="string">
            <text:p>The form is well display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1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8" office:value-type="string">
            <text:p>REG_WCM_CCP-344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67])" office:value-type="string" office:string-value="WCM/REG_WCM_CCP-344">
            <text:p>WCM/REG_WCM_CCP-344</text:p>
          </table:table-cell>
          <table:table-cell table:style-name="ce92" office:value-type="string">
            <text:p>Check play a media file that was published into a page</text:p>
          </table:table-cell>
          <table:table-cell table:style-name="ce93" office:value-type="string">
            <text:p>Step 1: Upload file</text:p>
          </table:table-cell>
          <table:table-cell table:style-name="ce124" office:value-type="string">
            <text:p>- Go to Site Explorer --&gt; Site Management</text:p>
            <text:p>- Upload 1 media file into a category (/classic/medias/videos/)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office:value-type="string">
            <text:p>The file can not be opened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CCP-344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88" table:formula="of:=CONCATENATE(&quot;WCM&quot;;&quot;/&quot;;[.B68])" office:value-type="string" office:string-value="WCM/REG_WCM_CCP-344">
            <text:p>WCM/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93" office:value-type="string">
            <text:p>Step 2: Public file</text:p>
          </table:table-cell>
          <table:table-cell table:style-name="ce124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24" office:value-type="string">
            <text:p>Public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REG_WCM_CCP-344</text:p>
          </table:table-cell>
          <table:table-cell table:style-name="ce8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88" table:formula="of:=CONCATENATE(&quot;WCM&quot;;&quot;/&quot;;[.B69])" office:value-type="string" office:string-value="WCM/REG_WCM_CCP-344">
            <text:p>WCM/REG_WCM_CCP-344</text:p>
          </table:table-cell>
          <table:table-cell table:style-name="ce54" office:value-type="string">
            <text:p>Check play a media file that was published into a page</text:p>
          </table:table-cell>
          <table:table-cell table:style-name="ce93" office:value-type="string">
            <text:p>Step 3: Check using published file in page</text:p>
          </table:table-cell>
          <table:table-cell table:style-name="ce124" office:value-type="string">
            <text:p>- Open selected page at step 2</text:p>
            <text:p>- Try to play the media file</text:p>
          </table:table-cell>
          <table:table-cell table:style-name="ce124" office:value-type="string">
            <text:p>The file is do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23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0];6;FIND(&quot;:&quot;;[.F70];1)-FIND(&quot; &quot;;[.F70];1)-1))&gt;VALUE(MID([.F69];6;FIND(&quot;:&quot;;[.F69];1)-FIND(&quot; &quot;;[.F69];1)-1));&quot;&quot;;MAX([.A$7:.A69])+1)" office:value-type="float" office:value="20">
            <text:p>020</text:p>
          </table:table-cell>
          <table:table-cell table:style-name="ce48" office:value-type="string">
            <text:p>REG_WCM_CCP-392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0])" office:value-type="string" office:string-value="WCM/REG_WCM_CCP-392">
            <text:p>WCM/REG_WCM_CCP-392</text:p>
          </table:table-cell>
          <table:table-cell table:style-name="ce92" office:value-type="string">
            <text:p>Check listing content to be displayed in SCV when switch the filter condition</text:p>
          </table:table-cell>
          <table:table-cell table:style-name="ce93" office:value-type="string">
            <text:p>Step 1: Create folder</text:p>
          </table:table-cell>
          <table:table-cell table:style-name="ce124" office:value-type="string">
            <text:p>- Go in the Content Explore and create a folder</text:p>
          </table:table-cell>
          <table:table-cell table:style-name="ce124" office:value-type="string">
            <text:p>Folder is creat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office:value-type="string">
            <text:p>The content in the right pane is not updated, user have to click on the folder again to see it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88" table:formula="of:=CONCATENATE(&quot;WCM&quot;;&quot;/&quot;;[.B71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2: Create web content</text:p>
          </table:table-cell>
          <table:table-cell table:style-name="ce124" office:value-type="string">
            <text:p>- Select added folder &amp; add 1 content (document) into it</text:p>
          </table:table-cell>
          <table:table-cell table:style-name="ce124" office:value-type="string">
            <text:p>Content is added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88" table:formula="of:=CONCATENATE(&quot;WCM&quot;;&quot;/&quot;;[.B72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3: Upload file</text:p>
          </table:table-cell>
          <table:table-cell table:style-name="ce124" office:value-type="string">
            <text:p>- Upload 1 file into above folder</text:p>
          </table:table-cell>
          <table:table-cell table:style-name="ce124" office:value-type="string">
            <text:p>Upload file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88" table:formula="of:=CONCATENATE(&quot;WCM&quot;;&quot;/&quot;;[.B73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4: Add SCV page</text:p>
          </table:table-cell>
          <table:table-cell table:style-name="ce124" office:value-type="string">
            <text:p>- Go to Site Editor --&gt; Add page wizard</text:p>
            <text:p>- At step 3: drag &amp; drop Single Content Viewer portlet into page</text:p>
          </table:table-cell>
          <table:table-cell table:style-name="ce124" office:value-type="string">
            <text:p>Drag &amp; drop successfully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88" table:formula="of:=CONCATENATE(&quot;WCM&quot;;&quot;/&quot;;[.B74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5: Edit SCV portlet</text:p>
          </table:table-cell>
          <table:table-cell table:style-name="ce124" office:value-type="string">
            <text:p>- Click Edit icon to edit SCV portlet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88" table:formula="of:=CONCATENATE(&quot;WCM&quot;;&quot;/&quot;;[.B75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6: Config SCV by selecting exiting content</text:p>
          </table:table-cell>
          <table:table-cell table:style-name="ce124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24" office:value-type="string">
            <text:p>The content created at step 2 is listed in right pane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392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88" table:formula="of:=CONCATENATE(&quot;WCM&quot;;&quot;/&quot;;[.B76])" office:value-type="string" office:string-value="WCM/REG_WCM_CCP-392">
            <text:p>WCM/REG_WCM_CCP-392</text:p>
          </table:table-cell>
          <table:table-cell table:style-name="ce54" office:value-type="string">
            <text:p>Check listing content to be displayed in SCV when switch the filter condition</text:p>
          </table:table-cell>
          <table:table-cell table:style-name="ce93" office:value-type="string">
            <text:p>Step 7: Switch the filter</text:p>
          </table:table-cell>
          <table:table-cell table:style-name="ce124" office:value-type="string">
            <text:p>Switch the filter by selecting Media for Filter by</text:p>
          </table:table-cell>
          <table:table-cell table:style-name="ce124" office:value-type="string">
            <text:p>The content listed in right pane is replaced by the uploaded file at step 3</text:p>
          </table:table-cell>
          <table:table-cell table:style-name="ce124" office:value-type="string">
            <text:p>Low</text:p>
          </table:table-cell>
          <table:table-cell table:style-name="ce124" office:value-type="string">
            <text:p>WCM-2788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1">
            <text:p>021</text:p>
          </table:table-cell>
          <table:table-cell table:style-name="ce48" office:value-type="string">
            <text:p>REG_WCM_CCP-328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7])" office:value-type="string" office:string-value="WCM/REG_WCM_CCP-328">
            <text:p>WCM/REG_WCM_CCP-328</text:p>
          </table:table-cell>
          <table:table-cell table:style-name="ce92" office:value-type="string">
            <text:p>Check display a link in a content</text:p>
          </table:table-cell>
          <table:table-cell table:style-name="ce93" office:value-type="string">
            <text:p>Step 1: Create content</text:p>
          </table:table-cell>
          <table:table-cell table:style-name="ce124" office:value-type="string">
            <text:p>- Go to Site Explorer --&gt; Site management</text:p>
            <text:p>- Select a category &amp; create 1 document with link in content</text:p>
          </table:table-cell>
          <table:table-cell table:style-name="ce124" office:value-type="string">
            <text:p>Create new cont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</table:table-cell>
          <table:table-cell table:style-name="ce170" office:value-type="string">
            <text:p>The link is display without underline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7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328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88" table:formula="of:=CONCATENATE(&quot;WCM&quot;;&quot;/&quot;;[.B78])" office:value-type="string" office:string-value="WCM/REG_WCM_CCP-328">
            <text:p>WCM/REG_WCM_CCP-328</text:p>
          </table:table-cell>
          <table:table-cell table:style-name="ce54" office:value-type="string">
            <text:p>Check display a link in a content</text:p>
          </table:table-cell>
          <table:table-cell table:style-name="ce93" office:value-type="string">
            <text:p>Step 2: View added content</text:p>
          </table:table-cell>
          <table:table-cell table:style-name="ce124" office:value-type="string">
            <text:p>Select added content to view</text:p>
          </table:table-cell>
          <table:table-cell table:style-name="ce124" office:value-type="string">
            <text:p>The link in the content is display with the underlin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22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1">
          <table:table-cell table:style-name="ce65" table:formula="of:=IF(VALUE(MID([.F79];6;FIND(&quot;:&quot;;[.F79];1)-FIND(&quot; &quot;;[.F79];1)-1))&gt;VALUE(MID([.F78];6;FIND(&quot;:&quot;;[.F78];1)-FIND(&quot; &quot;;[.F78];1)-1));&quot;&quot;;MAX([.A$7:.A78])+1)" office:value-type="float" office:value="22">
            <text:p>022</text:p>
          </table:table-cell>
          <table:table-cell table:style-name="ce48" office:value-type="string">
            <text:p>REG_WCM_CCP-371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79])" office:value-type="string" office:string-value="WCM/REG_WCM_CCP-371">
            <text:p>WCM/REG_WCM_CCP-371</text:p>
          </table:table-cell>
          <table:table-cell table:style-name="ce92" office:value-type="string">
            <text:p>Check when select content from search result to view in CLV</text:p>
          </table:table-cell>
          <table:table-cell table:style-name="ce93" office:value-type="string">
            <text:p>Step 1: Show form to edit CLV portlet</text:p>
          </table:table-cell>
          <table:table-cell table:style-name="ce124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24" office:value-type="string">
            <text:p>Edit form 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office:value-type="string">
            <text:p>error in UI after step 4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88" table:formula="of:=CONCATENATE(&quot;WCM&quot;;&quot;/&quot;;[.B80])" office:value-type="string" office:string-value="WCM/REG_WCM_CCP-371">
            <text:p>WCM/REG_WCM_CCP-371</text:p>
          </table:table-cell>
          <table:table-cell table:style-name="ce92" office:value-type="string">
            <text:p>Check when select content from search result to view in CLV</text:p>
          </table:table-cell>
          <table:table-cell table:style-name="ce93" office:value-type="string">
            <text:p>Step 2: Show form to select path</text:p>
          </table:table-cell>
          <table:table-cell table:style-name="ce128" office:value-type="string">
            <text:p>- Choose the By content</text:p>
            <text:p>- Click on the select folder path icon</text:p>
          </table:table-cell>
          <table:table-cell table:style-name="ce124" office:value-type="string">
            <text:p>Multiple Content Select panel <text:s/>is show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88" table:formula="of:=CONCATENATE(&quot;WCM&quot;;&quot;/&quot;;[.B81])" office:value-type="string" office:string-value="WCM/REG_WCM_CCP-371">
            <text:p>WCM/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93" office:value-type="string">
            <text:p>Step 3: Select content</text:p>
          </table:table-cell>
          <table:table-cell table:style-name="ce128" office:value-type="string">
            <text:p><text:span text:style-name="T4">- Select a content from the content browser</text:span></text:p>
            <text:p><text:span text:style-name="T4">- Save</text:span></text:p>
          </table:table-cell>
          <table:table-cell table:style-name="ce124" office:value-type="string">
            <text:p>Selected conten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7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CCP-371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88" table:formula="of:=CONCATENATE(&quot;WCM&quot;;&quot;/&quot;;[.B82])" office:value-type="string" office:string-value="WCM/REG_WCM_CCP-371">
            <text:p>WCM/REG_WCM_CCP-371</text:p>
          </table:table-cell>
          <table:table-cell table:style-name="ce54" office:value-type="string">
            <text:p>Check when select content from search result to view in CLV</text:p>
          </table:table-cell>
          <table:table-cell table:style-name="ce93" office:value-type="string">
            <text:p>Step 4: Search content</text:p>
          </table:table-cell>
          <table:table-cell table:style-name="ce128" office:value-type="string">
            <text:p><text:span text:style-name="T4">- Click on the select folder path icon again</text:span></text:p>
            <text:p><text:span text:style-name="T4">- Use content search form tab to search on content</text:span></text:p>
            <text:p><text:span text:style-name="T4">-Choose the search result to introduce it in the content list</text:span></text:p>
          </table:table-cell>
          <table:table-cell table:style-name="ce124" office:value-type="string">
            <text:p>Chosen content from search result is list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5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9">
          <table:table-cell table:style-name="ce65" table:formula="of:=IF(VALUE(MID([.F83];6;FIND(&quot;:&quot;;[.F83];1)-FIND(&quot; &quot;;[.F83];1)-1))&gt;VALUE(MID([.F82];6;FIND(&quot;:&quot;;[.F82];1)-FIND(&quot; &quot;;[.F82];1)-1));&quot;&quot;;MAX([.A$7:.A82])+1)" office:value-type="float" office:value="23">
            <text:p>023</text:p>
          </table:table-cell>
          <table:table-cell table:style-name="ce48" office:value-type="string">
            <text:p>REG_WCM_CCP-34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83])" office:value-type="string" office:string-value="WCM/REG_WCM_CCP-343">
            <text:p>WCM/REG_WCM_CCP-343</text:p>
          </table:table-cell>
          <table:table-cell table:style-name="ce92" office:value-type="string">
            <text:p>Inversion of content's list in CLV at every validation </text:p>
          </table:table-cell>
          <table:table-cell table:style-name="ce93" office:value-type="string">
            <text:p>Step 1: Create document</text:p>
          </table:table-cell>
          <table:table-cell table:style-name="ce124" office:value-type="string">
            <text:p>- Go to site Explorer → Site Management</text:p>
            <text:p>- Create some documents (doc1, doc2, doc3)</text:p>
          </table:table-cell>
          <table:table-cell table:style-name="ce124" office:value-type="string">
            <text:p>Create document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88" table:formula="of:=CONCATENATE(&quot;WCM&quot;;&quot;/&quot;;[.B84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2: Create page</text:p>
          </table:table-cell>
          <table:table-cell table:style-name="ce124" office:value-type="string">
            <text:p>Create a page includes a Portlet CLV in it.</text:p>
          </table:table-cell>
          <table:table-cell table:style-name="ce124" office:value-type="string">
            <text:p>Create new page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2">
          <table:table-cell table:style-name="ce65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88" table:formula="of:=CONCATENATE(&quot;WCM&quot;;&quot;/&quot;;[.B85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3: List added document into created page</text:p>
          </table:table-cell>
          <table:table-cell table:style-name="ce124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24" office:value-type="string">
            <text:p>Selected documents are listed (by order: doc1, doc2, doc3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48" office:value-type="string">
            <text:p>REG_WCM_CCP-343</text:p>
          </table:table-cell>
          <table:table-cell table:style-name="ce82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88" table:formula="of:=CONCATENATE(&quot;WCM&quot;;&quot;/&quot;;[.B86])" office:value-type="string" office:string-value="WCM/REG_WCM_CCP-343">
            <text:p>WCM/REG_WCM_CCP-343</text:p>
          </table:table-cell>
          <table:table-cell table:style-name="ce54" office:value-type="string">
            <text:p>Inversion of content's list in CLV at every validation </text:p>
          </table:table-cell>
          <table:table-cell table:style-name="ce93" office:value-type="string">
            <text:p>Step 4: Change the order be documents that will be displayed</text:p>
          </table:table-cell>
          <table:table-cell table:style-name="ce124" office:value-type="string">
            <text:p>- Click Edit icon again</text:p>
            <text:p>- Do not make any change</text:p>
            <text:p>- Click Save</text:p>
          </table:table-cell>
          <table:table-cell table:style-name="ce124" office:value-type="string">
            <text:p>The order of document has no change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721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7">
          <table:table-cell table:style-name="ce65" table:formula="of:=IF(VALUE(MID([.F87];6;FIND(&quot;:&quot;;[.F87];1)-FIND(&quot; &quot;;[.F87];1)-1))&gt;VALUE(MID([.F86];6;FIND(&quot;:&quot;;[.F86];1)-FIND(&quot; &quot;;[.F86];1)-1));&quot;&quot;;MAX([.A$7:.A86])+1)" office:value-type="float" office:value="24">
            <text:p>024</text:p>
          </table:table-cell>
          <table:table-cell table:style-name="ce48" office:value-type="string">
            <text:p>REG_WCM_CCP-303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87])" office:value-type="string" office:string-value="WCM/REG_WCM_CCP-303">
            <text:p>WCM/REG_WCM_CCP-303</text:p>
          </table:table-cell>
          <table:table-cell table:style-name="ce92" office:value-type="string">
            <text:p>Changes in FCC action's parameters are not taken in consideration </text:p>
          </table:table-cell>
          <table:table-cell table:style-name="ce93" office:value-type="string">
            <text:p>Step 1: Add FCC page</text:p>
          </table:table-cell>
          <table:table-cell table:style-name="ce124" office:value-type="string">
            <text:p>- Go to Site Editor --&gt; Add New Page</text:p>
            <text:p>- At step 3: Drag &amp; drop FCC portlet into page</text:p>
          </table:table-cell>
          <table:table-cell table:style-name="ce124" office:value-type="string">
            <text:p>FCC portlet is displayed in right pane at step 3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70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21">
          <table:table-cell table:style-name="ce6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88" table:formula="of:=CONCATENATE(&quot;WCM&quot;;&quot;/&quot;;[.B88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2: Config FCC</text:p>
          </table:table-cell>
          <table:table-cell table:style-name="ce124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24" office:value-type="string">
            <text:p>Add action successfully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88" table:formula="of:=CONCATENATE(&quot;WCM&quot;;&quot;/&quot;;[.B89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3: Add document using FCC</text:p>
          </table:table-cell>
          <table:table-cell table:style-name="ce124" office:value-type="string">
            <text:p>In new added FCC page: Input valid values &amp; click Save to add new document</text:p>
          </table:table-cell>
          <table:table-cell table:style-name="ce124" office:value-type="string">
            <text:p>An email is sent to registered email (mail 1) when add action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88" table:formula="of:=CONCATENATE(&quot;WCM&quot;;&quot;/&quot;;[.B90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4: Change registered email</text:p>
          </table:table-cell>
          <table:table-cell table:style-name="ce124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24" office:value-type="string">
            <text:p>Change is saved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0">
          <table:table-cell table:style-name="ce6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REG_WCM_CCP-303</text:p>
          </table:table-cell>
          <table:table-cell table:style-name="ce8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88" table:formula="of:=CONCATENATE(&quot;WCM&quot;;&quot;/&quot;;[.B91])" office:value-type="string" office:string-value="WCM/REG_WCM_CCP-303">
            <text:p>WCM/REG_WCM_CCP-303</text:p>
          </table:table-cell>
          <table:table-cell table:style-name="ce54" office:value-type="string">
            <text:p>Changes in FCC action's parameters are not taken in consideration </text:p>
          </table:table-cell>
          <table:table-cell table:style-name="ce93" office:value-type="string">
            <text:p>Step 5: Check sending mail after editing FCC</text:p>
          </table:table-cell>
          <table:table-cell table:style-name="ce124" office:value-type="string">
            <text:p>Use FCC page to create another document</text:p>
          </table:table-cell>
          <table:table-cell table:style-name="ce124" office:value-type="string">
            <text:p>An email is sent to new-registered email (mail 2)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689, ECM-5237 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9">
          <table:table-cell table:style-name="ce65" table:formula="of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REG_WCM_CCP-426</text:p>
          </table:table-cell>
          <table:table-cell table:style-name="ce82" office:value-type="float" office:value="1">
            <text:p>001</text:p>
          </table:table-cell>
          <table:table-cell table:style-name="ce88" table:formula="of:=CONCATENATE(&quot;WCM&quot;;&quot;/&quot;;[.B92])" office:value-type="string" office:string-value="WCM/REG_WCM_CCP-426">
            <text:p>WCM/REG_WCM_CCP-426</text:p>
          </table:table-cell>
          <table:table-cell table:style-name="ce92" office:value-type="string">
            <text:p>Check if Searched texts in search results are highlighted</text:p>
          </table:table-cell>
          <table:table-cell table:style-name="ce93" office:value-type="string">
            <text:p>Step 1: Search</text:p>
          </table:table-cell>
          <table:table-cell table:style-name="ce124" office:value-type="string">
            <text:p>- Login</text:p>
            <text:p>- Input text in search text box in the top right screen</text:p>
            <text:p>- Hit the enter</text:p>
          </table:table-cell>
          <table:table-cell table:style-name="ce124" office:value-type="string">
            <text:p>- The result is returned</text:p>
            <text:p>- The search keyword is highlighted in the <text:s/>result</text:p>
          </table:table-cell>
          <table:table-cell table:style-name="ce124" office:value-type="string">
            <text:p>High</text:p>
          </table:table-cell>
          <table:table-cell table:style-name="ce124" office:value-type="string">
            <text:p>WCM-2822</text:p>
          </table:table-cell>
          <table:table-cell table:style-name="ce170" table:number-columns-repeated="2"/>
          <table:table-cell table:style-name="ce177" table:number-columns-repeated="235"/>
          <table:table-cell table:style-name="ce182" table:number-columns-repeated="9"/>
          <table:table-cell table:number-columns-repeated="768"/>
        </table:table-row>
        <table:table-row table:style-name="ro1">
          <table:table-cell table:style-name="ce66" table:number-columns-repeated="2"/>
          <table:table-cell table:style-name="ce82"/>
          <table:table-cell table:style-name="ce66" table:number-columns-repeated="5"/>
          <table:table-cell table:style-name="ce124"/>
          <table:table-cell table:style-name="ce66" table:number-columns-repeated="247"/>
          <table:table-cell table:style-name="ce184" table:number-columns-repeated="768"/>
        </table:table-row>
        <table:table-row table:style-name="ro1" table:number-rows-repeated="36">
          <table:table-cell table:style-name="ce66" table:number-columns-repeated="8"/>
          <table:table-cell table:style-name="ce124"/>
          <table:table-cell table:style-name="ce66" table:number-columns-repeated="247"/>
          <table:table-cell table:style-name="ce184" table:number-columns-repeated="768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4"/>
          <table:table-cell table:style-name="ce117"/>
          <table:table-cell table:style-name="ce118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29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4"/>
          <table:table-cell table:style-name="ce117"/>
          <table:table-cell table:style-name="ce118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13"/>
          <table:table-cell table:style-name="ce14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5"/>
          <table:table-cell table:style-name="ce117"/>
          <table:table-cell table:style-name="ce129"/>
          <table:table-cell table:style-name="ce121"/>
          <table:table-cell table:style-name="ce124"/>
          <table:table-cell table:style-name="ce149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6"/>
          <table:table-cell table:style-name="ce118" table:number-columns-repeated="2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7"/>
          <table:table-cell table:style-name="ce118"/>
          <table:table-cell table:style-name="ce113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24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4"/>
          <table:table-cell table:style-name="ce152" table:number-columns-repeated="218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3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19"/>
          <table:table-cell table:style-name="ce130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3"/>
          <table:table-cell table:style-name="ce119"/>
          <table:table-cell table:style-name="ce131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/>
          <table:table-cell table:style-name="ce119"/>
          <table:table-cell table:style-name="ce132"/>
          <table:table-cell table:style-name="ce108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49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98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2"/>
          <table:table-cell table:style-name="ce151" table:number-columns-repeated="220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99"/>
          <table:table-cell table:style-name="ce118"/>
          <table:table-cell table:style-name="ce113"/>
          <table:table-cell table:style-name="ce121"/>
          <table:table-cell table:style-name="ce146"/>
          <table:table-cell table:style-name="ce150" table:number-columns-repeated="2"/>
          <table:table-cell table:style-name="ce151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2" table:number-columns-repeated="222"/>
          <table:table-cell table:style-name="ce158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2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4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03"/>
          <table:table-cell table:style-name="ce133"/>
          <table:table-cell table:style-name="ce108"/>
          <table:table-cell table:style-name="ce146"/>
          <table:table-cell table:style-name="ce153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2"/>
          <table:table-cell table:style-name="ce133"/>
          <table:table-cell table:style-name="ce108"/>
          <table:table-cell table:style-name="ce146"/>
          <table:table-cell table:style-name="ce153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2"/>
          <table:table-cell table:style-name="ce103"/>
          <table:table-cell table:style-name="ce134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2"/>
          <table:table-cell table:style-name="ce133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3" table:number-columns-repeated="3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05"/>
          <table:table-cell table:style-name="ce106"/>
          <table:table-cell table:style-name="ce134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106" table:number-columns-repeated="2"/>
          <table:table-cell table:style-name="ce135"/>
          <table:table-cell table:style-name="ce108"/>
          <table:table-cell table:style-name="ce146"/>
          <table:table-cell table:style-name="ce154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00"/>
          <table:table-cell table:style-name="ce118"/>
          <table:table-cell table:style-name="ce113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90"/>
          <table:table-cell table:style-name="ce107"/>
          <table:table-cell table:style-name="ce118"/>
          <table:table-cell table:style-name="ce113"/>
          <table:table-cell table:style-name="ce121"/>
          <table:table-cell table:style-name="ce146"/>
          <table:table-cell table:style-name="ce155" table:number-columns-repeated="3"/>
          <table:table-cell table:style-name="ce156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90"/>
          <table:table-cell table:style-name="ce108" table:number-columns-repeated="3"/>
          <table:table-cell table:style-name="ce110"/>
          <table:table-cell table:style-name="ce146"/>
          <table:table-cell table:style-name="ce155" table:number-columns-repeated="3"/>
          <table:table-cell table:style-name="ce156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9"/>
          <table:table-cell table:style-name="ce120"/>
          <table:table-cell table:style-name="ce101"/>
          <table:table-cell table:style-name="ce142"/>
          <table:table-cell table:style-name="ce146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10" table:number-columns-repeated="3"/>
          <table:table-cell table:style-name="ce108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7" table:number-columns-repeated="222"/>
          <table:table-cell table:style-name="ce158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9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7"/>
          <table:table-cell table:style-name="ce108"/>
          <table:table-cell table:style-name="ce101"/>
          <table:table-cell table:style-name="ce121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8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90"/>
          <table:table-cell table:style-name="ce108" table:number-columns-repeated="4"/>
          <table:table-cell table:style-name="ce146"/>
          <table:table-cell table:style-name="ce159" table:number-columns-repeated="225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67"/>
          <table:table-cell table:style-name="ce89"/>
          <table:table-cell table:style-name="ce111"/>
          <table:table-cell table:style-name="ce118"/>
          <table:table-cell table:style-name="ce101"/>
          <table:table-cell table:style-name="ce121"/>
          <table:table-cell table:style-name="ce146"/>
          <table:table-cell table:style-name="ce160"/>
          <table:table-cell table:style-name="ce159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01"/>
          <table:table-cell table:style-name="ce118"/>
          <table:table-cell table:style-name="ce101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13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4"/>
          <table:table-cell table:style-name="ce121"/>
          <table:table-cell table:style-name="ce115"/>
          <table:table-cell table:style-name="ce121"/>
          <table:table-cell table:style-name="ce146"/>
          <table:table-cell table:style-name="ce161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5"/>
          <table:table-cell table:style-name="ce121"/>
          <table:table-cell table:style-name="ce115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5"/>
          <table:table-cell table:style-name="ce84"/>
          <table:table-cell table:style-name="ce89"/>
          <table:table-cell table:style-name="ce115"/>
          <table:table-cell table:style-name="ce121"/>
          <table:table-cell table:style-name="ce113"/>
          <table:table-cell table:style-name="ce115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01"/>
          <table:table-cell table:style-name="ce121"/>
          <table:table-cell table:style-name="ce146"/>
          <table:table-cell table:style-name="ce162"/>
          <table:table-cell table:style-name="ce151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4"/>
          <table:table-cell table:style-name="ce84"/>
          <table:table-cell table:style-name="ce89"/>
          <table:table-cell table:style-name="ce112"/>
          <table:table-cell table:style-name="ce118"/>
          <table:table-cell table:style-name="ce101"/>
          <table:table-cell table:style-name="ce121"/>
          <table:table-cell table:style-name="ce146"/>
          <table:table-cell table:style-name="ce163"/>
          <table:table-cell table:style-name="ce171" table:number-columns-repeated="221"/>
          <table:table-cell table:style-name="ce180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4"/>
          <table:table-cell table:style-name="ce84"/>
          <table:table-cell table:style-name="ce89"/>
          <table:table-cell table:style-name="ce113"/>
          <table:table-cell table:style-name="ce118"/>
          <table:table-cell table:style-name="ce113"/>
          <table:table-cell table:style-name="ce121"/>
          <table:table-cell table:style-name="ce146"/>
          <table:table-cell table:style-name="ce163"/>
          <table:table-cell table:style-name="ce171" table:number-columns-repeated="221"/>
          <table:table-cell table:style-name="ce180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13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3" table:number-columns-repeated="3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67"/>
          <table:table-cell table:style-name="ce73"/>
          <table:table-cell table:style-name="ce84"/>
          <table:table-cell table:style-name="ce89"/>
          <table:table-cell table:style-name="ce112"/>
          <table:table-cell table:style-name="ce118"/>
          <table:table-cell table:style-name="ce101"/>
          <table:table-cell table:style-name="ce121"/>
          <table:table-cell table:style-name="ce146"/>
          <table:table-cell table:style-name="ce164"/>
          <table:table-cell table:style-name="ce150" table:number-columns-repeated="2"/>
          <table:table-cell table:style-name="ce151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67"/>
          <table:table-cell table:style-name="ce73"/>
          <table:table-cell table:style-name="ce84"/>
          <table:table-cell table:style-name="ce89"/>
          <table:table-cell table:style-name="ce113"/>
          <table:table-cell table:style-name="ce118" table:number-columns-repeated="3"/>
          <table:table-cell table:style-name="ce14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/>
          <table:table-cell table:style-name="ce76" table:number-columns-repeated="2"/>
          <table:table-cell table:style-name="ce91" table:number-columns-repeated="5"/>
          <table:table-cell table:style-name="ce147"/>
          <table:table-cell table:style-name="ce158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76" table:number-columns-repeated="2"/>
          <table:table-cell table:style-name="ce91" table:number-columns-repeated="5"/>
          <table:table-cell table:style-name="ce147"/>
          <table:table-cell table:style-name="ce77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7" table:number-columns-repeated="2"/>
          <table:table-cell table:style-name="ce87" table:number-columns-repeated="5"/>
          <table:table-cell table:style-name="ce145"/>
          <table:table-cell table:style-name="ce77" table:number-columns-repeated="225"/>
          <table:table-cell table:number-columns-repeated="790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8" table:number-columns-repeated="244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1013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1013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1013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30">
          <table:table-cell/>
          <table:table-cell table:style-name="ce70" office:value-type="string">
            <text:p>Total Main Cases:</text:p>
          </table:table-cell>
          <table:table-cell table:style-name="ce81" table:formula="of:=MAX([.A7:.A996])" office:value-type="float" office:value="25" table:number-columns-spanned="3" table:number-rows-spanned="1">
            <text:p>25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1013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1013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21"/>
        </table:table-row>
        <table:table-row table:style-name="ro30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</table:table-row>
        <table:table-row table:style-name="ro9">
          <table:table-cell table:style-name="ce65" office:value-type="float" office:value="1">
            <text:p>001</text:p>
          </table:table-cell>
          <table:table-cell table:style-name="ce48" office:value-type="string">
            <text:p>REG_WCM_ALL-36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ALL-362">
            <text:p>WCM/REG_WCM_ALL-362</text:p>
          </table:table-cell>
          <table:table-cell table:style-name="ce186" office:value-type="string">
            <text:p>Check Homepage button on Start bar</text:p>
          </table:table-cell>
          <table:table-cell table:style-name="ce55" office:value-type="string">
            <text:p>Step 1: Open control workspace</text:p>
          </table:table-cell>
          <table:table-cell table:style-name="ce55" office:value-type="string">
            <text:p>- Login</text:p>
            <text:p>- Go to a page (not Home page)</text:p>
            <text:p>- Click icon on the left to open control workspace</text:p>
          </table:table-cell>
          <table:table-cell table:style-name="ce55" office:value-type="string">
            <text:p>Control workspace is opened, there's Home page button at the bottom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07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ALL-362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ALL-362">
            <text:p>WCM/REG_WCM_ALL-362</text:p>
          </table:table-cell>
          <table:table-cell table:style-name="ce55" office:value-type="string">
            <text:p>Check Homepage button on Start bar</text:p>
          </table:table-cell>
          <table:table-cell table:style-name="ce55" office:value-type="string">
            <text:p>Step 2: Check Home page button</text:p>
          </table:table-cell>
          <table:table-cell table:style-name="ce55" office:value-type="string">
            <text:p>Click on Home page button</text:p>
          </table:table-cell>
          <table:table-cell table:style-name="ce55" office:value-type="string">
            <text:p>Jump to Home p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07</text:p>
          </table:table-cell>
          <table:table-cell table:style-name="ce55" office:value-type="string">
            <text:p>The Homepage button on Start Bar container moves with the mouse cursor.</text:p>
          </table:table-cell>
          <table:table-cell table:number-columns-repeated="244"/>
        </table:table-row>
        <table:table-row table:style-name="ro17">
          <table:table-cell table:style-name="ce6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8" office:value-type="string">
            <text:p>REG_WCM_CCP-42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9])" office:value-type="string" office:string-value="WCM/REG_WCM_CCP-422">
            <text:p>WCM/REG_WCM_CCP-422</text:p>
          </table:table-cell>
          <table:table-cell table:style-name="ce186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1: Add category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5" office:value-type="string">
            <text:p>Create new category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CONCATENATE(&quot;WCM&quot;;&quot;/&quot;;[.B10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2: Create new page contain content detail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5" office:value-type="string">
            <text:p>SC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CONCATENATE(&quot;WCM&quot;;&quot;/&quot;;[.B11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ontent detail (IE7)</text:p>
          </table:table-cell>
          <table:table-cell table:style-name="ce55" office:value-type="string">
            <text:p>Step 3: Edit content detail</text:p>
          </table:table-cell>
          <table:table-cell table:style-name="ce55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6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REG_WCM_CCP-422</text:p>
          </table:table-cell>
          <table:table-cell table:style-name="ce8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5" table:formula="of:=CONCATENATE(&quot;WCM&quot;;&quot;/&quot;;[.B12])" office:value-type="string" office:string-value="WCM/REG_WCM_CCP-422">
            <text:p>WCM/REG_WCM_CCP-422</text:p>
          </table:table-cell>
          <table:table-cell table:style-name="ce186" office:value-type="string">
            <text:p>Check when browsing directories with special characters while configuring CLV (IE7)</text:p>
          </table:table-cell>
          <table:table-cell table:style-name="ce55" office:value-type="string">
            <text:p>Step 1: Add folders</text:p>
          </table:table-cell>
          <table:table-cell table:style-name="ce55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5" office:value-type="string">
            <text:p>Create new folders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table:formula="of:=CONCATENATE(&quot;WCM&quot;;&quot;/&quot;;[.B13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2: Create new page contain CLV</text:p>
          </table:table-cell>
          <table:table-cell table:style-name="ce55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5" office:value-type="string">
            <text:p>CLV portlet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WCM_CCP-422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table:formula="of:=CONCATENATE(&quot;WCM&quot;;&quot;/&quot;;[.B14])" office:value-type="string" office:string-value="WCM/REG_WCM_CCP-422">
            <text:p>WCM/REG_WCM_CCP-422</text:p>
          </table:table-cell>
          <table:table-cell table:style-name="ce55" office:value-type="string">
            <text:p>Check when browsing directories with special characters while configuring CLV (IE7)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5" office:value-type="string">
            <text:p>Directory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6</text:p>
          </table:table-cell>
          <table:table-cell table:style-name="ce55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6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48" office:value-type="string">
            <text:p>REG_WCM_CCP-40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15])" office:value-type="string" office:string-value="WCM/REG_WCM_CCP-405">
            <text:p>WCM/REG_WCM_CCP-405</text:p>
          </table:table-cell>
          <table:table-cell table:style-name="ce186" office:value-type="string">
            <text:p>Check listing document with special character in name in CLV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s</text:p>
          </table:table-cell>
          <table:table-cell table:style-name="ce55" office:value-type="string">
            <text:p>Documents is selec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5" table:formula="of:=CONCATENATE(&quot;WCM&quot;;&quot;/&quot;;[.B16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Upload a binary with name containing character like ' 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CONCATENATE(&quot;WCM&quot;;&quot;/&quot;;[.B17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3: Public uploaded file</text:p>
          </table:table-cell>
          <table:table-cell table:style-name="ce55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5" office:value-type="string">
            <text:p>Uploaded file is changed statu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WCM_CCP-405</text:p>
          </table:table-cell>
          <table:table-cell table:style-name="ce8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CONCATENATE(&quot;WCM&quot;;&quot;/&quot;;[.B18])" office:value-type="string" office:string-value="WCM/REG_WCM_CCP-405">
            <text:p>WCM/REG_WCM_CCP-405</text:p>
          </table:table-cell>
          <table:table-cell table:style-name="ce55" office:value-type="string">
            <text:p>Check listing document with special character in name in CLV</text:p>
          </table:table-cell>
          <table:table-cell table:style-name="ce55" office:value-type="string">
            <text:p>Step 4: Check showing uploaded file</text:p>
          </table:table-cell>
          <table:table-cell table:style-name="ce55" office:value-type="string">
            <text:p>Go to Overview page in acme site</text:p>
          </table:table-cell>
          <table:table-cell table:style-name="ce55" office:value-type="string">
            <text:p>Uploaded file is listed in Documents list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5</text:p>
          </table:table-cell>
          <table:table-cell table:style-name="ce55" office:value-type="string">
            <text:p>a %27 replace the ' </text:p>
          </table:table-cell>
          <table:table-cell table:number-columns-repeated="244"/>
        </table:table-row>
        <table:table-row table:style-name="ro10">
          <table:table-cell table:style-name="ce65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8" office:value-type="string">
            <text:p>REG_WCM_CCP-42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19])" office:value-type="string" office:string-value="WCM/REG_WCM_CCP-424">
            <text:p>WCM/REG_WCM_CCP-424</text:p>
          </table:table-cell>
          <table:table-cell table:style-name="ce186" office:value-type="string">
            <text:p>Check order content in CLV using manual browse</text:p>
          </table:table-cell>
          <table:table-cell table:style-name="ce55" office:value-type="string">
            <text:p>Step 1: Go to ACME site</text:p>
          </table:table-cell>
          <table:table-cell table:style-name="ce55" office:value-type="string">
            <text:p>- Login by admin</text:p>
            <text:p>- Select acme site</text:p>
            <text:p>- Switch to edit mode</text:p>
          </table:table-cell>
          <table:table-cell table:style-name="ce55" office:value-type="string">
            <text:p>Edit mode in acme site is displayed, there's Quick Edit icon for each portlet in the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5" table:formula="of:=CONCATENATE(&quot;WCM&quot;;&quot;/&quot;;[.B20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2: Show form to edit a CLV</text:p>
          </table:table-cell>
          <table:table-cell table:style-name="ce55" office:value-type="string">
            <text:p>Click Quick edit icon at a CLV (e.g: Document)</text:p>
          </table:table-cell>
          <table:table-cell table:style-name="ce55" office:value-type="string">
            <text:p>CLV edi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21">
          <table:table-cell table:style-name="ce6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5" table:formula="of:=CONCATENATE(&quot;WCM&quot;;&quot;/&quot;;[.B21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3: Select document</text:p>
          </table:table-cell>
          <table:table-cell table:style-name="ce55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5" office:value-type="string">
            <text:p>Selected documents are listed as 1, 3, 4 in CLV config form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55" table:formula="of:=CONCATENATE(&quot;WCM&quot;;&quot;/&quot;;[.B22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4: Change order of document in list</text:p>
          </table:table-cell>
          <table:table-cell table:style-name="ce55" office:value-type="string">
            <text:p>In CLV config form</text:p>
            <text:p>Use the Up/Down arrows to change their position</text:p>
          </table:table-cell>
          <table:table-cell table:style-name="ce55" office:value-type="string">
            <text:p>The order is chang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WCM_CCP-424</text:p>
          </table:table-cell>
          <table:table-cell table:style-name="ce8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table:formula="of:=CONCATENATE(&quot;WCM&quot;;&quot;/&quot;;[.B23])" office:value-type="string" office:string-value="WCM/REG_WCM_CCP-424">
            <text:p>WCM/REG_WCM_CCP-424</text:p>
          </table:table-cell>
          <table:table-cell table:style-name="ce55" office:value-type="string">
            <text:p>Check order content in CLV using manual browse</text:p>
          </table:table-cell>
          <table:table-cell table:style-name="ce55" office:value-type="string">
            <text:p>Step 5: Check listing document after editing the config</text:p>
          </table:table-cell>
          <table:table-cell table:style-name="ce55" office:value-type="string">
            <text:p>Click Save in Edit CLV form</text:p>
          </table:table-cell>
          <table:table-cell table:style-name="ce55" office:value-type="string">
            <text:p>Selected documents are listed as changed at step 4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18</text:p>
          </table:table-cell>
          <table:table-cell table:style-name="ce55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65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8" office:value-type="string">
            <text:p>REG_WCM_CCP-429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4])" office:value-type="string" office:string-value="WCM/REG_WCM_CCP-429">
            <text:p>WCM/REG_WCM_CCP-429</text:p>
          </table:table-cell>
          <table:table-cell table:style-name="ce186" office:value-type="string">
            <text:p>Check search when result exceeds 250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5" office:value-type="string">
            <text:p>250 document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WCM_CCP-429</text:p>
          </table:table-cell>
          <table:table-cell table:style-name="ce8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table:formula="of:=CONCATENATE(&quot;WCM&quot;;&quot;/&quot;;[.B25])" office:value-type="string" office:string-value="WCM/REG_WCM_CCP-429">
            <text:p>WCM/REG_WCM_CCP-429</text:p>
          </table:table-cell>
          <table:table-cell table:style-name="ce55" office:value-type="string">
            <text:p>Check search when result exceeds 250</text:p>
          </table:table-cell>
          <table:table-cell table:style-name="ce55" office:value-type="string">
            <text:p>Step 2: Quick Search</text:p>
          </table:table-cell>
          <table:table-cell table:style-name="ce55" office:value-type="string">
            <text:p>- Back to Home page</text:p>
            <text:p>- Input added file name into search text box &amp; hit enter</text:p>
          </table:table-cell>
          <table:table-cell table:style-name="ce55" office:value-type="string">
            <text:p>Go to Search portlet with search result in page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8</text:p>
          </table:table-cell>
          <table:table-cell table:style-name="ce55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65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8" office:value-type="string">
            <text:p>REG_WCM_WCM-001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6])" office:value-type="string" office:string-value="WCM/REG_WCM_WCM-001">
            <text:p>WCM/REG_WCM_WCM-001</text:p>
          </table:table-cell>
          <table:table-cell table:style-name="ce186" office:value-type="string">
            <text:p>Check if there's icon to Edit/Delete comment on document</text:p>
          </table:table-cell>
          <table:table-cell table:style-name="ce55" office:value-type="string">
            <text:p>Step 1: Go to Sites Explorer</text:p>
          </table:table-cell>
          <table:table-cell table:style-name="ce55" office:value-type="string">
            <text:p>- Login</text:p>
            <text:p>- Go to Sites Explorer/Sites Management/acme/document</text:p>
          </table:table-cell>
          <table:table-cell table:style-name="ce55" office:value-type="string">
            <text:p>document folder open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WCM_WCM-001</text:p>
          </table:table-cell>
          <table:table-cell table:style-name="ce8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table:formula="of:=CONCATENATE(&quot;WCM&quot;;&quot;/&quot;;[.B27])" office:value-type="string" office:string-value="WCM/REG_WCM_WCM-001">
            <text:p>WCM/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Step 2: Add document</text:p>
          </table:table-cell>
          <table:table-cell table:style-name="ce55" office:value-type="string">
            <text:p>- Add new document</text:p>
          </table:table-cell>
          <table:table-cell table:style-name="ce55" office:value-type="string">
            <text:p>Add document successfully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WCM_WCM-001</text:p>
          </table:table-cell>
          <table:table-cell table:style-name="ce8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CONCATENATE(&quot;WCM&quot;;&quot;/&quot;;[.B28])" office:value-type="string" office:string-value="WCM/REG_WCM_WCM-001">
            <text:p>WCM/REG_WCM_WCM-001</text:p>
          </table:table-cell>
          <table:table-cell table:style-name="ce55" office:value-type="string">
            <text:p>Check if there's icon to Edit/Delete comment on document</text:p>
          </table:table-cell>
          <table:table-cell table:style-name="ce55" office:value-type="string">
            <text:p>Step 3: Add comment</text:p>
          </table:table-cell>
          <table:table-cell table:style-name="ce55" office:value-type="string">
            <text:p>- Select added document</text:p>
            <text:p>- Click Add Comment</text:p>
            <text:p>- Input text, click Save</text:p>
          </table:table-cell>
          <table:table-cell table:style-name="ce55" office:value-type="string">
            <text:p>- Comment is added on document</text:p>
            <text:p>- User who added comment can edit/delete it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REG_WCM_CCP-47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29])" office:value-type="string" office:string-value="WCM/REG_WCM_CCP-474">
            <text:p>WCM/REG_WCM_CCP-474</text:p>
          </table:table-cell>
          <table:table-cell table:style-name="ce186" office:value-type="string">
            <text:p>Check internationalized label in WCMInsertContent functionality</text:p>
          </table:table-cell>
          <table:table-cell table:style-name="ce55" office:value-type="string">
            <text:p>Step 1: Show Add new Free layout webconntent form</text:p>
          </table:table-cell>
          <table:table-cell table:style-name="ce55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5" office:value-type="string">
            <text:p>Add new free layout content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WCM_CCP-474</text:p>
          </table:table-cell>
          <table:table-cell table:style-name="ce8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CONCATENATE(&quot;WCM&quot;;&quot;/&quot;;[.B30])" office:value-type="string" office:string-value="WCM/REG_WCM_CCP-474">
            <text:p>WCM/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2: Show Insert content form</text:p>
          </table:table-cell>
          <table:table-cell table:style-name="ce55" office:value-type="string">
            <text:p>Click on the WCMInsertContent icon in the FCKEditor of the main content</text:p>
          </table:table-cell>
          <table:table-cell table:style-name="ce55" office:value-type="string">
            <text:p>Insert content for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WCM_CCP-474</text:p>
          </table:table-cell>
          <table:table-cell table:style-name="ce8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CONCATENATE(&quot;WCM&quot;;&quot;/&quot;;[.B31])" office:value-type="string" office:string-value="WCM/REG_WCM_CCP-474">
            <text:p>WCM/REG_WCM_CCP-474</text:p>
          </table:table-cell>
          <table:table-cell table:style-name="ce55" office:value-type="string">
            <text:p>Check internationalized label in WCMInsertContent functionality</text:p>
          </table:table-cell>
          <table:table-cell table:style-name="ce55" office:value-type="string">
            <text:p>Step 3: Change language</text:p>
          </table:table-cell>
          <table:table-cell table:style-name="ce55" office:value-type="string">
            <text:p>- Keep the forms open</text:p>
            <text:p>- Change displaying language</text:p>
          </table:table-cell>
          <table:table-cell table:style-name="ce55" office:value-type="string">
            <text:p>Labels in form are translated into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3</text:p>
          </table:table-cell>
          <table:table-cell table:style-name="ce55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65" table:formula="of:=IF(VALUE(MID([.F32];6;FIND(&quot;:&quot;;[.F32];1)-FIND(&quot; &quot;;[.F32];1)-1))&gt;VALUE(MID([.F31];6;FIND(&quot;:&quot;;[.F31];1)-FIND(&quot; &quot;;[.F31];1)-1));&quot;&quot;;MAX([.A$7:.A31])+1)" office:value-type="float" office:value="9">
            <text:p>009</text:p>
          </table:table-cell>
          <table:table-cell table:style-name="ce48" office:value-type="string">
            <text:p>REG_WCM_CCP-459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2])" office:value-type="string" office:string-value="WCM/REG_WCM_CCP-459">
            <text:p>WCM/REG_WCM_CCP-459</text:p>
          </table:table-cell>
          <table:table-cell table:style-name="ce186" office:value-type="string">
            <text:p>Check if links Next &amp; Previous in search portlet are internationaliz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5" office:value-type="string">
            <text:p>Page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WCM_CCP-459</text:p>
          </table:table-cell>
          <table:table-cell table:style-name="ce8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table:formula="of:=CONCATENATE(&quot;WCM&quot;;&quot;/&quot;;[.B33])" office:value-type="string" office:string-value="WCM/REG_WCM_CCP-459">
            <text:p>WCM/REG_WCM_CCP-459</text:p>
          </table:table-cell>
          <table:table-cell table:style-name="ce55" office:value-type="string">
            <text:p>Check if links Next &amp; Previous in search portlet are internationalized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Input text into search text box &amp; hit enter</text:p>
          </table:table-cell>
          <table:table-cell table:style-name="ce55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4</text:p>
          </table:table-cell>
          <table:table-cell table:style-name="ce55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0">
          <table:table-cell table:style-name="ce65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48" office:value-type="string">
            <text:p>REG_WCM_CCP-45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4])" office:value-type="string" office:string-value="WCM/REG_WCM_CCP-454">
            <text:p>WCM/REG_WCM_CCP-454</text:p>
          </table:table-cell>
          <table:table-cell table:style-name="ce186" office:value-type="string">
            <text:p>Check insert link to a site page when add new web content</text:p>
          </table:table-cell>
          <table:table-cell table:style-name="ce55" office:value-type="string">
            <text:p>Step 1: Add new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5" office:value-type="string">
            <text:p>New 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table:formula="of:=CONCATENATE(&quot;WCM&quot;;&quot;/&quot;;[.B35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add new sub node with a specific page</text:p>
          </table:table-cell>
          <table:table-cell table:style-name="ce55" office:value-type="string">
            <text:p>Add node with page successful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CONCATENATE(&quot;WCM&quot;;&quot;/&quot;;[.B36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3: Add web content</text:p>
          </table:table-cell>
          <table:table-cell table:style-name="ce187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5" office:value-type="string">
            <text:p>Add new content with corresponding layou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table:formula="of:=CONCATENATE(&quot;WCM&quot;;&quot;/&quot;;[.B37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4: Show form to select link</text:p>
          </table:table-cell>
          <table:table-cell table:style-name="ce55" office:value-type="string">
            <text:p>- In the FCK editor toolbar click on the Insert link to a site page</text:p>
            <text:p>- Click Get Portal Link</text:p>
          </table:table-cell>
          <table:table-cell table:style-name="ce55" office:value-type="string">
            <text:p>A form to select appear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20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WCM_CCP-454</text:p>
          </table:table-cell>
          <table:table-cell table:style-name="ce8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CONCATENATE(&quot;WCM&quot;;&quot;/&quot;;[.B38])" office:value-type="string" office:string-value="WCM/REG_WCM_CCP-454">
            <text:p>WCM/REG_WCM_CCP-454</text:p>
          </table:table-cell>
          <table:table-cell table:style-name="ce55" office:value-type="string">
            <text:p>Check insert link to a site page when add new web content</text:p>
          </table:table-cell>
          <table:table-cell table:style-name="ce55" office:value-type="string">
            <text:p>Step 5: Select page</text:p>
          </table:table-cell>
          <table:table-cell table:style-name="ce55" office:value-type="string">
            <text:p>- Go to path of added node at step 1 &amp; 2</text:p>
          </table:table-cell>
          <table:table-cell table:style-name="ce55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3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8" office:value-type="string">
            <text:p>REG_WCM_WCM-002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39])" office:value-type="string" office:string-value="WCM/REG_WCM_WCM-002">
            <text:p>WCM/REG_WCM_WCM-002</text:p>
          </table:table-cell>
          <table:table-cell table:style-name="ce186" office:value-type="string">
            <text:p>Check showing Backup path in Manage Publication form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by john</text:p>
            <text:p>- Go to Sites Explorer/Sites Management/acme/documents</text:p>
            <text:p>- Click Add document from Action bar</text:p>
            <text:p>- Input value for fields</text:p>
            <text:p>- Click Save</text:p>
          </table:table-cell>
          <table:table-cell table:style-name="ce55" office:value-type="string">
            <text:p>New documen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WCM_WCM-002</text:p>
          </table:table-cell>
          <table:table-cell table:style-name="ce8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table:formula="of:=CONCATENATE(&quot;WCM&quot;;&quot;/&quot;;[.B40])" office:value-type="string" office:string-value="WCM/REG_WCM_WCM-002">
            <text:p>WCM/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Step 2: Show Enroll form</text:p>
          </table:table-cell>
          <table:table-cell table:style-name="ce55" office:value-type="string">
            <text:p>- Select to view added document</text:p>
            <text:p>- Click Manage Publications</text:p>
          </table:table-cell>
          <table:table-cell table:style-name="ce55" office:value-type="string">
            <text:p>Enroll to publication lifecycle from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WCM_WCM-002</text:p>
          </table:table-cell>
          <table:table-cell table:style-name="ce8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table:formula="of:=CONCATENATE(&quot;WCM&quot;;&quot;/&quot;;[.B41])" office:value-type="string" office:string-value="WCM/REG_WCM_WCM-002">
            <text:p>WCM/REG_WCM_WCM-002</text:p>
          </table:table-cell>
          <table:table-cell table:style-name="ce55" office:value-type="string">
            <text:p>Check showing Backup path in Manage Publication form</text:p>
          </table:table-cell>
          <table:table-cell table:style-name="ce55" office:value-type="string">
            <text:p>Step 3: Show Publication form</text:p>
          </table:table-cell>
          <table:table-cell table:style-name="ce55" office:value-type="string">
            <text:p>Click Action icon at the row of Revision </text:p>
          </table:table-cell>
          <table:table-cell table:style-name="ce55" office:value-type="string">
            <text:p>- Manage Publication form is shown</text:p>
            <text:p>- Backup path is not blank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56</text:p>
          </table:table-cell>
          <table:table-cell table:style-name="ce55" office:value-type="string">
            <text:p>Backup path is blank</text:p>
          </table:table-cell>
          <table:table-cell table:number-columns-repeated="244"/>
        </table:table-row>
        <table:table-row table:style-name="ro17">
          <table:table-cell table:style-name="ce65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48" office:value-type="string">
            <text:p>REG_WCM_CCP-45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2])" office:value-type="string" office:string-value="WCM/REG_WCM_CCP-453">
            <text:p>WCM/REG_WCM_CCP-453</text:p>
          </table:table-cell>
          <table:table-cell table:style-name="ce186" office:value-type="string">
            <text:p>Check showing sub node on admin bar when parent does not select to any page</text:p>
          </table:table-cell>
          <table:table-cell table:style-name="ce55" office:value-type="string">
            <text:p>Step 1: Add parent node</text:p>
          </table:table-cell>
          <table:table-cell table:style-name="ce55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5" office:value-type="string">
            <text:p>Nod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WCM_CCP-453</text:p>
          </table:table-cell>
          <table:table-cell table:style-name="ce82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5" table:formula="of:=CONCATENATE(&quot;WCM&quot;;&quot;/&quot;;[.B43])" office:value-type="string" office:string-value="WCM/REG_WCM_CCP-453">
            <text:p>WCM/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2: Add sub node</text:p>
          </table:table-cell>
          <table:table-cell table:style-name="ce55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5" office:value-type="string">
            <text:p>New node with pag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WCM_CCP-453</text:p>
          </table:table-cell>
          <table:table-cell table:style-name="ce8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table:formula="of:=CONCATENATE(&quot;WCM&quot;;&quot;/&quot;;[.B44])" office:value-type="string" office:string-value="WCM/REG_WCM_CCP-453">
            <text:p>WCM/REG_WCM_CCP-453</text:p>
          </table:table-cell>
          <table:table-cell table:style-name="ce55" office:value-type="string">
            <text:p>Check showing sub node on admin bar when parent does not select to any page</text:p>
          </table:table-cell>
          <table:table-cell table:style-name="ce55" office:value-type="string">
            <text:p>Step 3: View in admin bar</text:p>
          </table:table-cell>
          <table:table-cell table:style-name="ce55" office:value-type="string">
            <text:p>- Click Save &amp; Finish icon to quit Edit navigation form</text:p>
            <text:p/>
          </table:table-cell>
          <table:table-cell table:style-name="ce55" office:value-type="string">
            <text:p>- Added nodes (parent &amp; child nodes) are listed in Admin ba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2</text:p>
          </table:table-cell>
          <table:table-cell table:style-name="ce55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65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8" office:value-type="string">
            <text:p>REG_WCM_CCP-40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5])" office:value-type="string" office:string-value="WCM/REG_WCM_CCP-404">
            <text:p>WCM/REG_WCM_CCP-404</text:p>
          </table:table-cell>
          <table:table-cell table:style-name="ce186" office:value-type="string">
            <text:p>Check downloading file with name containing an illegal jcr cha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WCM_CCP-404</text:p>
          </table:table-cell>
          <table:table-cell table:style-name="ce8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table:formula="of:=CONCATENATE(&quot;WCM&quot;;&quot;/&quot;;[.B46])" office:value-type="string" office:string-value="WCM/REG_WCM_CCP-404">
            <text:p>WCM/REG_WCM_CCP-404</text:p>
          </table:table-cell>
          <table:table-cell table:style-name="ce55" office:value-type="string">
            <text:p>Check downloading file with name containing an illegal jcr char</text:p>
          </table:table-cell>
          <table:table-cell table:style-name="ce55" office:value-type="string">
            <text:p>Step 2: Download file</text:p>
          </table:table-cell>
          <table:table-cell table:style-name="ce55" office:value-type="string">
            <text:p>In the right tree (wcm-view), right click on the Uploaded file and select "Download And Allow Edition"</text:p>
          </table:table-cell>
          <table:table-cell table:style-name="ce55" office:value-type="string">
            <text:p>File is downloa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65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REG_WCM_CCP-404</text:p>
          </table:table-cell>
          <table:table-cell table:style-name="ce8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5" table:formula="of:=CONCATENATE(&quot;WCM&quot;;&quot;/&quot;;[.B47])" office:value-type="string" office:string-value="WCM/REG_WCM_CCP-404">
            <text:p>WCM/REG_WCM_CCP-404</text:p>
          </table:table-cell>
          <table:table-cell table:style-name="ce186" office:value-type="string">
            <text:p>Check if labels in right click menu in Sites Explorer are translated</text:p>
          </table:table-cell>
          <table:table-cell table:style-name="ce55" office:value-type="string">
            <text:p>Step 1: Change language</text:p>
          </table:table-cell>
          <table:table-cell table:style-name="ce55" office:value-type="string">
            <text:p>- Login </text:p>
            <text:p>- Click on Language settings</text:p>
            <text:p>- Select 1 language to view</text:p>
          </table:table-cell>
          <table:table-cell table:style-name="ce55" office:value-type="string">
            <text:p>Current portal is displayed in new selected language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WCM_CCP-404</text:p>
          </table:table-cell>
          <table:table-cell table:style-name="ce8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55" table:formula="of:=CONCATENATE(&quot;WCM&quot;;&quot;/&quot;;[.B48])" office:value-type="string" office:string-value="WCM/REG_WCM_CCP-404">
            <text:p>WCM/REG_WCM_CCP-404</text:p>
          </table:table-cell>
          <table:table-cell table:style-name="ce55" office:value-type="string">
            <text:p>Check if labels in right click menu in Sites Explorer are translated</text:p>
          </table:table-cell>
          <table:table-cell table:style-name="ce55" office:value-type="string">
            <text:p>Step 2: Check internationalization label</text:p>
          </table:table-cell>
          <table:table-cell table:style-name="ce55" office:value-type="string">
            <text:p>- Go to Sites Explorer/Sites Management</text:p>
            <text:p>- Right click on 1 node</text:p>
          </table:table-cell>
          <table:table-cell table:style-name="ce55" office:value-type="string">
            <text:p>All labels are well translat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32</text:p>
          </table:table-cell>
          <table:table-cell table:style-name="ce55" office:value-type="string">
            <text:p>"Download And Allow Edition" is not translated</text:p>
          </table:table-cell>
          <table:table-cell table:number-columns-repeated="244"/>
        </table:table-row>
        <table:table-row table:style-name="ro11">
          <table:table-cell table:style-name="ce65" table:formula="of:=IF(VALUE(MID([.F49];6;FIND(&quot;:&quot;;[.F49];1)-FIND(&quot; &quot;;[.F49];1)-1))&gt;VALUE(MID([.F48];6;FIND(&quot;:&quot;;[.F48];1)-FIND(&quot; &quot;;[.F48];1)-1));&quot;&quot;;MAX([.A$7:.A48])+1)" office:value-type="float" office:value="15">
            <text:p>015</text:p>
          </table:table-cell>
          <table:table-cell table:style-name="ce48" office:value-type="string">
            <text:p>REG_WCM_CCP-496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49])" office:value-type="string" office:string-value="WCM/REG_WCM_CCP-496">
            <text:p>WCM/REG_WCM_CCP-496</text:p>
          </table:table-cell>
          <table:table-cell table:style-name="ce186" office:value-type="string">
            <text:p>Check WCMInsertContent when browsing directories with special characters </text:p>
          </table:table-cell>
          <table:table-cell table:style-name="ce55" office:value-type="string">
            <text:p>Step 1: Add folder</text:p>
          </table:table-cell>
          <table:table-cell table:style-name="ce55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5" office:value-type="string">
            <text:p>New folder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table:formula="of:=CONCATENATE(&quot;WCM&quot;;&quot;/&quot;;[.B50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2: Upload file</text:p>
          </table:table-cell>
          <table:table-cell table:style-name="ce55" office:value-type="string">
            <text:p>- Select added folder</text:p>
            <text:p>- Upload 1 image</text:p>
          </table:table-cell>
          <table:table-cell table:style-name="ce55" office:value-type="string">
            <text:p>Upload is do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5" table:formula="of:=CONCATENATE(&quot;WCM&quot;;&quot;/&quot;;[.B51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3: Show add content form</text:p>
          </table:table-cell>
          <table:table-cell table:style-name="ce55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5" office:value-type="string">
            <text:p>Add free layout web conten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31">
          <table:table-cell table:style-name="ce6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table:formula="of:=CONCATENATE(&quot;WCM&quot;;&quot;/&quot;;[.B52])" office:value-type="string" office:string-value="WCM/REG_WCM_CCP-496">
            <text:p>WCM/REG_WCM_CCP-496</text:p>
          </table:table-cell>
          <table:table-cell table:style-name="ce55" office:value-type="string">
            <text:p>Check WCMInsertContent when browsing directories with special characters </text:p>
          </table:table-cell>
          <table:table-cell table:style-name="ce55" office:value-type="string">
            <text:p>Step 4: Select content</text:p>
          </table:table-cell>
          <table:table-cell table:style-name="ce55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5" office:value-type="string">
            <text:p>Uploaded image is not listed in right pane. It is listed if filter to view by Medias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18">
          <table:table-cell table:style-name="ce65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8" office:value-type="string">
            <text:p>REG_WCM_CCP-496</text:p>
          </table:table-cell>
          <table:table-cell table:style-name="ce8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55" table:formula="of:=CONCATENATE(&quot;WCM&quot;;&quot;/&quot;;[.B53])" office:value-type="string" office:string-value="WCM/REG_WCM_CCP-496">
            <text:p>WCM/REG_WCM_CCP-496</text:p>
          </table:table-cell>
          <table:table-cell table:style-name="ce186" office:value-type="string">
            <text:p>Check when select drive with special character</text:p>
          </table:table-cell>
          <table:table-cell table:style-name="ce55" office:value-type="string">
            <text:p>Step 1: Add drive</text:p>
          </table:table-cell>
          <table:table-cell table:style-name="ce55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5" office:value-type="string">
            <text:p>New driv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/>
          <table:table-cell table:number-columns-repeated="244"/>
        </table:table-row>
        <table:table-row table:style-name="ro22">
          <table:table-cell table:style-name="ce6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WCM_CCP-496</text:p>
          </table:table-cell>
          <table:table-cell table:style-name="ce8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55" table:formula="of:=CONCATENATE(&quot;WCM&quot;;&quot;/&quot;;[.B54])" office:value-type="string" office:string-value="WCM/REG_WCM_CCP-496">
            <text:p>WCM/REG_WCM_CCP-496</text:p>
          </table:table-cell>
          <table:table-cell table:style-name="ce55" office:value-type="string">
            <text:p>Check when select drive with special character</text:p>
          </table:table-cell>
          <table:table-cell table:style-name="ce55" office:value-type="string">
            <text:p>Step 2: Add content</text:p>
          </table:table-cell>
          <table:table-cell table:style-name="ce55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5" office:value-type="string">
            <text:p>The "testéDrive" is selected properly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1</text:p>
          </table:table-cell>
          <table:table-cell table:style-name="ce55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65" table:formula="of:=IF(VALUE(MID([.F55];6;FIND(&quot;:&quot;;[.F55];1)-FIND(&quot; &quot;;[.F55];1)-1))&gt;VALUE(MID([.F54];6;FIND(&quot;:&quot;;[.F54];1)-FIND(&quot; &quot;;[.F54];1)-1));&quot;&quot;;MAX([.A$7:.A54])+1)" office:value-type="float" office:value="17">
            <text:p>017</text:p>
          </table:table-cell>
          <table:table-cell table:style-name="ce48" office:value-type="string">
            <text:p>REG_WCM_CCP-49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55])" office:value-type="string" office:string-value="WCM/REG_WCM_CCP-495">
            <text:p>WCM/REG_WCM_CCP-495</text:p>
          </table:table-cell>
          <table:table-cell table:style-name="ce186" office:value-type="string">
            <text:p>Check search with accented characters</text:p>
          </table:table-cell>
          <table:table-cell table:style-name="ce55" office:value-type="string">
            <text:p>Step 1: Add document</text:p>
          </table:table-cell>
          <table:table-cell table:style-name="ce55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5" office:value-type="string">
            <text:p>Article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/>
          <table:table-cell table:number-columns-repeated="244"/>
        </table:table-row>
        <table:table-row table:style-name="ro16">
          <table:table-cell table:style-name="ce6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WCM_CCP-495</text:p>
          </table:table-cell>
          <table:table-cell table:style-name="ce8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table:formula="of:=CONCATENATE(&quot;WCM&quot;;&quot;/&quot;;[.B56])" office:value-type="string" office:string-value="WCM/REG_WCM_CCP-495">
            <text:p>WCM/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2: Public the article</text:p>
          </table:table-cell>
          <table:table-cell table:style-name="ce55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5" office:value-type="string">
            <text:p>Article is publish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WCM_CCP-495</text:p>
          </table:table-cell>
          <table:table-cell table:style-name="ce8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5" table:formula="of:=CONCATENATE(&quot;WCM&quot;;&quot;/&quot;;[.B57])" office:value-type="string" office:string-value="WCM/REG_WCM_CCP-495">
            <text:p>WCM/REG_WCM_CCP-495</text:p>
          </table:table-cell>
          <table:table-cell table:style-name="ce55" office:value-type="string">
            <text:p>Check search with accented characters</text:p>
          </table:table-cell>
          <table:table-cell table:style-name="ce55" office:value-type="string">
            <text:p>Step 3: Search</text:p>
          </table:table-cell>
          <table:table-cell table:style-name="ce55" office:value-type="string">
            <text:p>Input the word Telephone into search textbox in banner &amp; hit enter</text:p>
          </table:table-cell>
          <table:table-cell table:style-name="ce55" office:value-type="string">
            <text:p>Search result is returned with added articl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60</text:p>
          </table:table-cell>
          <table:table-cell table:style-name="ce55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65" table:formula="of:=IF(VALUE(MID([.F58];6;FIND(&quot;:&quot;;[.F58];1)-FIND(&quot; &quot;;[.F58];1)-1))&gt;VALUE(MID([.F57];6;FIND(&quot;:&quot;;[.F57];1)-FIND(&quot; &quot;;[.F57];1)-1));&quot;&quot;;MAX([.A$7:.A57])+1)" office:value-type="float" office:value="18">
            <text:p>018</text:p>
          </table:table-cell>
          <table:table-cell table:style-name="ce48" office:value-type="string">
            <text:p>REG_WCM_CCP-418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58])" office:value-type="string" office:string-value="WCM/REG_WCM_CCP-418">
            <text:p>WCM/REG_WCM_CCP-418</text:p>
          </table:table-cell>
          <table:table-cell table:style-name="ce186" office:value-type="string">
            <text:p>Check removing container after being inserted in the pag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 wizard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WCM_CCP-418</text:p>
          </table:table-cell>
          <table:table-cell table:style-name="ce8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5" table:formula="of:=CONCATENATE(&quot;WCM&quot;;&quot;/&quot;;[.B59])" office:value-type="string" office:string-value="WCM/REG_WCM_CCP-418">
            <text:p>WCM/REG_WCM_CCP-418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2: Add container into page</text:p>
          </table:table-cell>
          <table:table-cell table:style-name="ce55" office:value-type="string">
            <text:p>- Go to Step 3 of edit page wizard</text:p>
            <text:p>- Drag &amp; drop a container into page</text:p>
          </table:table-cell>
          <table:table-cell table:style-name="ce55" office:value-type="string">
            <text:p>Container is added into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WCM_CCP-418</text:p>
          </table:table-cell>
          <table:table-cell table:style-name="ce82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5" table:formula="of:=CONCATENATE(&quot;WCM&quot;;&quot;/&quot;;[.B60])" office:value-type="string" office:string-value="WCM/REG_WCM_CCP-418">
            <text:p>WCM/REG_WCM_CCP-418</text:p>
          </table:table-cell>
          <table:table-cell table:style-name="ce55" office:value-type="string">
            <text:p>Check removing container after being inserted in the page</text:p>
          </table:table-cell>
          <table:table-cell table:style-name="ce55" office:value-type="string">
            <text:p>Step 3: Delete container</text:p>
          </table:table-cell>
          <table:table-cell table:style-name="ce55" office:value-type="string">
            <text:p>- Click x icon at the top right of portlet</text:p>
            <text:p>- Confirm</text:p>
          </table:table-cell>
          <table:table-cell table:style-name="ce55" office:value-type="string">
            <text:p>The container is removed from pag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21</text:p>
          </table:table-cell>
          <table:table-cell table:style-name="ce55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12">
          <table:table-cell table:style-name="ce65" table:formula="of:=IF(VALUE(MID([.F61];6;FIND(&quot;:&quot;;[.F61];1)-FIND(&quot; &quot;;[.F61];1)-1))&gt;VALUE(MID([.F60];6;FIND(&quot;:&quot;;[.F60];1)-FIND(&quot; &quot;;[.F60];1)-1));&quot;&quot;;MAX([.A$7:.A60])+1)" office:value-type="float" office:value="19">
            <text:p>019</text:p>
          </table:table-cell>
          <table:table-cell table:style-name="ce48" office:value-type="string">
            <text:p>REG_WCM_CCP-51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1])" office:value-type="string" office:string-value="WCM/REG_WCM_CCP-514">
            <text:p>WCM/REG_WCM_CCP-514</text:p>
          </table:table-cell>
          <table:table-cell table:style-name="ce186" office:value-type="string">
            <text:p>Check Edit CLV in manual mode</text:p>
          </table:table-cell>
          <table:table-cell table:style-name="ce55" office:value-type="string">
            <text:p>Step 1: Show edit page form</text:p>
          </table:table-cell>
          <table:table-cell table:style-name="ce55" office:value-type="string">
            <text:p>- Login </text:p>
            <text:p>- Go to Site Editor → Edit page</text:p>
          </table:table-cell>
          <table:table-cell table:style-name="ce55" office:value-type="string">
            <text:p>Edit page by wizard is show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5" table:formula="of:=CONCATENATE(&quot;WCM&quot;;&quot;/&quot;;[.B62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2: Add CLV into page</text:p>
          </table:table-cell>
          <table:table-cell table:style-name="ce55" office:value-type="string">
            <text:p>- Drag &amp; drop Content List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5" table:formula="of:=CONCATENATE(&quot;WCM&quot;;&quot;/&quot;;[.B63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5" office:value-type="string">
            <text:p>Edit CLV form is clos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/>
          <table:table-cell table:number-columns-repeated="244"/>
        </table:table-row>
        <table:table-row table:style-name="ro27">
          <table:table-cell table:style-name="ce6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WCM_CCP-514</text:p>
          </table:table-cell>
          <table:table-cell table:style-name="ce82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table:formula="of:=CONCATENATE(&quot;WCM&quot;;&quot;/&quot;;[.B64])" office:value-type="string" office:string-value="WCM/REG_WCM_CCP-514">
            <text:p>WCM/REG_WCM_CCP-514</text:p>
          </table:table-cell>
          <table:table-cell table:style-name="ce55" office:value-type="string">
            <text:p>Check Edit CLV in manual mode</text:p>
          </table:table-cell>
          <table:table-cell table:style-name="ce55" office:value-type="string">
            <text:p>Step 4: Edit CLV again</text:p>
          </table:table-cell>
          <table:table-cell table:style-name="ce55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5" office:value-type="string">
            <text:p>Edit CLV form is closed.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63</text:p>
          </table:table-cell>
          <table:table-cell table:style-name="ce55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16">
          <table:table-cell table:style-name="ce65" table:formula="of:=IF(VALUE(MID([.F65];6;FIND(&quot;:&quot;;[.F65];1)-FIND(&quot; &quot;;[.F65];1)-1))&gt;VALUE(MID([.F64];6;FIND(&quot;:&quot;;[.F64];1)-FIND(&quot; &quot;;[.F64];1)-1));&quot;&quot;;MAX([.A$7:.A64])+1)" office:value-type="float" office:value="20">
            <text:p>020</text:p>
          </table:table-cell>
          <table:table-cell table:style-name="ce48" office:value-type="string">
            <text:p>REG_WCM_CCP-40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5])" office:value-type="string" office:string-value="WCM/REG_WCM_CCP-403">
            <text:p>WCM/REG_WCM_CCP-403</text:p>
          </table:table-cell>
          <table:table-cell table:style-name="ce186" office:value-type="string">
            <text:p>Check showing uploaded file with illegal JCR characters in Name in Sites Explorer</text:p>
          </table:table-cell>
          <table:table-cell table:style-name="ce55" office:value-type="string">
            <text:p>Step 1: Upload file</text:p>
          </table:table-cell>
          <table:table-cell table:style-name="ce55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5" office:value-type="string">
            <text:p>File is uploa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WCM_CCP-403</text:p>
          </table:table-cell>
          <table:table-cell table:style-name="ce8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5" table:formula="of:=CONCATENATE(&quot;WCM&quot;;&quot;/&quot;;[.B66])" office:value-type="string" office:string-value="WCM/REG_WCM_CCP-403">
            <text:p>WCM/REG_WCM_CCP-403</text:p>
          </table:table-cell>
          <table:table-cell table:style-name="ce55" office:value-type="string">
            <text:p>Check showing uploaded file with illegal JCR characters in Name in Sites Explorer</text:p>
          </table:table-cell>
          <table:table-cell table:style-name="ce55" office:value-type="string">
            <text:p>Step 2: View file</text:p>
          </table:table-cell>
          <table:table-cell table:style-name="ce55" office:value-type="string">
            <text:p>Double click on uploaded file to view its content</text:p>
          </table:table-cell>
          <table:table-cell table:style-name="ce55" office:value-type="string">
            <text:p>File is displayed with correct nam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794</text:p>
          </table:table-cell>
          <table:table-cell table:style-name="ce55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7">
          <table:table-cell table:style-name="ce65" table:formula="of:=IF(VALUE(MID([.F67];6;FIND(&quot;:&quot;;[.F67];1)-FIND(&quot; &quot;;[.F67];1)-1))&gt;VALUE(MID([.F66];6;FIND(&quot;:&quot;;[.F66];1)-FIND(&quot; &quot;;[.F66];1)-1));&quot;&quot;;MAX([.A$7:.A66])+1)" office:value-type="float" office:value="21">
            <text:p>021</text:p>
          </table:table-cell>
          <table:table-cell table:style-name="ce48" office:value-type="string">
            <text:p>REG_WCM_WCM-004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7])" office:value-type="string" office:string-value="WCM/REG_WCM_WCM-004">
            <text:p>WCM/REG_WCM_WCM-004</text:p>
          </table:table-cell>
          <table:table-cell table:style-name="ce186" office:value-type="string">
            <text:p>Check when click Edit icon of Content Detail portlet while adding new page</text:p>
          </table:table-cell>
          <table:table-cell table:style-name="ce55" office:value-type="string">
            <text:p>Step 1: Add page</text:p>
          </table:table-cell>
          <table:table-cell table:style-name="ce55" office:value-type="string">
            <text:p>- Login by admin</text:p>
            <text:p>- Go to Sites Editor → Edit page wizard</text:p>
            <text:p>- Click Next at step 2</text:p>
            <text:p>- Drag &amp; drop Content Detail portlet into page</text:p>
            <text:p/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7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WCM_WCM-004</text:p>
          </table:table-cell>
          <table:table-cell table:style-name="ce8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5" table:formula="of:=CONCATENATE(&quot;WCM&quot;;&quot;/&quot;;[.B68])" office:value-type="string" office:string-value="WCM/REG_WCM_WCM-004">
            <text:p>WCM/REG_WCM_WCM-004</text:p>
          </table:table-cell>
          <table:table-cell table:style-name="ce55" office:value-type="string">
            <text:p>Check when click Edit icon of Content Detail portlet while adding new page</text:p>
          </table:table-cell>
          <table:table-cell table:style-name="ce55" office:value-type="string">
            <text:p>Step 2: Edit portlet</text:p>
          </table:table-cell>
          <table:table-cell table:style-name="ce55" office:value-type="string">
            <text:p>- Click edit icon at the top of added portlet</text:p>
          </table:table-cell>
          <table:table-cell table:style-name="ce55" office:value-type="string">
            <text:p>- Edit portlet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7</text:p>
          </table:table-cell>
          <table:table-cell table:style-name="ce55" office:value-type="string">
            <text:p>show pop-up message</text:p>
          </table:table-cell>
          <table:table-cell table:number-columns-repeated="244"/>
        </table:table-row>
        <table:table-row table:style-name="ro10">
          <table:table-cell table:style-name="ce65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48" office:value-type="string">
            <text:p>REG_WCM_WCM-00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69])" office:value-type="string" office:string-value="WCM/REG_WCM_WCM-005">
            <text:p>WCM/REG_WCM_WCM-005</text:p>
          </table:table-cell>
          <table:table-cell table:style-name="ce186" office:value-type="string">
            <text:p>Check when drag &amp; drop container into page</text:p>
          </table:table-cell>
          <table:table-cell table:style-name="ce55" office:value-type="string">
            <text:p>Step 1: Edit page</text:p>
          </table:table-cell>
          <table:table-cell table:style-name="ce55" office:value-type="string">
            <text:p>- Login by admin</text:p>
            <text:p>- Select 1 page</text:p>
            <text:p>- Select Sites Editor → Edit page wizard</text:p>
            <text:p>- Click Next to move to step 3</text:p>
          </table:table-cell>
          <table:table-cell table:style-name="ce55" office:value-type="string">
            <text:p>Edit page wizard step 3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REG_WCM_WCM-005</text:p>
          </table:table-cell>
          <table:table-cell table:style-name="ce82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table:formula="of:=CONCATENATE(&quot;WCM&quot;;&quot;/&quot;;[.B70])" office:value-type="string" office:string-value="WCM/REG_WCM_WCM-005">
            <text:p>WCM/REG_WCM_WCM-005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Step 2: Show container</text:p>
          </table:table-cell>
          <table:table-cell table:style-name="ce55" office:value-type="string">
            <text:p>Click Show container icon</text:p>
          </table:table-cell>
          <table:table-cell table:style-name="ce55" office:value-type="string">
            <text:p>Edit page area is shown in contain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WCM_WCM-005</text:p>
          </table:table-cell>
          <table:table-cell table:style-name="ce8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table:formula="of:=CONCATENATE(&quot;WCM&quot;;&quot;/&quot;;[.B71])" office:value-type="string" office:string-value="WCM/REG_WCM_WCM-005">
            <text:p>WCM/REG_WCM_WCM-005</text:p>
          </table:table-cell>
          <table:table-cell table:style-name="ce55" office:value-type="string">
            <text:p>Check when drag &amp; drop container into page</text:p>
          </table:table-cell>
          <table:table-cell table:style-name="ce55" office:value-type="string">
            <text:p>Step 3: Add container into page</text:p>
          </table:table-cell>
          <table:table-cell table:style-name="ce55" office:value-type="string">
            <text:p>Drag &amp; drop a container into page</text:p>
          </table:table-cell>
          <table:table-cell table:style-name="ce55" office:value-type="string">
            <text:p>The container is added into page area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83</text:p>
          </table:table-cell>
          <table:table-cell table:style-name="ce55" office:value-type="string">
            <text:p>Blank working area</text:p>
          </table:table-cell>
          <table:table-cell table:number-columns-repeated="244"/>
        </table:table-row>
        <table:table-row table:style-name="ro11">
          <table:table-cell table:style-name="ce65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48" office:value-type="string">
            <text:p>REG_WCM_CCP-44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2])" office:value-type="string" office:string-value="WCM/REG_WCM_CCP-443">
            <text:p>WCM/REG_WCM_CCP-443</text:p>
          </table:table-cell>
          <table:table-cell table:style-name="ce186" office:value-type="string">
            <text:p>Check Content Selector of CLV on IE7</text:p>
          </table:table-cell>
          <table:table-cell table:style-name="ce55" office:value-type="string">
            <text:p>Step 1: Add content</text:p>
          </table:table-cell>
          <table:table-cell table:style-name="ce55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5" office:value-type="string">
            <text:p>Nodes are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9">
          <table:table-cell table:style-name="ce6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table:formula="of:=CONCATENATE(&quot;WCM&quot;;&quot;/&quot;;[.B73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2: Add page with CLV portlet</text:p>
          </table:table-cell>
          <table:table-cell table:style-name="ce55" office:value-type="string">
            <text:p>- Click Site Editor --&gt; Create page wizard</text:p>
            <text:p>- At Step 3: Drag &amp; drop CLV (Content List) portlet into page</text:p>
          </table:table-cell>
          <table:table-cell table:style-name="ce55" office:value-type="string">
            <text:p>Portlet is add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55" table:formula="of:=CONCATENATE(&quot;WCM&quot;;&quot;/&quot;;[.B74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3: Edit CLV</text:p>
          </table:table-cell>
          <table:table-cell table:style-name="ce55" office:value-type="string">
            <text:p>- Click icon to edit added CLV portlet</text:p>
          </table:table-cell>
          <table:table-cell table:style-name="ce55" office:value-type="string">
            <text:p>Edit CLV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6">
          <table:table-cell table:style-name="ce6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table:formula="of:=CONCATENATE(&quot;WCM&quot;;&quot;/&quot;;[.B75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4: Config CLV</text:p>
          </table:table-cell>
          <table:table-cell table:style-name="ce55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5" office:value-type="string">
            <text:p>All added document/web content/ uploaded file are listed in right pane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WCM_CCP-443</text:p>
          </table:table-cell>
          <table:table-cell table:style-name="ce82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table:formula="of:=CONCATENATE(&quot;WCM&quot;;&quot;/&quot;;[.B76])" office:value-type="string" office:string-value="WCM/REG_WCM_CCP-443">
            <text:p>WCM/REG_WCM_CCP-443</text:p>
          </table:table-cell>
          <table:table-cell table:style-name="ce55" office:value-type="string">
            <text:p>Check Content Selector of CLV on IE7</text:p>
          </table:table-cell>
          <table:table-cell table:style-name="ce55" office:value-type="string">
            <text:p>Step 5: Change the filter</text:p>
          </table:table-cell>
          <table:table-cell table:style-name="ce55" office:value-type="string">
            <text:p>Select Media for filter field</text:p>
          </table:table-cell>
          <table:table-cell table:style-name="ce55" office:value-type="string">
            <text:p>All media files type (upload file, some kinds of document) are listed in right pane by Media filter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35</text:p>
          </table:table-cell>
          <table:table-cell table:style-name="ce55" office:value-type="string">
            <text:p>NOTHING HAPPENS</text:p>
          </table:table-cell>
          <table:table-cell table:number-columns-repeated="244"/>
        </table:table-row>
        <table:table-row table:style-name="ro10">
          <table:table-cell table:style-name="ce65" table:formula="of:=IF(VALUE(MID([.F77];6;FIND(&quot;:&quot;;[.F77];1)-FIND(&quot; &quot;;[.F77];1)-1))&gt;VALUE(MID([.F76];6;FIND(&quot;:&quot;;[.F76];1)-FIND(&quot; &quot;;[.F76];1)-1));&quot;&quot;;MAX([.A$7:.A76])+1)" office:value-type="float" office:value="24">
            <text:p>024</text:p>
          </table:table-cell>
          <table:table-cell table:style-name="ce48" office:value-type="string">
            <text:p>REG_WCM_CCP-465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7])" office:value-type="string" office:string-value="WCM/REG_WCM_CCP-465">
            <text:p>WCM/REG_WCM_CCP-465</text:p>
          </table:table-cell>
          <table:table-cell table:style-name="ce186" office:value-type="string">
            <text:p>Check Portlet Category Navigation</text:p>
          </table:table-cell>
          <table:table-cell table:style-name="ce55" office:value-type="string">
            <text:p>Step 1: Go to Sites Management</text:p>
          </table:table-cell>
          <table:table-cell table:style-name="ce55" office:value-type="string">
            <text:p>- Login as root.</text:p>
            <text:p>- Click on "Groups/Site Explorer" on the admin toolbar.</text:p>
            <text:p>- Click on the "Site Management" drive.</text:p>
          </table:table-cell>
          <table:table-cell table:style-name="ce55" office:value-type="string">
            <text:p>Sites Management drive is display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5" table:formula="of:=CONCATENATE(&quot;WCM&quot;;&quot;/&quot;;[.B78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2: Search</text:p>
          </table:table-cell>
          <table:table-cell table:style-name="ce55" office:value-type="string">
            <text:p>- Type "/acme/categories" at the address bar</text:p>
            <text:p>- Hit enter</text:p>
          </table:table-cell>
          <table:table-cell table:style-name="ce55" office:value-type="string">
            <text:p>There's acme category in the nodes lis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2">
          <table:table-cell table:style-name="ce6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5" table:formula="of:=CONCATENATE(&quot;WCM&quot;;&quot;/&quot;;[.B79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3: Delete node</text:p>
          </table:table-cell>
          <table:table-cell table:style-name="ce55" office:value-type="string">
            <text:p>- Right click on acme category &amp; select Delete</text:p>
            <text:p>- Click OK to confirm</text:p>
          </table:table-cell>
          <table:table-cell table:style-name="ce55" office:value-type="string">
            <text:p>acme is deleted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/>
          <table:table-cell table:number-columns-repeated="244"/>
        </table:table-row>
        <table:table-row table:style-name="ro17">
          <table:table-cell table:style-name="ce6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WCM_CCP-465</text:p>
          </table:table-cell>
          <table:table-cell table:style-name="ce82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55" table:formula="of:=CONCATENATE(&quot;WCM&quot;;&quot;/&quot;;[.B80])" office:value-type="string" office:string-value="WCM/REG_WCM_CCP-465">
            <text:p>WCM/REG_WCM_CCP-465</text:p>
          </table:table-cell>
          <table:table-cell table:style-name="ce55" office:value-type="string">
            <text:p>Check Portlet Category Navigation</text:p>
          </table:table-cell>
          <table:table-cell table:style-name="ce55" office:value-type="string">
            <text:p>Step 4: Check after deleting category</text:p>
          </table:table-cell>
          <table:table-cell table:style-name="ce55" office:value-type="string">
            <text:p>Go to News page of acme site</text:p>
          </table:table-cell>
          <table:table-cell table:style-name="ce55" office:value-type="string">
            <text:p>- Check the category is existed or not before trying to access.</text:p>
            <text:p>- Show the message for user</text:p>
            <text:p/>
          </table:table-cell>
          <table:table-cell table:style-name="ce55" office:value-type="string">
            <text:p>High</text:p>
          </table:table-cell>
          <table:table-cell table:style-name="ce55" office:value-type="string">
            <text:p>WCM-2845</text:p>
          </table:table-cell>
          <table:table-cell table:style-name="ce55" office:value-type="string">
            <text:p>Exception in console</text:p>
          </table:table-cell>
          <table:table-cell table:number-columns-repeated="244"/>
        </table:table-row>
        <table:table-row table:style-name="ro9">
          <table:table-cell table:style-name="ce65" table:formula="of:=IF(VALUE(MID([.F81];6;FIND(&quot;:&quot;;[.F81];1)-FIND(&quot; &quot;;[.F81];1)-1))&gt;VALUE(MID([.F80];6;FIND(&quot;:&quot;;[.F80];1)-FIND(&quot; &quot;;[.F80];1)-1));&quot;&quot;;MAX([.A$7:.A80])+1)" office:value-type="float" office:value="25">
            <text:p>025</text:p>
          </table:table-cell>
          <table:table-cell table:style-name="ce48" office:value-type="string">
            <text:p>REG_WCM_WCM-003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81])" office:value-type="string" office:string-value="WCM/REG_WCM_WCM-003">
            <text:p>WCM/REG_WCM_WCM-003</text:p>
          </table:table-cell>
          <table:table-cell table:style-name="ce186" office:value-type="string">
            <text:p>Check add new Category in Newsletter Manager</text:p>
          </table:table-cell>
          <table:table-cell table:style-name="ce55" office:value-type="string">
            <text:p>Step 1: Show Newsletter Manager</text:p>
          </table:table-cell>
          <table:table-cell table:style-name="ce55" office:value-type="string">
            <text:p>- Login by admin</text:p>
            <text:p>- Go to Group/NewsLetter </text:p>
          </table:table-cell>
          <table:table-cell table:style-name="ce55" office:value-type="string">
            <text:p>Newsletter Manager page is shown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0</text:p>
          </table:table-cell>
          <table:table-cell table:style-name="ce55"/>
          <table:table-cell table:number-columns-repeated="244"/>
        </table:table-row>
        <table:table-row table:style-name="ro11">
          <table:table-cell table:style-name="ce6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48" office:value-type="string">
            <text:p>REG_WCM_WCM-003</text:p>
          </table:table-cell>
          <table:table-cell table:style-name="ce8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table:formula="of:=CONCATENATE(&quot;WCM&quot;;&quot;/&quot;;[.B82])" office:value-type="string" office:string-value="WCM/REG_WCM_WCM-003">
            <text:p>WCM/REG_WCM_WCM-003</text:p>
          </table:table-cell>
          <table:table-cell table:style-name="ce55" office:value-type="string">
            <text:p>Check add new Category in Newsletter Manager</text:p>
          </table:table-cell>
          <table:table-cell table:style-name="ce55" office:value-type="string">
            <text:p>Step 2: Add new category</text:p>
          </table:table-cell>
          <table:table-cell table:style-name="ce55" office:value-type="string">
            <text:p>- Click Add Category</text:p>
            <text:p>- Input needed value</text:p>
            <text:p>- Assign manager:/platform/administrators for Moderator</text:p>
            <text:p>- Click Save</text:p>
          </table:table-cell>
          <table:table-cell table:style-name="ce55" office:value-type="string">
            <text:p>New category is added</text:p>
          </table:table-cell>
          <table:table-cell table:style-name="ce55" office:value-type="string">
            <text:p>Low</text:p>
          </table:table-cell>
          <table:table-cell table:style-name="ce55" office:value-type="string">
            <text:p>WCM-2840</text:p>
          </table:table-cell>
          <table:table-cell table:style-name="ce55" office:value-type="string">
            <text:p>Error message is shown</text:p>
          </table:table-cell>
          <table:table-cell table:number-columns-repeated="244"/>
        </table:table-row>
        <table:table-row table:style-name="ro1" table:number-rows-repeated="24">
          <table:table-cell table:style-name="ce65"/>
          <table:table-cell/>
          <table:table-cell table:style-name="ce82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82"/>
          <table:table-cell/>
          <table:table-cell table:style-name="ce55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5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5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61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table:table-column table:style-name="co8" table:number-columns-repeated="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247" table:default-cell-style-name="Default"/>
        <table:table-row table:style-name="ro14">
          <table:table-cell/>
          <table:table-cell table:style-name="ce68" office:value-type="string">
            <text:p>TEST CASES</text:p>
          </table:table-cell>
          <table:table-cell table:style-name="ce78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style-name="ce148"/>
          <table:table-cell/>
          <table:table-cell table:style-name="ce172" office:value-type="string">
            <text:p>Passed</text:p>
          </table:table-cell>
          <table:table-cell table:style-name="ce172" table:formula="of:=COUNTIF([.L$7:.L$1015];[.$L1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69"/>
          <table:table-cell table:style-name="ce79"/>
          <table:table-cell table:style-name="ce85" table:number-columns-repeated="2"/>
          <table:table-cell/>
          <table:table-cell table:style-name="ce85" table:number-columns-repeated="2"/>
          <table:table-cell table:style-name="ce143"/>
          <table:table-cell table:number-columns-repeated="2"/>
          <table:table-cell table:style-name="ce172" office:value-type="string">
            <text:p>Failed</text:p>
          </table:table-cell>
          <table:table-cell table:style-name="ce172" table:formula="of:=COUNTIF([.L$7:.L$1015];[.$L2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5">
          <table:table-cell/>
          <table:table-cell table:style-name="ce70" office:value-type="string">
            <text:p>Function List:</text:p>
          </table:table-cell>
          <table:table-cell table:style-name="ce80" office:value-type="string" table:number-columns-spanned="3" table:number-rows-spanned="1">
            <text:p>Bugs on WCM 1.2.x for regression test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2" office:value-type="string">
            <text:p>Blocked</text:p>
          </table:table-cell>
          <table:table-cell table:style-name="ce172" table:formula="of:=COUNTIF([.L$7:.L$1015];[.$L3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30">
          <table:table-cell/>
          <table:table-cell table:style-name="ce70" office:value-type="string">
            <text:p>Total Main Cases:</text:p>
          </table:table-cell>
          <table:table-cell table:style-name="ce81" table:formula="of:=MAX([.A7:.A998])" office:value-type="float" office:value="1" table:number-columns-spanned="3" table:number-rows-spanned="1">
            <text:p>1</text:p>
          </table:table-cell>
          <table:covered-table-cell table:style-name="ce86"/>
          <table:covered-table-cell table:style-name="ce81"/>
          <table:table-cell/>
          <table:table-cell table:style-name="ce122"/>
          <table:table-cell table:style-name="ce136"/>
          <table:table-cell table:style-name="ce144"/>
          <table:table-cell table:number-columns-repeated="2"/>
          <table:table-cell table:style-name="ce173" office:value-type="string">
            <text:p>Untested</text:p>
          </table:table-cell>
          <table:table-cell table:style-name="ce172" table:formula="of:=COUNTIF([.L$7:.L$1015];[.$L4])" office:value-type="float" office:value="0">
            <text:p>0</text:p>
          </table:table-cell>
          <table:table-cell table:style-name="ce172" table:number-columns-repeated="2"/>
          <table:table-cell table:style-name="ce148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/>
          <table:table-cell table:style-name="ce77"/>
          <table:table-cell table:style-name="ce87" table:number-columns-repeated="2"/>
          <table:table-cell table:style-name="ce87" office:value-type="string">
            <text:p><text:s/></text:p>
          </table:table-cell>
          <table:table-cell table:style-name="ce87" table:number-columns-repeated="2"/>
          <table:table-cell table:style-name="ce145"/>
          <table:table-cell table:number-columns-repeated="2"/>
          <table:table-cell office:value-type="string">
            <text:p>N/A</text:p>
          </table:table-cell>
          <table:table-cell table:style-name="ce172" table:formula="of:=COUNTIF([.L$7:.L$1015];[.$L5])" office:value-type="float" office:value="0">
            <text:p>0</text:p>
          </table:table-cell>
          <table:table-cell table:style-name="ce172" table:number-columns-repeated="2"/>
          <table:table-cell table:style-name="ce77" table:number-columns-repeated="219"/>
          <table:table-cell table:number-columns-repeated="21"/>
        </table:table-row>
        <table:table-row table:style-name="ro30">
          <table:table-cell table:style-name="ce63" office:value-type="string">
            <text:p>Case No</text:p>
          </table:table-cell>
          <table:table-cell table:style-name="ce63" office:value-type="string">
            <text:p>Related function</text:p>
          </table:table-cell>
          <table:table-cell table:style-name="ce63" office:value-type="string">
            <text:p>Case ID</text:p>
          </table:table-cell>
          <table:table-cell table:style-name="ce63" office:value-type="string">
            <text:p>Path</text:p>
          </table:table-cell>
          <table:table-cell table:style-name="ce63" office:value-type="string">
            <text:p>Case Description</text:p>
          </table:table-cell>
          <table:table-cell table:style-name="ce63" office:value-type="string">
            <text:p>Step Description</text:p>
          </table:table-cell>
          <table:table-cell table:style-name="ce63" office:value-type="string">
            <text:p>Steps to produce</text:p>
          </table:table-cell>
          <table:table-cell table:style-name="ce63" office:value-type="string">
            <text:p>Expected Output</text:p>
          </table:table-cell>
          <table:table-cell table:style-name="ce63" office:value-type="string">
            <text:p>Priority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Bug description</text:p>
          </table:table-cell>
          <table:table-cell table:style-name="ce63"/>
          <table:table-cell table:style-name="ce174" table:number-columns-repeated="7"/>
          <table:table-cell table:style-name="ce179" table:number-columns-repeated="211"/>
          <table:table-cell table:style-name="ce145" table:number-columns-repeated="4"/>
          <table:table-cell table:style-name="ce181" table:number-columns-repeated="21"/>
        </table:table-row>
        <table:table-row table:style-name="ro9">
          <table:table-cell table:style-name="ce65" office:value-type="float" office:value="1">
            <text:p>001</text:p>
          </table:table-cell>
          <table:table-cell table:style-name="ce48" office:value-type="string">
            <text:p>REG_WCM_WCM-007</text:p>
          </table:table-cell>
          <table:table-cell table:style-name="ce82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WCM-007">
            <text:p>WCM/REG_WCM_WCM-007</text:p>
          </table:table-cell>
          <table:table-cell table:style-name="ce186" office:value-type="string">
            <text:p>Check mini calendar when add newsletter</text:p>
          </table:table-cell>
          <table:table-cell table:style-name="ce55" office:value-type="string">
            <text:p>Step 1: Show add new newsletter form</text:p>
          </table:table-cell>
          <table:table-cell table:style-name="ce55" office:value-type="string">
            <text:p>- Login by admin</text:p>
            <text:p>- Goto Newsletter Manager</text:p>
            <text:p>- Click New Letter</text:p>
          </table:table-cell>
          <table:table-cell table:style-name="ce55" office:value-type="string">
            <text:p>Add newsletter form Is shown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ALL-411</text:p>
          </table:table-cell>
          <table:table-cell table:style-name="ce55"/>
          <table:table-cell table:number-columns-repeated="244"/>
        </table:table-row>
        <table:table-row table:style-name="ro10">
          <table:table-cell table:style-name="ce6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WCM_WCM-007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WCM-007">
            <text:p>WCM/REG_WCM_WCM-007</text:p>
          </table:table-cell>
          <table:table-cell table:style-name="ce55" office:value-type="string">
            <text:p>Check mini calendar when add newsletter</text:p>
          </table:table-cell>
          <table:table-cell table:style-name="ce55" office:value-type="string">
            <text:p>Step 2: Check mini calendar</text:p>
          </table:table-cell>
          <table:table-cell table:style-name="ce55" office:value-type="string">
            <text:p>Click on 'Send date' field</text:p>
          </table:table-cell>
          <table:table-cell table:style-name="ce55" office:value-type="string">
            <text:p>Mini calendar is shown properly to select</text:p>
          </table:table-cell>
          <table:table-cell table:style-name="ce55" office:value-type="string">
            <text:p>High</text:p>
          </table:table-cell>
          <table:table-cell table:style-name="ce55" office:value-type="string">
            <text:p>ALL-411</text:p>
          </table:table-cell>
          <table:table-cell table:style-name="ce55" office:value-type="string">
            <text:p>Do not display mini calendar when create newsletter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186"/>
          <table:table-cell table:style-name="ce55" table:number-columns-repeated="5"/>
          <table:table-cell table:number-columns-repeated="245"/>
        </table:table-row>
        <table:table-row table:style-name="ro1" table:number-rows-repeated="7">
          <table:table-cell table:number-columns-repeated="5"/>
          <table:table-cell table:style-name="ce55" table:number-columns-repeated="5"/>
          <table:table-cell table:number-columns-repeated="245"/>
        </table:table-row>
        <table:table-row table:style-name="ro1" table:number-rows-repeated="1048559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 v1.6.8" table:style-name="ta1" table:print="false">
        <office:forms form:automatic-focus="false" form:apply-design-mode="false"/>
        <table:table-column table:style-name="co8" table:number-columns-repeated="4" table:default-cell-style-name="ce188"/>
        <table:table-column table:style-name="co31" table:default-cell-style-name="ce188"/>
        <table:table-column table:style-name="co28" table:default-cell-style-name="ce188"/>
        <table:table-column table:style-name="co29" table:default-cell-style-name="ce188"/>
        <table:table-column table:style-name="co30" table:default-cell-style-name="ce188"/>
        <table:table-column table:style-name="co8" table:number-columns-repeated="2" table:default-cell-style-name="ce188"/>
        <table:table-column table:style-name="co32" table:default-cell-style-name="ce188"/>
        <table:table-column table:style-name="co8" table:number-columns-repeated="1013" table:default-cell-style-name="ce188"/>
        <table:table-row table:style-name="ro32">
          <table:table-cell/>
          <table:table-cell table:style-name="ce191" office:value-type="string">
            <text:p>TEST CASES</text:p>
          </table:table-cell>
          <table:table-cell table:style-name="ce197"/>
          <table:table-cell table:style-name="ce203" table:number-columns-repeated="2"/>
          <table:table-cell/>
          <table:table-cell table:style-name="ce203" table:number-columns-repeated="2"/>
          <table:table-cell table:style-name="ce210"/>
          <table:table-cell table:style-name="ce214"/>
          <table:table-cell/>
          <table:table-cell table:style-name="ce216" office:value-type="string">
            <text:p>Passed</text:p>
          </table:table-cell>
          <table:table-cell table:style-name="ce216" table:formula="of:=COUNTIF([.L$7:.L$1023];[.$L1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32">
          <table:table-cell/>
          <table:table-cell table:style-name="ce192"/>
          <table:table-cell table:style-name="ce198"/>
          <table:table-cell table:style-name="ce203" table:number-columns-repeated="2"/>
          <table:table-cell/>
          <table:table-cell table:style-name="ce203" table:number-columns-repeated="2"/>
          <table:table-cell table:style-name="ce210"/>
          <table:table-cell table:number-columns-repeated="2"/>
          <table:table-cell table:style-name="ce216" office:value-type="string">
            <text:p>Failed</text:p>
          </table:table-cell>
          <table:table-cell table:style-name="ce216" table:formula="of:=COUNTIF([.L$7:.L$1023];[.$L2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15">
          <table:table-cell/>
          <table:table-cell table:style-name="ce193" office:value-type="string">
            <text:p>Function List:</text:p>
          </table:table-cell>
          <table:table-cell table:style-name="ce199" office:value-type="string" table:number-columns-spanned="3" table:number-rows-spanned="1">
            <text:p>Bugs on WCM 1.2.x for regression test</text:p>
          </table:table-cell>
          <table:covered-table-cell table:style-name="ce204"/>
          <table:covered-table-cell table:style-name="ce200"/>
          <table:table-cell/>
          <table:table-cell table:style-name="ce208"/>
          <table:table-cell table:style-name="ce209"/>
          <table:table-cell table:style-name="ce211"/>
          <table:table-cell table:number-columns-repeated="2"/>
          <table:table-cell table:style-name="ce216" office:value-type="string">
            <text:p>Blocked</text:p>
          </table:table-cell>
          <table:table-cell table:style-name="ce216" table:formula="of:=COUNTIF([.L$7:.L$1023];[.$L3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7">
          <table:table-cell/>
          <table:table-cell table:style-name="ce193" office:value-type="string">
            <text:p>Total Main Cases:</text:p>
          </table:table-cell>
          <table:table-cell table:style-name="ce200" table:formula="of:=MAX([.A7:.A1006])" office:value-type="float" office:value="14" table:number-columns-spanned="3" table:number-rows-spanned="1">
            <text:p>14</text:p>
          </table:table-cell>
          <table:covered-table-cell table:style-name="ce204"/>
          <table:covered-table-cell table:style-name="ce200"/>
          <table:table-cell/>
          <table:table-cell table:style-name="ce208"/>
          <table:table-cell table:style-name="ce209"/>
          <table:table-cell table:style-name="ce211"/>
          <table:table-cell table:number-columns-repeated="2"/>
          <table:table-cell table:style-name="ce217" office:value-type="string">
            <text:p>Untested</text:p>
          </table:table-cell>
          <table:table-cell table:style-name="ce216" table:formula="of:=COUNTIF([.L$7:.L$1023];[.$L4])" office:value-type="float" office:value="0">
            <text:p>0</text:p>
          </table:table-cell>
          <table:table-cell table:style-name="ce216" table:number-columns-repeated="2"/>
          <table:table-cell table:style-name="ce214" table:number-columns-repeated="215"/>
          <table:table-cell table:number-columns-repeated="794"/>
        </table:table-row>
        <table:table-row table:style-name="ro32">
          <table:table-cell/>
          <table:table-cell table:style-name="ce194"/>
          <table:table-cell/>
          <table:table-cell table:style-name="ce205" table:number-columns-repeated="2"/>
          <table:table-cell table:style-name="ce205" office:value-type="string">
            <text:p><text:s/></text:p>
          </table:table-cell>
          <table:table-cell table:style-name="ce205" table:number-columns-repeated="2"/>
          <table:table-cell table:style-name="ce212"/>
          <table:table-cell table:number-columns-repeated="2"/>
          <table:table-cell office:value-type="string">
            <text:p>N/A</text:p>
          </table:table-cell>
          <table:table-cell table:style-name="ce216" table:formula="of:=COUNTIF([.L$7:.L$1023];[.$L5])" office:value-type="float" office:value="0">
            <text:p>0</text:p>
          </table:table-cell>
          <table:table-cell table:style-name="ce216" table:number-columns-repeated="2"/>
          <table:table-cell table:number-columns-repeated="1009"/>
        </table:table-row>
        <table:table-row table:style-name="ro7">
          <table:table-cell table:style-name="ce189" office:value-type="string">
            <text:p>Case No</text:p>
          </table:table-cell>
          <table:table-cell table:style-name="ce189" office:value-type="string">
            <text:p>Related function</text:p>
          </table:table-cell>
          <table:table-cell table:style-name="ce189" office:value-type="string">
            <text:p>Case ID</text:p>
          </table:table-cell>
          <table:table-cell table:style-name="ce189" office:value-type="string">
            <text:p>Path</text:p>
          </table:table-cell>
          <table:table-cell table:style-name="ce189" office:value-type="string">
            <text:p>Case Description</text:p>
          </table:table-cell>
          <table:table-cell table:style-name="ce189" office:value-type="string">
            <text:p>Step Description</text:p>
          </table:table-cell>
          <table:table-cell table:style-name="ce189" office:value-type="string">
            <text:p>Steps to produce</text:p>
          </table:table-cell>
          <table:table-cell table:style-name="ce189" office:value-type="string">
            <text:p>Expected Output</text:p>
          </table:table-cell>
          <table:table-cell table:style-name="ce189" office:value-type="string">
            <text:p>Priority</text:p>
          </table:table-cell>
          <table:table-cell table:style-name="ce189" office:value-type="string">
            <text:p>Link</text:p>
          </table:table-cell>
          <table:table-cell table:style-name="ce189" office:value-type="string">
            <text:p>Bug description</text:p>
          </table:table-cell>
          <table:table-cell table:style-name="ce189"/>
          <table:table-cell table:style-name="ce174" table:number-columns-repeated="7"/>
          <table:table-cell table:style-name="ce218" table:number-columns-repeated="211"/>
          <table:table-cell table:style-name="ce212" table:number-columns-repeated="25"/>
          <table:table-cell table:number-columns-repeated="769"/>
        </table:table-row>
        <table:table-row table:style-name="ro10">
          <table:table-cell table:style-name="ce190" office:value-type="float" office:value="1">
            <text:p>001</text:p>
          </table:table-cell>
          <table:table-cell table:style-name="ce195" office:value-type="string">
            <text:p>REG_WCM_CCP-404</text:p>
          </table:table-cell>
          <table:table-cell table:style-name="ce201" office:value-type="float" office:value="1">
            <text:p>001</text:p>
          </table:table-cell>
          <table:table-cell table:style-name="ce55" table:formula="of:=CONCATENATE(&quot;WCM&quot;;&quot;/&quot;;[.B7])" office:value-type="string" office:string-value="WCM/REG_WCM_CCP-404">
            <text:p>WCM/REG_WCM_CCP-404</text:p>
          </table:table-cell>
          <table:table-cell table:style-name="ce206" office:value-type="string">
            <text:p>Check Download And Allow Edition from right-click menu in right pane on uploaded file with name containing a character like '</text:p>
          </table:table-cell>
          <table:table-cell table:style-name="ce207" office:value-type="string">
            <text:p>Step 1: Upload file</text:p>
          </table:table-cell>
          <table:table-cell table:style-name="ce207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07" office:value-type="string">
            <text:p>File is upload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32</text:p>
          </table:table-cell>
          <table:table-cell table:style-name="ce215"/>
          <table:table-cell table:number-columns-repeated="1013"/>
        </table:table-row>
        <table:table-row table:style-name="ro20">
          <table:table-cell table:style-name="ce190"/>
          <table:table-cell table:style-name="ce195" office:value-type="string">
            <text:p>REG_WCM_CCP-404</text:p>
          </table:table-cell>
          <table:table-cell table:style-name="ce20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table:formula="of:=CONCATENATE(&quot;WCM&quot;;&quot;/&quot;;[.B8])" office:value-type="string" office:string-value="WCM/REG_WCM_CCP-404">
            <text:p>WCM/REG_WCM_CCP-404</text:p>
          </table:table-cell>
          <table:table-cell table:style-name="ce206"/>
          <table:table-cell table:style-name="ce207" office:value-type="string">
            <text:p>Step 2: Show Add category form</text:p>
          </table:table-cell>
          <table:table-cell table:style-name="ce207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07" office:value-type="string">
            <text:p>acme taxonomy tree is selected as default, all its taxonomies are listed below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32</text:p>
          </table:table-cell>
          <table:table-cell table:style-name="ce215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65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195" office:value-type="string">
            <text:p>REG_WCM_CCP-465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9])" office:value-type="string" office:string-value="WCM/REG_WCM_CCP-465">
            <text:p>WCM/REG_WCM_CCP-465</text:p>
          </table:table-cell>
          <table:table-cell table:style-name="ce206" office:value-type="string">
            <text:p>Check showing News page after deleted acme category</text:p>
          </table:table-cell>
          <table:table-cell table:style-name="ce207" office:value-type="string">
            <text:p>Step 1: Show acme category</text:p>
          </table:table-cell>
          <table:table-cell table:style-name="ce207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07" office:value-type="string">
            <text:p>acme category is lis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/>
          <table:table-cell table:number-columns-repeated="1013"/>
        </table:table-row>
        <table:table-row table:style-name="ro12">
          <table:table-cell table:style-name="ce65"/>
          <table:table-cell table:style-name="ce195" office:value-type="string">
            <text:p>REG_WCM_CCP-465</text:p>
          </table:table-cell>
          <table:table-cell table:style-name="ce20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table:formula="of:=CONCATENATE(&quot;WCM&quot;;&quot;/&quot;;[.B10])" office:value-type="string" office:string-value="WCM/REG_WCM_CCP-465">
            <text:p>WCM/REG_WCM_CCP-465</text:p>
          </table:table-cell>
          <table:table-cell table:style-name="ce206"/>
          <table:table-cell table:style-name="ce207" office:value-type="string">
            <text:p>Step 2: Delete acme category</text:p>
          </table:table-cell>
          <table:table-cell table:style-name="ce207" office:value-type="string">
            <text:p>- Right click on acme &amp; select Delete</text:p>
            <text:p>- Click OK to confirm</text:p>
          </table:table-cell>
          <table:table-cell table:style-name="ce207" office:value-type="string">
            <text:p>acme is dele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/>
          <table:table-cell table:number-columns-repeated="1013"/>
        </table:table-row>
        <table:table-row table:style-name="ro7">
          <table:table-cell table:style-name="ce65"/>
          <table:table-cell table:style-name="ce195" office:value-type="string">
            <text:p>REG_WCM_CCP-465</text:p>
          </table:table-cell>
          <table:table-cell table:style-name="ce20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table:formula="of:=CONCATENATE(&quot;WCM&quot;;&quot;/&quot;;[.B11])" office:value-type="string" office:string-value="WCM/REG_WCM_CCP-465">
            <text:p>WCM/REG_WCM_CCP-465</text:p>
          </table:table-cell>
          <table:table-cell table:style-name="ce206"/>
          <table:table-cell table:style-name="ce207" office:value-type="string">
            <text:p>Step 3: View News page</text:p>
          </table:table-cell>
          <table:table-cell table:style-name="ce207" office:value-type="string">
            <text:p>- Go to News page on acme site</text:p>
          </table:table-cell>
          <table:table-cell table:style-name="ce207" office:value-type="string">
            <text:p>News page is displayed &amp; there's no error in consol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45</text:p>
          </table:table-cell>
          <table:table-cell table:style-name="ce215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195" office:value-type="string">
            <text:p>REG_WCM_CCP-36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2])" office:value-type="string" office:string-value="WCM/REG_WCM_CCP-368">
            <text:p>WCM/REG_WCM_CCP-368</text:p>
          </table:table-cell>
          <table:table-cell table:style-name="ce206" office:value-type="string">
            <text:p>Check while setting a page with PCLV portlet</text:p>
          </table:table-cell>
          <table:table-cell table:style-name="ce207" office:value-type="string">
            <text:p>Step 1: Show edit page wizard</text:p>
          </table:table-cell>
          <table:table-cell table:style-name="ce207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07" office:value-type="string">
            <text:p>Edit page at step 3 is shown in portlet mod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9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5" table:formula="of:=CONCATENATE(&quot;WCM&quot;;&quot;/&quot;;[.B13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2: Delete PCLV</text:p>
          </table:table-cell>
          <table:table-cell table:style-name="ce207" office:value-type="string">
            <text:p>- Click x icon to delete PCLV portlet (on the right, Category content)</text:p>
            <text:p>- Click OK to confirm</text:p>
          </table:table-cell>
          <table:table-cell table:style-name="ce207" office:value-type="string">
            <text:p>Portlet is removed from page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9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5" table:formula="of:=CONCATENATE(&quot;WCM&quot;;&quot;/&quot;;[.B14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3: Delete acme category</text:p>
          </table:table-cell>
          <table:table-cell table:style-name="ce207" office:value-type="string">
            <text:p>Go to Sites Explorer/Sites Management under /acme/categories delete the acme category.</text:p>
          </table:table-cell>
          <table:table-cell table:style-name="ce207" office:value-type="string">
            <text:p>acme category is delet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/>
          <table:table-cell table:number-columns-repeated="1013"/>
        </table:table-row>
        <table:table-row table:style-name="ro20">
          <table:table-cell table:style-name="ce65"/>
          <table:table-cell table:style-name="ce195" office:value-type="string">
            <text:p>REG_WCM_CCP-368</text:p>
          </table:table-cell>
          <table:table-cell table:style-name="ce20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5" table:formula="of:=CONCATENATE(&quot;WCM&quot;;&quot;/&quot;;[.B15])" office:value-type="string" office:string-value="WCM/REG_WCM_CCP-368">
            <text:p>WCM/REG_WCM_CCP-368</text:p>
          </table:table-cell>
          <table:table-cell table:style-name="ce206"/>
          <table:table-cell table:style-name="ce207" office:value-type="string">
            <text:p>Step 4: Re-configure News page</text:p>
          </table:table-cell>
          <table:table-cell table:style-name="ce207" office:value-type="string">
            <text:p>- Select News page</text:p>
            <text:p>- Go to Site Editor -&gt;Edit Page Wizard.</text:p>
            <text:p><text:span text:style-name="T10">- Go to step 3</text:span></text:p>
            <text:p><text:span text:style-name="T10">- Drag drop Category Content into page</text:span></text:p>
            <text:p><text:span text:style-name="T10">- Click Edit icon to edit Category Content portlet</text:span></text:p>
          </table:table-cell>
          <table:table-cell table:style-name="ce207" office:value-type="string">
            <text:p>Edit portle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753</text:p>
          </table:table-cell>
          <table:table-cell table:style-name="ce215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65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95" office:value-type="string">
            <text:p>REG_WCM_CCP-524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6])" office:value-type="string" office:string-value="WCM/REG_WCM_CCP-524">
            <text:p>WCM/REG_WCM_CCP-524</text:p>
          </table:table-cell>
          <table:table-cell table:style-name="ce206" office:value-type="string">
            <text:p>Check if Link still be referenced after being inserted</text:p>
          </table:table-cell>
          <table:table-cell table:style-name="ce207" office:value-type="string">
            <text:p>Step 1: Show form to add free layout web content</text:p>
          </table:table-cell>
          <table:table-cell table:style-name="ce207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07" office:value-type="string">
            <text:p>Add Free layout web conten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ce215"/>
          <table:table-cell table:number-columns-repeated="1013"/>
        </table:table-row>
        <table:table-row table:style-name="ro10">
          <table:table-cell table:style-name="ce65"/>
          <table:table-cell table:style-name="ce195" office:value-type="string">
            <text:p>REG_WCM_CCP-524</text:p>
          </table:table-cell>
          <table:table-cell table:style-name="ce202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table:formula="of:=CONCATENATE(&quot;WCM&quot;;&quot;/&quot;;[.B17])" office:value-type="string" office:string-value="WCM/REG_WCM_CCP-524">
            <text:p>WCM/REG_WCM_CCP-524</text:p>
          </table:table-cell>
          <table:table-cell table:style-name="ce206"/>
          <table:table-cell table:style-name="ce207" office:value-type="string">
            <text:p>Step 2: Add content</text:p>
          </table:table-cell>
          <table:table-cell table:style-name="ce207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07" office:value-type="string">
            <text:p>A link to selected page is added in the cont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Default"/>
          <table:table-cell table:number-columns-repeated="1013"/>
        </table:table-row>
        <table:table-row table:style-name="ro16">
          <table:table-cell table:style-name="ce65"/>
          <table:table-cell table:style-name="ce195" office:value-type="string">
            <text:p>REG_WCM_CCP-524</text:p>
          </table:table-cell>
          <table:table-cell table:style-name="ce20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5" table:formula="of:=CONCATENATE(&quot;WCM&quot;;&quot;/&quot;;[.B18])" office:value-type="string" office:string-value="WCM/REG_WCM_CCP-524">
            <text:p>WCM/REG_WCM_CCP-524</text:p>
          </table:table-cell>
          <table:table-cell table:style-name="ce206"/>
          <table:table-cell table:style-name="ce207" office:value-type="string">
            <text:p>Step 3: Add more link</text:p>
          </table:table-cell>
          <table:table-cell table:style-name="ce207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07" office:value-type="string">
            <text:p>New link is added. There're 2 different links in the cont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872</text:p>
          </table:table-cell>
          <table:table-cell table:style-name="ce215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33">
          <table:table-cell table:style-name="ce65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96" office:value-type="string">
            <text:p>REG_WCM_CCP-66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19])" office:value-type="string" office:string-value="WCM/REG_WCM_CCP-668">
            <text:p>WCM/REG_WCM_CCP-668</text:p>
          </table:table-cell>
          <table:table-cell table:style-name="ce206" office:value-type="string">
            <text:p>Validate page acme/Overview by using <text:a xlink:href="http://validator.w3.org/">W3C Validator</text:a></text:p>
          </table:table-cell>
          <table:table-cell table:style-name="ce207" office:value-type="string">
            <text:p>Step 1: Validate page acme/Overview</text:p>
          </table:table-cell>
          <table:table-cell table:style-name="ce207" office:value-type="string">
            <text:p>View source of acme/Overview &amp; put in <text:s/><text:a xlink:href="http://validator.w3.org/">W3C Validator</text:a></text:p>
          </table:table-cell>
          <table:table-cell table:style-name="ce207" office:value-type="string">
            <text:p>No duplicated ID error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36</text:p>
          </table:table-cell>
          <table:table-cell table:style-name="ce215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33">
          <table:table-cell table:style-name="ce65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REG_WCM_CCP-707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0])" office:value-type="string" office:string-value="WCM/REG_WCM_CCP-707">
            <text:p>WCM/REG_WCM_CCP-707</text:p>
          </table:table-cell>
          <table:table-cell table:style-name="ce206" office:value-type="string">
            <text:p>Check translation of Subscribe in French</text:p>
          </table:table-cell>
          <table:table-cell table:style-name="ce207" office:value-type="string">
            <text:p>Step 1: Check translation</text:p>
          </table:table-cell>
          <table:table-cell table:style-name="ce207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07" office:value-type="string">
            <text:p>Button: "ChangeSubscriptions" should be "Modifier mon Abonnement"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 office:value-type="string">
            <text:p>The label of button has no change</text:p>
          </table:table-cell>
          <table:table-cell table:number-columns-repeated="1013"/>
        </table:table-row>
        <table:table-row table:style-name="ro33">
          <table:table-cell table:style-name="ce6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96" office:value-type="string">
            <text:p>REG_WCM_CCP-668</text:p>
          </table:table-cell>
          <table:table-cell table:style-name="ce20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table:formula="of:=CONCATENATE(&quot;WCM&quot;;&quot;/&quot;;[.B21])" office:value-type="string" office:string-value="WCM/REG_WCM_CCP-668">
            <text:p>WCM/REG_WCM_CCP-668</text:p>
          </table:table-cell>
          <table:table-cell table:style-name="ce206" office:value-type="string">
            <text:p>Check if attribute "target" is in "ACME Overview" when checking with W3C </text:p>
          </table:table-cell>
          <table:table-cell table:style-name="ce207" office:value-type="string">
            <text:p>Step 1: Check Overview page</text:p>
          </table:table-cell>
          <table:table-cell table:style-name="ce207" office:value-type="string">
            <text:p>- Go to ACME Overview</text:p>
            <text:p>- Validate this page by using W3C validator</text:p>
          </table:table-cell>
          <table:table-cell table:style-name="ce207" office:value-type="string">
            <text:p>Do not throw “there is no attribute "target" “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39</text:p>
          </table:table-cell>
          <table:table-cell table:style-name="ce215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33">
          <table:table-cell table:style-name="ce65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96" office:value-type="string">
            <text:p>REG_WCM_WCM-2929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2])" office:value-type="string" office:string-value="WCM/REG_WCM_WCM-2929">
            <text:p>WCM/REG_WCM_WCM-2929</text:p>
          </table:table-cell>
          <table:table-cell table:style-name="ce206" office:value-type="string">
            <text:p>Check if labels in Contact us page are well translated in French</text:p>
          </table:table-cell>
          <table:table-cell table:style-name="ce207" office:value-type="string">
            <text:p>Step 1: Show Contact us page</text:p>
          </table:table-cell>
          <table:table-cell table:style-name="ce207" office:value-type="string">
            <text:p>- Login acme site</text:p>
            <text:p>- Change language to French</text:p>
            <text:p>- Click Contact us</text:p>
          </table:table-cell>
          <table:table-cell table:style-name="ce207" office:value-type="string">
            <text:p><text:span text:style-name="T11">- Leave your message -&gt; Laisser votre message</text:span></text:p>
            <text:p><text:span text:style-name="T11">-Select a recipient -&gt; Sélectionner un destinataire</text:span></text:p>
            <text:p><text:span text:style-name="T11">- Your name -&gt; Votre nom</text:span></text:p>
            <text:p><text:span text:style-name="T11">- Your address -&gt; Votre adresse</text:span></text:p>
            <text:p><text:span text:style-name="T11">- Your email address -&gt; Votre adresse d'e-mail</text:span></text:p>
            <text:p><text:span text:style-name="T11">- Your phone number -&gt; Votre numéro de téléphone</text:span></text:p>
            <text:p><text:span text:style-name="T11">- Your message -&gt; Votre message</text:span>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29</text:p>
          </table:table-cell>
          <table:table-cell table:style-name="ce215" office:value-type="string">
            <text:p>Label of fields are in English</text:p>
            <text:p><text:span text:style-name="T12"/></text:p>
          </table:table-cell>
          <table:table-cell table:number-columns-repeated="1013"/>
        </table:table-row>
        <table:table-row table:style-name="ro33">
          <table:table-cell table:style-name="ce65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196" office:value-type="string">
            <text:p>REG_WCM_CCP-704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3])" office:value-type="string" office:string-value="WCM/REG_WCM_CCP-704">
            <text:p>WCM/REG_WCM_CCP-704</text:p>
          </table:table-cell>
          <table:table-cell table:style-name="ce206" office:value-type="string">
            <text:p>Check Content selector form in IE7</text:p>
          </table:table-cell>
          <table:table-cell table:style-name="ce207" office:value-type="string">
            <text:p>Step 1: Show form to add content</text:p>
          </table:table-cell>
          <table:table-cell table:style-name="ce207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07" office:value-type="string">
            <text:p>Web content form is shown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1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REG_WCM_CCP-704</text:p>
          </table:table-cell>
          <table:table-cell table:style-name="ce20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table:formula="of:=CONCATENATE(&quot;WCM&quot;;&quot;/&quot;;[.B24])" office:value-type="string" office:string-value="WCM/REG_WCM_CCP-704">
            <text:p>WCM/REG_WCM_CCP-704</text:p>
          </table:table-cell>
          <table:table-cell table:style-name="ce206"/>
          <table:table-cell table:style-name="ce207" office:value-type="string">
            <text:p>Step 2: Show form to add content from FCK</text:p>
          </table:table-cell>
          <table:table-cell table:style-name="ce207" office:value-type="string">
            <text:p>In the FCK editor, click Insert Contents icon</text:p>
          </table:table-cell>
          <table:table-cell table:style-name="ce207" office:value-type="string">
            <text:p>Content selector form is shown, the left pane is displayed correctly with all nodes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1</text:p>
          </table:table-cell>
          <table:table-cell table:style-name="ce215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33">
          <table:table-cell table:style-name="ce65" table:formula="of:=IF(VALUE(MID([.F25];6;FIND(&quot;:&quot;;[.F25];1)-FIND(&quot; &quot;;[.F25];1)-1))&gt;VALUE(MID([.F24];6;FIND(&quot;:&quot;;[.F24];1)-FIND(&quot; &quot;;[.F24];1)-1));&quot;&quot;;MAX([.A$7:.A24])+1)" office:value-type="float" office:value="10">
            <text:p>010</text:p>
          </table:table-cell>
          <table:table-cell table:style-name="ce196" office:value-type="string">
            <text:p>REG_WCM_CCP-588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5])" office:value-type="string" office:string-value="WCM/REG_WCM_CCP-588">
            <text:p>WCM/REG_WCM_CCP-588</text:p>
          </table:table-cell>
          <table:table-cell table:style-name="ce206" office:value-type="string">
            <text:p>Check when creat page link after adding new page for the user navigation</text:p>
          </table:table-cell>
          <table:table-cell table:style-name="ce207" office:value-type="string">
            <text:p>Step 1: Add new page</text:p>
          </table:table-cell>
          <table:table-cell table:style-name="ce207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07" office:value-type="string">
            <text:p>New page is created successfully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14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REG_WCM_CCP-588</text:p>
          </table:table-cell>
          <table:table-cell table:style-name="ce20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table:formula="of:=CONCATENATE(&quot;WCM&quot;;&quot;/&quot;;[.B26])" office:value-type="string" office:string-value="WCM/REG_WCM_CCP-588">
            <text:p>WCM/REG_WCM_CCP-588</text:p>
          </table:table-cell>
          <table:table-cell table:style-name="ce206"/>
          <table:table-cell table:style-name="ce207" office:value-type="string">
            <text:p>Step 2: Add new document</text:p>
          </table:table-cell>
          <table:table-cell table:style-name="ce207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07" office:value-type="string">
            <text:p>Link is inserted into document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14</text:p>
          </table:table-cell>
          <table:table-cell table:style-name="ce215" office:value-type="string">
            <text:p>Throw exception</text:p>
          </table:table-cell>
          <table:table-cell table:number-columns-repeated="1013"/>
        </table:table-row>
        <table:table-row table:style-name="ro33">
          <table:table-cell table:style-name="ce65"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REG_WCM_CCP-720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27])" office:value-type="string" office:string-value="WCM/REG_WCM_CCP-720">
            <text:p>WCM/REG_WCM_CCP-720</text:p>
          </table:table-cell>
          <table:table-cell table:style-name="ce206" office:value-type="string">
            <text:p>Check if labels are translated while adding new page by wizard</text:p>
          </table:table-cell>
          <table:table-cell table:style-name="ce207" office:value-type="string">
            <text:p>Step 1: Check page layout list</text:p>
          </table:table-cell>
          <table:table-cell table:style-name="ce207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07" office:value-type="string">
            <text:p>The list is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table:formula="of:=CONCATENATE(&quot;WCM&quot;;&quot;/&quot;;[.B28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2: Check translation</text:p>
          </table:table-cell>
          <table:table-cell table:style-name="ce207" office:value-type="string">
            <text:p>- At step 2: select WCM page configs</text:p>
          </table:table-cell>
          <table:table-cell table:style-name="ce207" office:value-type="string">
            <text:p>The list under WCM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table:formula="of:=CONCATENATE(&quot;WCM&quot;;&quot;/&quot;;[.B29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3: Check translation</text:p>
          </table:table-cell>
          <table:table-cell table:style-name="ce207" office:value-type="string">
            <text:p>- At step 2: select Column page configs</text:p>
          </table:table-cell>
          <table:table-cell table:style-name="ce207" office:value-type="string">
            <text:p>The list under Column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table:formula="of:=CONCATENATE(&quot;WCM&quot;;&quot;/&quot;;[.B30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4: Check translation</text:p>
          </table:table-cell>
          <table:table-cell table:style-name="ce207" office:value-type="string">
            <text:p>- At step 2: select Row page configs</text:p>
          </table:table-cell>
          <table:table-cell table:style-name="ce207" office:value-type="string">
            <text:p>The list under Row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table:formula="of:=CONCATENATE(&quot;WCM&quot;;&quot;/&quot;;[.B31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5: Check translation</text:p>
          </table:table-cell>
          <table:table-cell table:style-name="ce207" office:value-type="string">
            <text:p>- At step 2: select Tab page configs</text:p>
          </table:table-cell>
          <table:table-cell table:style-name="ce207" office:value-type="string">
            <text:p>The list under Tab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REG_WCM_CCP-720</text:p>
          </table:table-cell>
          <table:table-cell table:style-name="ce20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table:formula="of:=CONCATENATE(&quot;WCM&quot;;&quot;/&quot;;[.B32])" office:value-type="string" office:string-value="WCM/REG_WCM_CCP-720">
            <text:p>WCM/REG_WCM_CCP-720</text:p>
          </table:table-cell>
          <table:table-cell table:style-name="ce206"/>
          <table:table-cell table:style-name="ce207" office:value-type="string">
            <text:p>Step 6: Check translation</text:p>
          </table:table-cell>
          <table:table-cell table:style-name="ce207" office:value-type="string">
            <text:p>- At step 2: select Mix page configs</text:p>
          </table:table-cell>
          <table:table-cell table:style-name="ce207" office:value-type="string">
            <text:p>The list under Mix page configs is shown &amp; well translated in French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7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3];6;FIND(&quot;:&quot;;[.F33];1)-FIND(&quot; &quot;;[.F33];1)-1))&gt;VALUE(MID([.F32];6;FIND(&quot;:&quot;;[.F32];1)-FIND(&quot; &quot;;[.F32];1)-1));&quot;&quot;;MAX([.A$7:.A32])+1)" office:value-type="float" office:value="12">
            <text:p>012</text:p>
          </table:table-cell>
          <table:table-cell table:style-name="ce196" office:value-type="string">
            <text:p>REG_WCM_CCP-639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3])" office:value-type="string" office:string-value="WCM/REG_WCM_CCP-639">
            <text:p>WCM/REG_WCM_CCP-639</text:p>
          </table:table-cell>
          <table:table-cell table:style-name="ce206" office:value-type="string">
            <text:p>Check the displaying of exo:link when create CLV by Automatic mode</text:p>
          </table:table-cell>
          <table:table-cell table:style-name="ce207" office:value-type="string">
            <text:p>Step 1: Create a content</text:p>
          </table:table-cell>
          <table:table-cell table:style-name="ce207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07" office:value-type="string">
            <text:p>Web content is created successfully.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REG_WCM_CCP-639</text:p>
          </table:table-cell>
          <table:table-cell table:style-name="ce20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table:formula="of:=CONCATENATE(&quot;WCM&quot;;&quot;/&quot;;[.B34])" office:value-type="string" office:string-value="WCM/REG_WCM_CCP-639">
            <text:p>WCM/REG_WCM_CCP-639</text:p>
          </table:table-cell>
          <table:table-cell table:style-name="ce206"/>
          <table:table-cell table:style-name="ce207" office:value-type="string">
            <text:p>Step 2: Check the displaying of exo:link when create CLV by Automatic mode</text:p>
          </table:table-cell>
          <table:table-cell table:style-name="ce207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07" office:value-type="string">
            <text:p>Webcontent is not appeared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52</text:p>
          </table:table-cell>
          <table:table-cell table:style-name="ce215" office:value-type="string">
            <text:p>Web content appears as a folder.</text:p>
          </table:table-cell>
          <table:table-cell table:number-columns-repeated="1013"/>
        </table:table-row>
        <table:table-row table:style-name="ro33">
          <table:table-cell table:style-name="ce65" table:formula="of:=IF(VALUE(MID([.F35];6;FIND(&quot;:&quot;;[.F35];1)-FIND(&quot; &quot;;[.F35];1)-1))&gt;VALUE(MID([.F34];6;FIND(&quot;:&quot;;[.F34];1)-FIND(&quot; &quot;;[.F34];1)-1));&quot;&quot;;MAX([.A$7:.A34])+1)" office:value-type="float" office:value="13">
            <text:p>013</text:p>
          </table:table-cell>
          <table:table-cell table:style-name="ce51" office:value-type="string">
            <text:p>REG_WCM_CCP-731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5])" office:value-type="string" office:string-value="WCM/REG_WCM_CCP-731">
            <text:p>WCM/REG_WCM_CCP-731</text:p>
          </table:table-cell>
          <table:table-cell table:style-name="ce206" office:value-type="string">
            <text:p>Check displaying of invisible page when creating a portal page link into a text</text:p>
          </table:table-cell>
          <table:table-cell table:style-name="ce207" office:value-type="string">
            <text:p>Step 1: Create invisible page</text:p>
          </table:table-cell>
          <table:table-cell table:style-name="ce207" office:value-type="string">
            <text:p>- <text:s/>Go to SIte Editor --&gt; Add page wizard </text:p>
            <text:p>- At step 1: do not check in “Visible” check-box</text:p>
          </table:table-cell>
          <table:table-cell table:style-name="ce207" office:value-type="string">
            <text:p>Page is created successfully and it is not displayed in navigation 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60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REG_WCM_CCP-731</text:p>
          </table:table-cell>
          <table:table-cell table:style-name="ce20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table:formula="of:=CONCATENATE(&quot;WCM&quot;;&quot;/&quot;;[.B36])" office:value-type="string" office:string-value="WCM/REG_WCM_CCP-731">
            <text:p>WCM/REG_WCM_CCP-731</text:p>
          </table:table-cell>
          <table:table-cell table:style-name="ce206"/>
          <table:table-cell table:style-name="ce207" office:value-type="string">
            <text:p>Step 2: Check displaying of invisible page when creating a portal page link into a text</text:p>
          </table:table-cell>
          <table:table-cell table:style-name="ce207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07" office:value-type="string">
            <text:p>A window is opened. This page selection window allows to select pages with visible and invisible attribute <text:s/>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60</text:p>
          </table:table-cell>
          <table:table-cell table:style-name="ce215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33">
          <table:table-cell table:style-name="ce65" table:formula="of:=IF(VALUE(MID([.F37];6;FIND(&quot;:&quot;;[.F37];1)-FIND(&quot; &quot;;[.F37];1)-1))&gt;VALUE(MID([.F36];6;FIND(&quot;:&quot;;[.F36];1)-FIND(&quot; &quot;;[.F36];1)-1));&quot;&quot;;MAX([.A$7:.A36])+1)" office:value-type="float" office:value="14">
            <text:p>014</text:p>
          </table:table-cell>
          <table:table-cell table:style-name="ce51" office:value-type="string">
            <text:p>REG_WCM_CCP-677</text:p>
          </table:table-cell>
          <table:table-cell table:style-name="ce202" office:value-type="float" office:value="1">
            <text:p>001</text:p>
          </table:table-cell>
          <table:table-cell table:style-name="ce55" table:formula="of:=CONCATENATE(&quot;WCM&quot;;&quot;/&quot;;[.B37])" office:value-type="string" office:string-value="WCM/REG_WCM_CCP-677">
            <text:p>WCM/REG_WCM_CCP-677</text:p>
          </table:table-cell>
          <table:table-cell table:style-name="ce206" office:value-type="string">
            <text:p>Check displaying .rtf file</text:p>
          </table:table-cell>
          <table:table-cell table:style-name="ce207" office:value-type="string">
            <text:p>Step 1: Open form to upload file</text:p>
          </table:table-cell>
          <table:table-cell table:style-name="ce207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07" office:value-type="string">
            <text:p>“Upload a file” form appears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REG_WCM_CCP-677</text:p>
          </table:table-cell>
          <table:table-cell table:style-name="ce20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5" table:formula="of:=CONCATENATE(&quot;WCM&quot;;&quot;/&quot;;[.B38])" office:value-type="string" office:string-value="WCM/REG_WCM_CCP-677">
            <text:p>WCM/REG_WCM_CCP-677</text:p>
          </table:table-cell>
          <table:table-cell table:style-name="ce206"/>
          <table:table-cell table:style-name="ce207" office:value-type="string">
            <text:p>Step 2: Upload .rtf file</text:p>
          </table:table-cell>
          <table:table-cell table:style-name="ce207" office:value-type="string">
            <text:p>- Browse 1 .rft file </text:p>
            <text:p>- Click on Upload icon</text:p>
            <text:p>- Click on Save button</text:p>
          </table:table-cell>
          <table:table-cell table:style-name="ce207" office:value-type="string">
            <text:p>.rft file is uploaded successful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/>
          <table:table-cell table:number-columns-repeated="1013"/>
        </table:table-row>
        <table:table-row table:style-name="ro33">
          <table:table-cell table:style-name="ce6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51" office:value-type="string">
            <text:p>REG_WCM_CCP-677</text:p>
          </table:table-cell>
          <table:table-cell table:style-name="ce20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table:formula="of:=CONCATENATE(&quot;WCM&quot;;&quot;/&quot;;[.B39])" office:value-type="string" office:string-value="WCM/REG_WCM_CCP-677">
            <text:p>WCM/REG_WCM_CCP-677</text:p>
          </table:table-cell>
          <table:table-cell table:style-name="ce206"/>
          <table:table-cell table:style-name="ce207" office:value-type="string">
            <text:p>Step 3: View content of .rft file</text:p>
          </table:table-cell>
          <table:table-cell table:style-name="ce207" office:value-type="string">
            <text:p>- Select .rft file above</text:p>
          </table:table-cell>
          <table:table-cell table:style-name="ce207" office:value-type="string">
            <text:p>Content of .rft file is not displayed in the right pane. You can download to view its content.</text:p>
          </table:table-cell>
          <table:table-cell table:style-name="ce213" office:value-type="string">
            <text:p>High</text:p>
          </table:table-cell>
          <table:table-cell table:style-name="ce215" office:value-type="string">
            <text:p>WCM-2943</text:p>
          </table:table-cell>
          <table:table-cell table:style-name="ce215" office:value-type="string">
            <text:p>Error in displaying content.</text:p>
          </table:table-cell>
          <table:table-cell table:number-columns-repeated="1013"/>
        </table:table-row>
        <table:table-row table:style-name="ro32" table:number-rows-repeated="21">
          <table:table-cell table:style-name="ce65"/>
          <table:table-cell table:number-columns-repeated="1023"/>
        </table:table-row>
        <table:table-row table:style-name="ro32" table:number-rows-repeated="1048515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50" table:default-cell-style-name="Default"/>
        <table:table-column table:style-name="co8" table:number-columns-repeated="768" table:default-cell-style-name="Default"/>
        <table:table-row table:style-name="ro34">
          <table:table-cell table:style-name="ce219" office:value-type="string" table:number-columns-spanned="4" table:number-rows-spanned="2">
            <text:p>WCM Regression Tests List in AIO</text:p>
          </table:table-cell>
          <table:covered-table-cell table:style-name="ce219"/>
          <table:covered-table-cell table:style-name="ce219"/>
          <table:covered-table-cell table:style-name="ce230"/>
          <table:table-cell table:style-name="ce230"/>
          <table:table-cell table:style-name="ce229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4">
          <table:covered-table-cell table:style-name="ce220"/>
          <table:covered-table-cell table:style-name="ce220"/>
          <table:covered-table-cell table:style-name="ce220"/>
          <table:covered-table-cell table:style-name="ce230"/>
          <table:table-cell table:style-name="ce230"/>
          <table:covered-table-cell table:style-name="ce233"/>
          <table:table-cell table:number-columns-repeated="1018"/>
        </table:table-row>
        <table:table-row table:style-name="ro35">
          <table:table-cell table:style-name="ce221" office:value-type="string">
            <text:p>Id</text:p>
          </table:table-cell>
          <table:table-cell table:style-name="ce221" office:value-type="string">
            <text:p>Product</text:p>
          </table:table-cell>
          <table:table-cell table:style-name="ce229" office:value-type="string">
            <text:p>Functionality</text:p>
          </table:table-cell>
          <table:table-cell table:style-name="ce229" office:value-type="string">
            <text:p>Bug summary</text:p>
          </table:table-cell>
          <table:table-cell table:style-name="ce229" office:value-type="string">
            <text:p>Product bugID</text:p>
          </table:table-cell>
          <table:covered-table-cell table:style-name="ce233"/>
          <table:table-cell table:number-columns-repeated="1018"/>
        </table:table-row>
        <table:table-row table:style-name="ro7">
          <table:table-cell table:style-name="ce222" office:value-type="string">
            <text:p>REG_WCM_CCP-147</text:p>
          </table:table-cell>
          <table:table-cell table:style-name="ce225" office:value-type="string">
            <text:p>WCM</text:p>
          </table:table-cell>
          <table:table-cell table:style-name="ce225" office:value-type="string">
            <text:p>Download</text:p>
          </table:table-cell>
          <table:table-cell table:style-name="ce231" office:value-type="string">
            <text:p>Can not download an uploaded document in PCV portlet</text:p>
          </table:table-cell>
          <table:table-cell table:style-name="ce231" office:value-type="string">
            <text:p>WCM-2157</text:p>
          </table:table-cell>
          <table:table-cell table:style-name="ce234" table:formula="of:=SUMPRODUCT((['Bugs_v1.6.5'.B$7:'Bugs_v1.6.5'.B$941]=[.$A4])*(['Bugs_v1.6.5'.A$7:'Bugs_v1.6.5'.A$941]&lt;&gt;&quot;&quot;))" office:value-type="float" office:value="1">
            <text:p>1</text:p>
          </table:table-cell>
          <table:table-cell table:style-name="ce238" office:value-type="string">
            <text:p>1.6.5</text:p>
          </table:table-cell>
          <table:table-cell table:style-name="ce50" office:value-type="string">
            <text:p>CCP-147</text:p>
          </table:table-cell>
          <table:table-cell table:style-name="ce240" table:number-columns-repeated="243"/>
          <table:table-cell table:style-name="ce241" table:number-columns-repeated="773"/>
        </table:table-row>
        <table:table-row table:style-name="ro7">
          <table:table-cell table:style-name="ce48" office:value-type="string">
            <text:p>REG_WCM_CCP-34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Content edition is not considered after publication</text:p>
          </table:table-cell>
          <table:table-cell table:style-name="ce162" office:value-type="string">
            <text:p>WCM-2727</text:p>
          </table:table-cell>
          <table:table-cell table:style-name="ce235" table:formula="of:=SUMPRODUCT((['Bugs_v1.6.5'.B$7:'Bugs_v1.6.5'.B$941]=[.$A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6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Cache &amp; Categories with publication errors</text:p>
          </table:table-cell>
          <table:table-cell table:style-name="ce162" office:value-type="string">
            <text:p>WCM-2725</text:p>
          </table:table-cell>
          <table:table-cell table:style-name="ce235" table:formula="of:=SUMPRODUCT((['Bugs_v1.6.5'.B$7:'Bugs_v1.6.5'.B$941]=[.$A6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5</text:p>
          </table:table-cell>
          <table:table-cell table:style-name="ce239" table:number-columns-repeated="243"/>
          <table:table-cell table:number-columns-repeated="773"/>
        </table:table-row>
        <table:table-row table:style-name="ro36">
          <table:table-cell table:style-name="ce48" office:value-type="string">
            <text:p>REG_WCM_CCP-38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Newsletter</text:p>
          </table:table-cell>
          <table:table-cell table:style-name="ce162" office:value-type="string">
            <text:p>Newsletter mail's validator does not REG_WCM_ALLow a multiple domain names in address mail</text:p>
          </table:table-cell>
          <table:table-cell table:style-name="ce162" office:value-type="string">
            <text:p>WCM-2782</text:p>
          </table:table-cell>
          <table:table-cell table:style-name="ce235" table:formula="of:=SUMPRODUCT((['Bugs_v1.6.5'.B$7:'Bugs_v1.6.5'.B$941]=[.$A7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86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IE 7 crash when publishing content after image resize with Shift button pressed</text:p>
          </table:table-cell>
          <table:table-cell table:style-name="ce162" office:value-type="string">
            <text:p>WCM-2715</text:p>
          </table:table-cell>
          <table:table-cell table:style-name="ce235" table:formula="of:=SUMPRODUCT((['Bugs_v1.6.5'.B$7:'Bugs_v1.6.5'.B$941]=[.$A8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29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8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164" office:value-type="string">
            <text:p>Label categories are not traduced in clv edition</text:p>
          </table:table-cell>
          <table:table-cell table:style-name="ce164" office:value-type="string">
            <text:p>WCM-2781</text:p>
          </table:table-cell>
          <table:table-cell table:style-name="ce236" table:formula="of:=SUMPRODUCT((['Bugs_v1.6.5'.B$7:'Bugs_v1.6.5'.B$941]=[.$A9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8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24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ocalized content</text:p>
          </table:table-cell>
          <table:table-cell table:style-name="ce162" office:value-type="string">
            <text:p>Patch for "Cannot view localised wcm content ( exo:webcontent .... )"</text:p>
          </table:table-cell>
          <table:table-cell table:style-name="ce162" office:value-type="string">
            <text:p>WCM-2628</text:p>
          </table:table-cell>
          <table:table-cell table:style-name="ce235" table:formula="of:=SUMPRODUCT((['Bugs_v1.6.5'.B$7:'Bugs_v1.6.5'.B$941]=[.$A10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247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162" office:value-type="string">
            <text:p>Search result - wrong translation of results' number</text:p>
          </table:table-cell>
          <table:table-cell table:style-name="ce162" office:value-type="string">
            <text:p>WCM-2757</text:p>
          </table:table-cell>
          <table:table-cell table:style-name="ce235" table:formula="of:=SUMPRODUCT((['Bugs_v1.6.5'.B$7:'Bugs_v1.6.5'.B$941]=[.$A11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7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162" office:value-type="string">
            <text:p>Search result - wrong traduction when there's no result</text:p>
          </table:table-cell>
          <table:table-cell table:style-name="ce162" office:value-type="string">
            <text:p>WCM-2754</text:p>
          </table:table-cell>
          <table:table-cell table:style-name="ce235" table:formula="of:=SUMPRODUCT((['Bugs_v1.6.5'.B$7:'Bugs_v1.6.5'.B$941]=[.$A12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3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7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Form Generator</text:p>
          </table:table-cell>
          <table:table-cell table:style-name="ce162" office:value-type="string">
            <text:p>A bad translation of a label in Form Generator Portlet</text:p>
          </table:table-cell>
          <table:table-cell table:style-name="ce162" office:value-type="string">
            <text:p>WCM-2755</text:p>
          </table:table-cell>
          <table:table-cell table:style-name="ce235" table:formula="of:=SUMPRODUCT((['Bugs_v1.6.5'.B$7:'Bugs_v1.6.5'.B$941]=[.$A13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0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162" office:value-type="string">
            <text:p>Mistakes in french internationalization</text:p>
          </table:table-cell>
          <table:table-cell table:style-name="ce162" office:value-type="string">
            <text:p>WCM-2687</text:p>
          </table:table-cell>
          <table:table-cell table:style-name="ce235" table:formula="of:=SUMPRODUCT((['Bugs_v1.6.5'.B$7:'Bugs_v1.6.5'.B$941]=[.$A14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00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orting</text:p>
          </table:table-cell>
          <table:table-cell table:style-name="ce162" office:value-type="string">
            <text:p>Problems with Sorting Mechanism</text:p>
          </table:table-cell>
          <table:table-cell table:style-name="ce162" office:value-type="string">
            <text:p>WCM-2728</text:p>
          </table:table-cell>
          <table:table-cell table:style-name="ce235" table:formula="of:=SUMPRODUCT((['Bugs_v1.6.5'.B$7:'Bugs_v1.6.5'.B$941]=[.$A1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7</text:p>
          </table:table-cell>
          <table:table-cell table:style-name="ce239" table:number-columns-repeated="243"/>
          <table:table-cell table:number-columns-repeated="773"/>
        </table:table-row>
        <table:table-row table:style-name="ro36">
          <table:table-cell table:style-name="ce48" office:value-type="string">
            <text:p>REG_WCM_CCP-30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162" office:value-type="string">
            <text:p>Taxonomy display error in the CLV categories:encoding problem</text:p>
          </table:table-cell>
          <table:table-cell table:style-name="ce162" office:value-type="string">
            <text:p>WCM-2688</text:p>
            <text:p>WCM-2627</text:p>
            <text:p>PORTAL-3744</text:p>
          </table:table-cell>
          <table:table-cell table:style-name="ce235" table:formula="of:=SUMPRODUCT((['Bugs_v1.6.5'.B$7:'Bugs_v1.6.5'.B$941]=[.$A16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0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5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Problem with portlet presentation:StringIndexOutOfBoundsException</text:p>
          </table:table-cell>
          <table:table-cell table:style-name="ce162" office:value-type="string">
            <text:p>WCM-2744</text:p>
          </table:table-cell>
          <table:table-cell table:style-name="ce235" table:formula="of:=SUMPRODUCT((['Bugs_v1.6.5'.B$7:'Bugs_v1.6.5'.B$941]=[.$A17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59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Manage taxonomy</text:p>
          </table:table-cell>
          <table:table-cell table:style-name="ce162" office:value-type="string">
            <text:p>Problem with manage taxonomy</text:p>
          </table:table-cell>
          <table:table-cell table:style-name="ce162" office:value-type="string">
            <text:p>WCM-2745</text:p>
          </table:table-cell>
          <table:table-cell table:style-name="ce235" table:formula="of:=SUMPRODUCT((['Bugs_v1.6.5'.B$7:'Bugs_v1.6.5'.B$941]=[.$A18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0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CLV</text:p>
          </table:table-cell>
          <table:table-cell table:style-name="ce162" office:value-type="string">
            <text:p>Error while setting a page with PCLV portlet</text:p>
          </table:table-cell>
          <table:table-cell table:style-name="ce162" office:value-type="string">
            <text:p>WCM-2753</text:p>
          </table:table-cell>
          <table:table-cell table:style-name="ce235" table:formula="of:=SUMPRODUCT((['Bugs_v1.6.5'.B$7:'Bugs_v1.6.5'.B$941]=[.$A19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8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6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CLV</text:p>
          </table:table-cell>
          <table:table-cell table:style-name="ce162" office:value-type="string">
            <text:p>Problem in downloading binary from PCLV</text:p>
          </table:table-cell>
          <table:table-cell table:style-name="ce162" office:value-type="string">
            <text:p>WCM-2746</text:p>
          </table:table-cell>
          <table:table-cell table:style-name="ce235" table:formula="of:=SUMPRODUCT((['Bugs_v1.6.5'.B$7:'Bugs_v1.6.5'.B$941]=[.$A20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6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3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Problem with "Add a site page link " on FCKEDITOR</text:p>
          </table:table-cell>
          <table:table-cell table:style-name="ce162" office:value-type="string">
            <text:p>WCM-2717</text:p>
          </table:table-cell>
          <table:table-cell table:style-name="ce235" table:formula="of:=SUMPRODUCT((['Bugs_v1.6.5'.B$7:'Bugs_v1.6.5'.B$941]=[.$A21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3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Publish</text:p>
          </table:table-cell>
          <table:table-cell table:style-name="ce162" office:value-type="string">
            <text:p>Publication problems</text:p>
          </table:table-cell>
          <table:table-cell table:style-name="ce162" office:value-type="string">
            <text:p>WCM-2723</text:p>
          </table:table-cell>
          <table:table-cell table:style-name="ce235" table:formula="of:=SUMPRODUCT((['Bugs_v1.6.5'.B$7:'Bugs_v1.6.5'.B$941]=[.$A22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44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9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232" office:value-type="string">
            <text:p>WCM Content Selector: does not show content of a folder when switchin</text:p>
          </table:table-cell>
          <table:table-cell table:style-name="ce162" office:value-type="string">
            <text:p>WCM-2788</text:p>
          </table:table-cell>
          <table:table-cell table:style-name="ce235" table:formula="of:=SUMPRODUCT((['Bugs_v1.6.5'.B$7:'Bugs_v1.6.5'.B$941]=[.$A23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92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2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162" office:value-type="string">
            <text:p>Links in viewMode are not underlined</text:p>
          </table:table-cell>
          <table:table-cell table:style-name="ce162" office:value-type="string">
            <text:p>WCM-2227</text:p>
          </table:table-cell>
          <table:table-cell table:style-name="ce235" table:formula="of:=SUMPRODUCT((['Bugs_v1.6.5'.B$7:'Bugs_v1.6.5'.B$941]=[.$A24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28</text:p>
          </table:table-cell>
          <table:table-cell table:style-name="ce239" table:number-columns-repeated="243"/>
          <table:table-cell table:number-columns-repeated="773"/>
        </table:table-row>
        <table:table-row table:style-name="ro37">
          <table:table-cell table:style-name="ce48" office:value-type="string">
            <text:p>REG_WCM_CCP-37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232" office:value-type="string">
            <text:p>Error when selecting a content in search result tab of CLV</text:p>
          </table:table-cell>
          <table:table-cell table:style-name="ce162" office:value-type="string">
            <text:p>WCM-2751</text:p>
          </table:table-cell>
          <table:table-cell table:style-name="ce235" table:formula="of:=SUMPRODUCT((['Bugs_v1.6.5'.B$7:'Bugs_v1.6.5'.B$941]=[.$A25])*(['Bugs_v1.6.5'.A$7:'Bugs_v1.6.5'.A$941]&lt;&gt;&quot;&quot;))" office:value-type="float" office:value="1">
            <text:p>1</text:p>
          </table:table-cell>
          <table:table-cell table:style-name="ce239"/>
          <table:table-cell table:style-name="ce50" office:value-type="string">
            <text:p>CCP-371</text:p>
          </table:table-cell>
          <table:table-cell table:style-name="ce239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3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CLV</text:p>
          </table:table-cell>
          <table:table-cell table:style-name="ce232" office:value-type="string">
            <text:p>Inversion of content's list in CLV at every validation</text:p>
          </table:table-cell>
          <table:table-cell table:style-name="ce162" office:value-type="string">
            <text:p>WCM-2721</text:p>
          </table:table-cell>
          <table:table-cell table:style-name="ce235" table:formula="of:=SUMPRODUCT((['Bugs_v1.6.5'.B$7:'Bugs_v1.6.5'.B$941]=[.$A26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4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3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FCC</text:p>
          </table:table-cell>
          <table:table-cell table:style-name="ce162" office:value-type="string">
            <text:p>Changes in FCC action's parameters are not taken in consideration</text:p>
          </table:table-cell>
          <table:table-cell table:style-name="ce162" office:value-type="string">
            <text:p>WCM-2689</text:p>
            <text:p>ECM-5237</text:p>
          </table:table-cell>
          <table:table-cell table:style-name="ce235" table:formula="of:=SUMPRODUCT((['Bugs_v1.6.5'.B$7:'Bugs_v1.6.5'.B$941]=[.$A27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303</text:p>
          </table:table-cell>
          <table:table-cell table:number-columns-repeated="1016"/>
        </table:table-row>
        <table:table-row table:style-name="ro7">
          <table:table-cell table:style-name="ce48" office:value-type="string">
            <text:p>REG_WCM_CCP-42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Search</text:p>
          </table:table-cell>
          <table:table-cell table:style-name="ce54" office:value-type="string">
            <text:p>Searched texts in search results are not highlighted</text:p>
          </table:table-cell>
          <table:table-cell table:style-name="ce58" office:value-type="string">
            <text:p>WCM-2822</text:p>
          </table:table-cell>
          <table:table-cell table:style-name="ce235" table:formula="of:=SUMPRODUCT((['Bugs_v1.6.5'.B$7:'Bugs_v1.6.5'.B$941]=[.$A28])*(['Bugs_v1.6.5'.A$7:'Bugs_v1.6.5'.A$941]&lt;&gt;&quot;&quot;))" office:value-type="float" office:value="1">
            <text:p>1</text:p>
          </table:table-cell>
          <table:table-cell/>
          <table:table-cell table:style-name="ce50" office:value-type="string">
            <text:p>CCP-426</text:p>
          </table:table-cell>
          <table:table-cell table:number-columns-repeated="1016"/>
        </table:table-row>
        <table:table-row table:style-name="ro7">
          <table:table-cell table:style-name="ce49" office:value-type="string">
            <text:p>REG_WCM_ALL-362</text:p>
          </table:table-cell>
          <table:table-cell table:style-name="ce227" office:value-type="string">
            <text:p>wCM</text:p>
          </table:table-cell>
          <table:table-cell table:style-name="ce227" office:value-type="string">
            <text:p>wCM</text:p>
          </table:table-cell>
          <table:table-cell table:style-name="ce49" office:value-type="string">
            <text:p>Floating Position of Homepage Button on Start Bar container</text:p>
          </table:table-cell>
          <table:table-cell table:style-name="ce49" office:value-type="string">
            <text:p>WCM-2807</text:p>
          </table:table-cell>
          <table:table-cell table:style-name="ce237" table:formula="of:=SUMPRODUCT((['Bugs_v1.6.6'.B$7:'Bugs_v1.6.6'.B$869]=[.$A29])*(['Bugs_v1.6.6'.A$7:'Bugs_v1.6.6'.A$869]&lt;&gt;&quot;&quot;))" office:value-type="float" office:value="1">
            <text:p>1</text:p>
          </table:table-cell>
          <table:table-cell table:style-name="ce238" office:value-type="string">
            <text:p>1.6.6</text:p>
          </table:table-cell>
          <table:table-cell table:style-name="ce48" office:value-type="string">
            <text:p>ALL-362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clv when browsing directories with special characters (using IE7)</text:p>
          </table:table-cell>
          <table:table-cell table:style-name="ce93" office:value-type="string">
            <text:p>WCM-2816</text:p>
          </table:table-cell>
          <table:table-cell table:style-name="ce235" table:formula="of:=SUMPRODUCT((['Bugs_v1.6.6'.B$7:'Bugs_v1.6.6'.B$869]=[.$A30])*(['Bugs_v1.6.6'.A$7:'Bugs_v1.6.6'.A$869]&lt;&gt;&quot;&quot;))" office:value-type="float" office:value="2">
            <text:p>2</text:p>
          </table:table-cell>
          <table:table-cell table:style-name="ce224"/>
          <table:table-cell table:style-name="ce50" office:value-type="string">
            <text:p>CCP-422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Problem with displaying documents with name containing illegal JCR characters in PCLV</text:p>
          </table:table-cell>
          <table:table-cell table:style-name="ce55" office:value-type="string">
            <text:p>WCM-2795</text:p>
          </table:table-cell>
          <table:table-cell table:style-name="ce235" table:formula="of:=SUMPRODUCT((['Bugs_v1.6.6'.B$7:'Bugs_v1.6.6'.B$869]=[.$A31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40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an not order content in CLV manual browse</text:p>
          </table:table-cell>
          <table:table-cell table:style-name="ce55" office:value-type="string">
            <text:p>WCM-2818</text:p>
          </table:table-cell>
          <table:table-cell table:style-name="ce235" table:formula="of:=SUMPRODUCT((['Bugs_v1.6.6'.B$7:'Bugs_v1.6.6'.B$869]=[.$A32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42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's results in FO: Results are not displayed when them number exceeds 250</text:p>
          </table:table-cell>
          <table:table-cell table:style-name="ce55" office:value-type="string">
            <text:p>WCM-2828</text:p>
          </table:table-cell>
          <table:table-cell table:style-name="ce235" table:formula="of:=SUMPRODUCT((['Bugs_v1.6.6'.B$7:'Bugs_v1.6.6'.B$869]=[.$A33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29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an't edit or delete comment</text:p>
          </table:table-cell>
          <table:table-cell table:style-name="ce55" office:value-type="string">
            <text:p>WCM-2852</text:p>
          </table:table-cell>
          <table:table-cell table:style-name="ce235" table:formula="of:=SUMPRODUCT((['Bugs_v1.6.6'.B$7:'Bugs_v1.6.6'.B$869]=[.$A34])*(['Bugs_v1.6.6'.A$7:'Bugs_v1.6.6'.A$869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52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7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Labels are not internationalized in WCMInsertContent functionality</text:p>
          </table:table-cell>
          <table:table-cell table:style-name="ce55" office:value-type="string">
            <text:p>WCM-2853</text:p>
          </table:table-cell>
          <table:table-cell table:style-name="ce235" table:formula="of:=SUMPRODUCT((['Bugs_v1.6.6'.B$7:'Bugs_v1.6.6'.B$869]=[.$A35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7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Translation of links next and previous in WCM search (FO)</text:p>
          </table:table-cell>
          <table:table-cell table:style-name="ce52" office:value-type="string">
            <text:p>WCM-2844</text:p>
          </table:table-cell>
          <table:table-cell table:style-name="ce235" table:formula="of:=SUMPRODUCT((['Bugs_v1.6.6'.B$7:'Bugs_v1.6.6'.B$869]=[.$A36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 459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5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Problem with FCK editor's insert link to a site page plugin</text:p>
          </table:table-cell>
          <table:table-cell table:style-name="ce52" office:value-type="string">
            <text:p>WCM-2843</text:p>
          </table:table-cell>
          <table:table-cell table:style-name="ce235" table:formula="of:=SUMPRODUCT((['Bugs_v1.6.6'.B$7:'Bugs_v1.6.6'.B$869]=[.$A37])*(['Bugs_v1.6.6'.A$7:'Bugs_v1.6.6'.A$869]&lt;&gt;&quot;&quot;))" office:value-type="float" office:value="1">
            <text:p>1</text:p>
          </table:table-cell>
          <table:table-cell table:style-name="ce224"/>
          <table:table-cell table:style-name="ce50" office:value-type="string">
            <text:p>CCP- 45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2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Empty backup path at Manage Publication form</text:p>
          </table:table-cell>
          <table:table-cell table:style-name="ce52" office:value-type="string">
            <text:p>WCM-2856</text:p>
          </table:table-cell>
          <table:table-cell table:style-name="ce235" table:formula="of:=SUMPRODUCT((['Bugs_v1.6.6'.B$7:'Bugs_v1.6.6'.B$869]=[.$A38])*(['Bugs_v1.6.6'.A$7:'Bugs_v1.6.6'.A$869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5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8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Error when moving document containing illegal jcr characters</text:p>
          </table:table-cell>
          <table:table-cell table:style-name="ce55" office:value-type="string">
            <text:p>WCM-2858</text:p>
          </table:table-cell>
          <table:table-cell table:style-name="ce235" table:formula="of:=SUMPRODUCT((['Bugs_v1.6.6'.B$7:'Bugs_v1.6.6'.B$869]=[.$A39])*(['Bugs_v1.6.6'.A$7:'Bugs_v1.6.6'.A$869]&lt;&gt;&quot;&quot;))" office:value-type="float" office:value="0">
            <text:p>0</text:p>
          </table:table-cell>
          <table:table-cell table:style-name="ce224"/>
          <table:table-cell table:style-name="ce50" office:value-type="string">
            <text:p>CCP-48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5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the subnodes of nodes that don't have page reference are not shown in the navigation of the WCM site admin toolbar</text:p>
          </table:table-cell>
          <table:table-cell table:style-name="ce52" office:value-type="string">
            <text:p>WCM-2842</text:p>
          </table:table-cell>
          <table:table-cell table:style-name="ce235" table:formula="of:=SUMPRODUCT((['Bugs_v1.6.6'.B$7:'Bugs_v1.6.6'.B$869]=[.$A40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 45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235" table:formula="of:=SUMPRODUCT((['Bugs_v1.6.6'.B$7:'Bugs_v1.6.6'.B$869]=[.$A41])*(['Bugs_v1.6.6'.A$7:'Bugs_v1.6.6'.A$869]&lt;&gt;&quot;&quot;))" office:value-type="float" office:value="2">
            <text:p>2</text:p>
          </table:table-cell>
          <table:table-cell table:style-name="ce224"/>
          <table:table-cell table:style-name="ce52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235" table:formula="of:=SUMPRODUCT((['Bugs_v1.6.6'.B$7:'Bugs_v1.6.6'.B$869]=[.$A42])*(['Bugs_v1.6.6'.A$7:'Bugs_v1.6.6'.A$869]&lt;&gt;&quot;&quot;))" office:value-type="float" office:value="2">
            <text:p>2</text:p>
          </table:table-cell>
          <table:table-cell table:style-name="ce224"/>
          <table:table-cell table:style-name="ce52" office:value-type="string">
            <text:p>CCP-49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52" office:value-type="string">
            <text:p>WCM-2860</text:p>
          </table:table-cell>
          <table:table-cell table:style-name="ce235" table:formula="of:=SUMPRODUCT((['Bugs_v1.6.6'.B$7:'Bugs_v1.6.6'.B$869]=[.$A43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9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52" office:value-type="string">
            <text:p>WCM-2821</text:p>
          </table:table-cell>
          <table:table-cell table:style-name="ce235" table:formula="of:=SUMPRODUCT((['Bugs_v1.6.6'.B$7:'Bugs_v1.6.6'.B$869]=[.$A44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1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52" office:value-type="string">
            <text:p>WCM-2863</text:p>
          </table:table-cell>
          <table:table-cell table:style-name="ce235" table:formula="of:=SUMPRODUCT((['Bugs_v1.6.6'.B$7:'Bugs_v1.6.6'.B$869]=[.$A45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54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52" office:value-type="string">
            <text:p>WCM-2840</text:p>
          </table:table-cell>
          <table:table-cell table:style-name="ce235" table:formula="of:=SUMPRODUCT((['Bugs_v1.6.6'.B$7:'Bugs_v1.6.6'.B$869]=[.$A46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55" office:value-type="string">
            <text:p>WCM-2794</text:p>
          </table:table-cell>
          <table:table-cell table:style-name="ce235" table:formula="of:=SUMPRODUCT((['Bugs_v1.6.6'.B$7:'Bugs_v1.6.6'.B$869]=[.$A47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pop-up message when click on Edit icon of Content Detail portlet</text:p>
          </table:table-cell>
          <table:table-cell table:style-name="ce55" office:value-type="string">
            <text:p>WCM-2887</text:p>
          </table:table-cell>
          <table:table-cell table:style-name="ce235" table:formula="of:=SUMPRODUCT((['Bugs_v1.6.6'.B$7:'Bugs_v1.6.6'.B$869]=[.$A48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WCM-288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when drag &amp; drop container into edit page area</text:p>
          </table:table-cell>
          <table:table-cell table:style-name="ce55" office:value-type="string">
            <text:p>WCM-2883</text:p>
          </table:table-cell>
          <table:table-cell table:style-name="ce235" table:formula="of:=SUMPRODUCT((['Bugs_v1.6.6'.B$7:'Bugs_v1.6.6'.B$869]=[.$A49])*(['Bugs_v1.6.6'.A$7:'Bugs_v1.6.6'.A$869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WCM-284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55" office:value-type="string">
            <text:p>WCM-2835</text:p>
          </table:table-cell>
          <table:table-cell table:style-name="ce235" table:formula="of:=SUMPRODUCT((['Bugs_v1.6.6'.B$7:'Bugs_v1.6.6'.B$869]=[.$A50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4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Not display [Browse] button and upload icon in Illustration Image field in SCV</text:p>
          </table:table-cell>
          <table:table-cell table:style-name="ce55" office:value-type="string">
            <text:p>Portal-3717</text:p>
            <text:p>WCM-2327</text:p>
          </table:table-cell>
          <table:table-cell table:style-name="ce235" table:formula="of:=SUMPRODUCT((['Bugs_v1.6.6'.B$7:'Bugs_v1.6.6'.B$869]=[.$A51])*(['Bugs_v1.6.6'.A$7:'Bugs_v1.6.6'.A$869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WCM-2883</text:p>
          </table:table-cell>
          <table:table-cell table:style-name="ce55"/>
          <table:table-cell table:style-name="ce22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6'.B$7:'Bugs_v1.6.6'.B$869]=[.$A52])*(['Bugs_v1.6.6'.A$7:'Bugs_v1.6.6'.A$869]&lt;&gt;&quot;&quot;))" office:value-type="float" office:value="1">
            <text:p>1</text:p>
          </table:table-cell>
          <table:table-cell table:style-name="ce224"/>
          <table:table-cell table:style-name="ce48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Do not display mini calendar when create newsletter</text:p>
          </table:table-cell>
          <table:table-cell table:style-name="ce55" office:value-type="string">
            <text:p>REG_WCM_ALL-411</text:p>
          </table:table-cell>
          <table:table-cell table:style-name="ce235" table:formula="of:=SUMPRODUCT((['Bugs_v1.6.7'.B$7:'Bugs_v1.6.7'.B$871]=[.$A53])*(['Bugs_v1.6.7'.A$7:'Bugs_v1.6.7'.A$871]&lt;&gt;&quot;&quot;))" office:value-type="float" office:value="1">
            <text:p>1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Impossible to download a binary file with name containing an illegal jcr char (using the right popup menu) </text:p>
          </table:table-cell>
          <table:table-cell table:style-name="ce52" office:value-type="string">
            <text:p>WCM-2832</text:p>
          </table:table-cell>
          <table:table-cell table:style-name="ce235" table:formula="of:=SUMPRODUCT((['Bugs_v1.6.5'.B$7:'Bugs_v1.6.5'.B$869]=[.$A54])*(['Bugs_v1.6.5'.A$7:'Bugs_v1.6.5'.A$869]&lt;&gt;&quot;&quot;))" office:value-type="float" office:value="0">
            <text:p>0</text:p>
          </table:table-cell>
          <table:table-cell table:style-name="ce224"/>
          <table:table-cell table:style-name="ce52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A problem with WCMInsertContent when browsing directories with special characters </text:p>
          </table:table-cell>
          <table:table-cell table:style-name="ce52" office:value-type="string">
            <text:p>WCM-2861</text:p>
          </table:table-cell>
          <table:table-cell table:style-name="ce235" table:formula="of:=SUMPRODUCT((['Bugs_v1.6.5'.B$7:'Bugs_v1.6.5'.B$869]=[.$A55])*(['Bugs_v1.6.5'.A$7:'Bugs_v1.6.5'.A$869]&lt;&gt;&quot;&quot;))" office:value-type="float" office:value="0">
            <text:p>0</text:p>
          </table:table-cell>
          <table:table-cell table:style-name="ce224"/>
          <table:table-cell table:style-name="ce52" office:value-type="string">
            <text:p>CCP-49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9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Search does not ignore accented characters</text:p>
          </table:table-cell>
          <table:table-cell table:style-name="ce52" office:value-type="string">
            <text:p>WCM-2860</text:p>
          </table:table-cell>
          <table:table-cell table:style-name="ce235" table:formula="of:=SUMPRODUCT((['Bugs_v1.6.5'.B$7:'Bugs_v1.6.5'.B$869]=[.$A56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49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1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4" office:value-type="string">
            <text:p>Container can't be removed after being inserted in the page</text:p>
          </table:table-cell>
          <table:table-cell table:style-name="ce52" office:value-type="string">
            <text:p>WCM-2821</text:p>
          </table:table-cell>
          <table:table-cell table:style-name="ce235" table:formula="of:=SUMPRODUCT((['Bugs_v1.6.5'.B$7:'Bugs_v1.6.5'.B$869]=[.$A57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41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51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Broken design with empty CLV in manual mode</text:p>
          </table:table-cell>
          <table:table-cell table:style-name="ce52" office:value-type="string">
            <text:p>WCM-2863</text:p>
          </table:table-cell>
          <table:table-cell table:style-name="ce235" table:formula="of:=SUMPRODUCT((['Bugs_v1.6.5'.B$7:'Bugs_v1.6.5'.B$869]=[.$A58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54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error message when trying to add new category in Newsletter Manager</text:p>
          </table:table-cell>
          <table:table-cell table:style-name="ce52" office:value-type="string">
            <text:p>WCM-2840</text:p>
          </table:table-cell>
          <table:table-cell table:style-name="ce235" table:formula="of:=SUMPRODUCT((['Bugs_v1.6.5'.B$7:'Bugs_v1.6.5'.B$869]=[.$A59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for displaying documents with names containing illegal JCR characters using nt:file view</text:p>
          </table:table-cell>
          <table:table-cell table:style-name="ce55" office:value-type="string">
            <text:p>WCM-2794</text:p>
          </table:table-cell>
          <table:table-cell table:style-name="ce235" table:formula="of:=SUMPRODUCT((['Bugs_v1.6.5'.B$7:'Bugs_v1.6.5'.B$869]=[.$A60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40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Show pop-up message when click on Edit icon of Content Detail portlet</text:p>
          </table:table-cell>
          <table:table-cell table:style-name="ce55" office:value-type="string">
            <text:p>WCM-2887</text:p>
          </table:table-cell>
          <table:table-cell table:style-name="ce235" table:formula="of:=SUMPRODUCT((['Bugs_v1.6.5'.B$7:'Bugs_v1.6.5'.B$869]=[.$A61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WCM-288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roblem when drag &amp; drop container into edit page area</text:p>
          </table:table-cell>
          <table:table-cell table:style-name="ce55" office:value-type="string">
            <text:p>WCM-2883</text:p>
          </table:table-cell>
          <table:table-cell table:style-name="ce235" table:formula="of:=SUMPRODUCT((['Bugs_v1.6.5'.B$7:'Bugs_v1.6.5'.B$869]=[.$A62])*(['Bugs_v1.6.5'.A$7:'Bugs_v1.6.5'.A$869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WCM-284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48" office:value-type="string">
            <text:p>REG_WCM_CCP-443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Content selector does not work on IE7</text:p>
          </table:table-cell>
          <table:table-cell table:style-name="ce55" office:value-type="string">
            <text:p>WCM-2835</text:p>
          </table:table-cell>
          <table:table-cell table:style-name="ce235" table:formula="of:=SUMPRODUCT((['Bugs_v1.6.5'.B$7:'Bugs_v1.6.5'.B$869]=[.$A63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443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Not display [Browse] button and upload icon in Illustration Image field in SCV</text:p>
          </table:table-cell>
          <table:table-cell table:style-name="ce55" office:value-type="string">
            <text:p>Portal-3717</text:p>
            <text:p>WCM-2327</text:p>
          </table:table-cell>
          <table:table-cell table:style-name="ce235" table:formula="of:=SUMPRODUCT((['Bugs_v1.6.5'.B$7:'Bugs_v1.6.5'.B$869]=[.$A64])*(['Bugs_v1.6.5'.A$7:'Bugs_v1.6.5'.A$869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WCM-2883</text:p>
          </table:table-cell>
          <table:table-cell table:style-name="ce55"/>
          <table:table-cell table:style-name="ce224" table:number-columns-repeated="242"/>
          <table:table-cell table:number-columns-repeated="773"/>
        </table:table-row>
        <table:table-row table:style-name="ro7">
          <table:table-cell table:style-name="ce48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5'.B$7:'Bugs_v1.6.5'.B$869]=[.$A65])*(['Bugs_v1.6.5'.A$7:'Bugs_v1.6.5'.A$869]&lt;&gt;&quot;&quot;))" office:value-type="float" office:value="0">
            <text:p>0</text:p>
          </table:table-cell>
          <table:table-cell table:style-name="ce224"/>
          <table:table-cell table:style-name="ce48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WCM-0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5" office:value-type="string">
            <text:p>Do not display mini calendar when create newsletter</text:p>
          </table:table-cell>
          <table:table-cell table:style-name="ce55" office:value-type="string">
            <text:p>REG_WCM_ALL-411</text:p>
          </table:table-cell>
          <table:table-cell table:style-name="ce235" table:formula="of:=SUMPRODUCT((['Bugs_v1.6.6'.B$7:'Bugs_v1.6.6'.B$871]=[.$A66])*(['Bugs_v1.6.6'.A$7:'Bugs_v1.6.6'.A$871]&lt;&gt;&quot;&quot;))" office:value-type="float" office:value="0">
            <text:p>0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0" office:value-type="string">
            <text:p>REG_WCM_CCP-4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Download a binary file with name containing an illegal jcr char (using the right popup menu)</text:p>
          </table:table-cell>
          <table:table-cell table:style-name="ce55" office:value-type="string">
            <text:p>WCM-2832</text:p>
          </table:table-cell>
          <table:table-cell table:style-name="ce235" table:formula="of:=SUMPRODUCT((['Bugs_v1.6.6'.B$7:'Bugs_v1.6.6'.B$871]=[.$A67])*(['Bugs_v1.6.6'.A$7:'Bugs_v1.6.6'.A$871]&lt;&gt;&quot;&quot;))" office:value-type="float" office:value="2">
            <text:p>2</text:p>
          </table:table-cell>
          <table:table-cell table:style-name="ce224"/>
          <table:table-cell table:style-name="ce55" office:value-type="string">
            <text:p>CCP-404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0" office:value-type="string">
            <text:p>REG_WCM_CCP-465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Portlet Category Navigation</text:p>
          </table:table-cell>
          <table:table-cell table:style-name="ce55" office:value-type="string">
            <text:p>WCM-2845</text:p>
          </table:table-cell>
          <table:table-cell table:style-name="ce235" table:formula="of:=SUMPRODUCT((['Bugs_v1.6.6'.B$7:'Bugs_v1.6.6'.B$871]=[.$A68])*(['Bugs_v1.6.6'.A$7:'Bugs_v1.6.6'.A$871]&lt;&gt;&quot;&quot;))" office:value-type="float" office:value="1">
            <text:p>1</text:p>
          </table:table-cell>
          <table:table-cell table:style-name="ce224"/>
          <table:table-cell table:style-name="ce55" office:value-type="string">
            <text:p>CCP-465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3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Error while setting a page with PCLV portlet</text:p>
          </table:table-cell>
          <table:table-cell table:style-name="ce55" office:value-type="string">
            <text:p>WCM-2753</text:p>
          </table:table-cell>
          <table:table-cell table:style-name="ce235" table:formula="of:=SUMPRODUCT((['Bugs_v1.6.6'.B$7:'Bugs_v1.6.6'.B$871]=[.$A69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3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52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Link still be referenced after being inserted</text:p>
          </table:table-cell>
          <table:table-cell table:style-name="ce55" office:value-type="string">
            <text:p>WCM-2872</text:p>
          </table:table-cell>
          <table:table-cell table:style-name="ce235" table:formula="of:=SUMPRODUCT((['Bugs_v1.6.6'.B$7:'Bugs_v1.6.6'.B$871]=[.$A70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24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6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Duplicated portlet ID: Content List, Category Navigation, Category Content, Content by URL</text:p>
          </table:table-cell>
          <table:table-cell table:style-name="ce55" office:value-type="string">
            <text:p>WCM-2936</text:p>
          </table:table-cell>
          <table:table-cell table:style-name="ce235" table:formula="of:=SUMPRODUCT((['Bugs_v1.6.6'.B$7:'Bugs_v1.6.6'.B$871]=[.$A71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0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Newsletter</text:p>
          </table:table-cell>
          <table:table-cell table:style-name="ce56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5" office:value-type="string">
            <text:p>WCM-2952</text:p>
          </table:table-cell>
          <table:table-cell table:style-name="ce235" table:formula="of:=SUMPRODUCT((['Bugs_v1.6.6'.B$7:'Bugs_v1.6.6'.B$871]=[.$A72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07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6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No attribute "target" in "ACME Overview" when checking with W3C</text:p>
          </table:table-cell>
          <table:table-cell table:style-name="ce55" office:value-type="string">
            <text:p>WCM-2939</text:p>
          </table:table-cell>
          <table:table-cell table:style-name="ce235" table:formula="of:=SUMPRODUCT((['Bugs_v1.6.6'.B$7:'Bugs_v1.6.6'.B$871]=[.$A73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68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WCM-292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56" office:value-type="string">
            <text:p>Hard-coded labels in French</text:p>
          </table:table-cell>
          <table:table-cell table:style-name="ce55" office:value-type="string">
            <text:p>WCM-2929</text:p>
          </table:table-cell>
          <table:table-cell table:style-name="ce235" table:formula="of:=SUMPRODUCT((['Bugs_v1.6.6'.B$7:'Bugs_v1.6.6'.B$871]=[.$A74])*(['Bugs_v1.6.6'.A$7:'Bugs_v1.6.6'.A$871]&lt;&gt;&quot;&quot;))" office:value-type="float" office:value="0">
            <text:p>0</text:p>
          </table:table-cell>
          <table:table-cell table:style-name="ce224"/>
          <table:table-cell table:style-name="ce55"/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04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Impossible selection to insert contents into a text content</text:p>
          </table:table-cell>
          <table:table-cell table:style-name="ce55" office:value-type="string">
            <text:p>WCM-2951</text:p>
          </table:table-cell>
          <table:table-cell table:style-name="ce235" table:formula="of:=SUMPRODUCT((['Bugs_v1.6.6'.B$7:'Bugs_v1.6.6'.B$871]=[.$A75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04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588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FCKEditor: Exception when creating page link after adding new page for the user navigation</text:p>
          </table:table-cell>
          <table:table-cell table:style-name="ce55" office:value-type="string">
            <text:p>WCM-2914</text:p>
          </table:table-cell>
          <table:table-cell table:style-name="ce235" table:formula="of:=SUMPRODUCT((['Bugs_v1.6.6'.B$7:'Bugs_v1.6.6'.B$871]=[.$A76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58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586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CLV manual search content: Error when previewing content with image loaded from JCR</text:p>
          </table:table-cell>
          <table:table-cell table:style-name="ce55" office:value-type="string">
            <text:p>WCM-2911</text:p>
          </table:table-cell>
          <table:table-cell table:style-name="ce235" table:formula="of:=SUMPRODUCT((['Bugs_v1.6.6'.B$7:'Bugs_v1.6.6'.B$871]=[.$A77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586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720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Language</text:p>
          </table:table-cell>
          <table:table-cell table:style-name="ce56" office:value-type="string">
            <text:p>Add page wizards: Some labels are not translated in French</text:p>
          </table:table-cell>
          <table:table-cell table:style-name="ce55" office:value-type="string">
            <text:p>WCM-2957</text:p>
          </table:table-cell>
          <table:table-cell table:style-name="ce235" table:formula="of:=SUMPRODUCT((['Bugs_v1.6.6'.B$7:'Bugs_v1.6.6'.B$871]=[.$A78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20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39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The selection of repository brings up some content</text:p>
          </table:table-cell>
          <table:table-cell table:style-name="ce55" office:value-type="string">
            <text:p>WCM-2952</text:p>
          </table:table-cell>
          <table:table-cell table:style-name="ce235" table:formula="of:=SUMPRODUCT((['Bugs_v1.6.6'.B$7:'Bugs_v1.6.6'.B$871]=[.$A79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39</text:p>
          </table:table-cell>
          <table:table-cell table:style-name="ce224" table:number-columns-repeated="243"/>
          <table:table-cell table:number-columns-repeated="773"/>
        </table:table-row>
        <table:table-row table:style-name="ro12">
          <table:table-cell table:style-name="ce51" office:value-type="string">
            <text:p>REG_WCM_CCP-731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<text:s/>Impossible to select an invisible page when creating a portal page link into a text (FCK Editor)</text:p>
          </table:table-cell>
          <table:table-cell table:style-name="ce55" office:value-type="string">
            <text:p>WCM-2960</text:p>
          </table:table-cell>
          <table:table-cell table:style-name="ce235" table:formula="of:=SUMPRODUCT((['Bugs_v1.6.6'.B$7:'Bugs_v1.6.6'.B$871]=[.$A80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731</text:p>
          </table:table-cell>
          <table:table-cell table:style-name="ce224" table:number-columns-repeated="243"/>
          <table:table-cell table:number-columns-repeated="773"/>
        </table:table-row>
        <table:table-row table:style-name="ro7">
          <table:table-cell table:style-name="ce51" office:value-type="string">
            <text:p>REG_WCM_CCP-677</text:p>
          </table:table-cell>
          <table:table-cell table:style-name="ce226" office:value-type="string">
            <text:p>WCM</text:p>
          </table:table-cell>
          <table:table-cell table:style-name="ce226" office:value-type="string">
            <text:p>WCM</text:p>
          </table:table-cell>
          <table:table-cell table:style-name="ce56" office:value-type="string">
            <text:p>Error in displaying .rtf file</text:p>
          </table:table-cell>
          <table:table-cell table:style-name="ce55" office:value-type="string">
            <text:p>WCM-2943</text:p>
          </table:table-cell>
          <table:table-cell table:style-name="ce235" table:formula="of:=SUMPRODUCT((['Bugs_v1.6.6'.B$7:'Bugs_v1.6.6'.B$871]=[.$A81])*(['Bugs_v1.6.6'.A$7:'Bugs_v1.6.6'.A$871]&lt;&gt;&quot;&quot;))" office:value-type="float" office:value="0">
            <text:p>0</text:p>
          </table:table-cell>
          <table:table-cell table:style-name="ce224"/>
          <table:table-cell table:style-name="ce55" office:value-type="string">
            <text:p>CCP-677</text:p>
          </table:table-cell>
          <table:table-cell table:style-name="ce224" table:number-columns-repeated="243"/>
          <table:table-cell table:number-columns-repeated="773"/>
        </table:table-row>
        <table:table-row table:style-name="ro38">
          <table:table-cell table:style-name="ce223" office:value-type="string" table:number-columns-spanned="5" table:number-rows-spanned="1">
            <text:p>Total</text:p>
          </table:table-cell>
          <table:covered-table-cell table:style-name="ce228"/>
          <table:covered-table-cell table:style-name="ce228"/>
          <table:covered-table-cell table:style-name="ce228"/>
          <table:covered-table-cell table:style-name="ce226"/>
          <table:table-cell table:style-name="ce223" table:formula="of:=SUM([.F17:.F81])" office:value-type="float" office:value="41">
            <text:p>41</text:p>
          </table:table-cell>
          <table:table-cell table:style-name="ce224"/>
          <table:table-cell table:style-name="ce52"/>
          <table:table-cell table:style-name="ce224" table:number-columns-repeated="243"/>
          <table:table-cell table:number-columns-repeated="773"/>
        </table:table-row>
        <table:table-row table:style-name="ro1" table:number-rows-repeated="65453">
          <table:table-cell table:style-name="ce224" table:number-columns-repeated="251"/>
          <table:table-cell table:number-columns-repeated="773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4:1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07T14:14:05</dc:date>
    <meta:print-date>2008-06-17T00:45:47</meta:print-date>
    <dc:language>en-US</dc:language>
    <meta:editing-cycles>877</meta:editing-cycles>
    <meta:editing-duration>PT355H19M02S</meta:editing-duration>
    <meta:document-statistic meta:table-count="7" meta:cell-count="2965" meta:object-count="1"/>
    <meta:user-defined meta:name="Info 1"/>
    <meta:user-defined meta:name="Info 2"/>
    <meta:user-defined meta:name="Info 3"/>
    <meta:user-defined meta:name="Info 4"/>
  </office:meta>
</office:document-meta>
</file>